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P Medium" svg:font-family="'源柔ゴシックP Medium'" style:font-adornments="標準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2" style:family="graphic" style:parent-style-name="Text_20_A0">
      <style:graphic-properties draw:stroke="none" svg:stroke-color="#000000" draw:fill="solid" draw:fill-color="#ffd8ce" draw:textarea-horizontal-align="center" draw:textarea-vertical-align="middle" draw:auto-grow-height="true" draw:auto-grow-width="false" fo:min-height="0.886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utlined">
      <style:graphic-properties draw:textarea-vertical-align="middle" loext:decorative="false"/>
    </style:style>
    <style:style style:name="gr5" style:family="graphic" style:parent-style-name="Outlined">
      <style:graphic-properties draw:stroke="none" svg:stroke-color="#000000" draw:fill="solid" draw:fill-color="#dee6ef" draw:textarea-horizontal-align="center" draw:auto-grow-height="true" draw:auto-grow-width="false" fo:min-height="0.75cm" loext:decorative="false"/>
      <style:paragraph-properties style:writing-mode="lr-tb"/>
    </style:style>
    <style:style style:name="gr6" style:family="graphic" style:parent-style-name="Outlined">
      <style:graphic-properties draw:stroke="none" svg:stroke-color="#000000" draw:fill="solid" draw:fill-color="#b4c7dc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Text_20_A0">
      <style:graphic-properties draw:stroke="none" svg:stroke-color="#000000" draw:fill="solid" draw:fill-color="#f6f9d4" draw:textarea-horizontal-align="center" draw:textarea-vertical-align="middle" draw:auto-grow-height="true" draw:auto-grow-width="false" fo:min-height="0.886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源柔ゴシックP Medium" fo:font-size="20pt" fo:font-weight="normal" style:font-name-asian="源柔ゴシックP Medium" style:font-size-asian="20pt" style:font-weight-asian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</style:style>
    <style:style style:name="P4" style:family="paragraph">
      <loext:graphic-properties draw:fill="solid" draw:fill-color="#dee6ef"/>
      <style:paragraph-properties fo:text-align="center"/>
      <style:text-properties style:font-name="源柔ゴシックP Medium" fo:font-weight="normal" style:font-name-asian="源柔ゴシックP Medium" style:font-weight-asian="normal"/>
    </style:style>
    <style:style style:name="P5" style:family="paragraph">
      <loext:graphic-properties draw:fill="solid" draw:fill-color="#b4c7dc"/>
      <style:paragraph-properties fo:text-align="center"/>
      <style:text-properties style:font-name="源柔ゴシックP Medium" fo:font-weight="normal" style:font-name-asian="源柔ゴシックP Medium" style:font-weight-asian="normal"/>
    </style:style>
    <style:style style:name="P6" style:family="paragraph">
      <loext:graphic-properties draw:fill="solid" draw:fill-color="#ffd8ce"/>
      <style:paragraph-properties fo:text-align="center"/>
    </style:style>
    <style:style style:name="P7" style:family="paragraph">
      <loext:graphic-properties draw:fill="solid" draw:fill-color="#f6f9d4"/>
      <style:paragraph-properties fo:text-align="center"/>
    </style:style>
    <style:style style:name="T1" style:family="text">
      <style:text-properties style:font-name="源柔ゴシックP Medium" fo:font-size="20pt" fo:font-weight="normal" style:font-name-asian="源柔ゴシックP Medium" style:font-size-asian="20pt" style:font-weight-asian="normal"/>
    </style:style>
    <style:style style:name="T2" style:family="text">
      <style:text-properties fo:font-size="13pt" style:font-size-asian="13pt" style:font-size-complex="18pt"/>
    </style:style>
    <style:style style:name="T3" style:family="text">
      <style:text-properties fo:font-size="10pt" style:font-size-asian="10pt"/>
    </style:style>
    <style:style style:name="T4" style:family="text">
      <style:text-properties style:font-name="源柔ゴシックP Medium" fo:font-weight="normal" style:font-name-asian="源柔ゴシックP Medium" style:font-weight-asian="normal"/>
    </style:style>
    <style:style style:name="T5" style:family="text">
      <style:text-properties fo:font-size="10pt" style:font-size-asian="10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cm" svg:height="1.75cm" svg:x="1cm" svg:y="1cm">
          <draw:text-box>
            <text:p><text:span text:style-name="T1">MSX-SLOT I/O Write [Primary Slot]</text:span></text:p>
          </draw:text-box>
        </draw:frame>
        <draw:frame draw:style-name="gr2" draw:text-style-name="P3" draw:layer="layout" svg:width="4cm" svg:height="0.886cm" svg:x="1.999cm" svg:y="3.114cm">
          <draw:text-box>
            <text:p text:style-name="P2"><text:span text:style-name="T2">CLK</text:span> <text:span text:style-name="T3">3.579545MHz</text:span></text:p>
          </draw:text-box>
        </draw:frame>
        <draw:frame draw:style-name="gr2" draw:text-style-name="P3" draw:layer="layout" svg:width="4cm" svg:height="0.886cm" svg:x="1.999cm" svg:y="4.114cm">
          <draw:text-box>
            <text:p text:style-name="P2"><text:span text:style-name="T2">A[15:0]</text:span></text:p>
          </draw:text-box>
        </draw:frame>
        <draw:g draw:style-name="gr3">
          <draw:line draw:style-name="gr4" draw:text-style-name="P2" draw:layer="layout" svg:x1="5.999cm" svg:y1="4cm" svg:x2="6.249cm" svg:y2="3.25cm">
            <text:p/>
          </draw:line>
          <draw:line draw:style-name="gr4" draw:text-style-name="P2" draw:layer="layout" svg:x1="6.249cm" svg:y1="3.25cm" svg:x2="7.999cm" svg:y2="3.25cm">
            <text:p/>
          </draw:line>
          <draw:line draw:style-name="gr4" draw:text-style-name="P2" draw:layer="layout" svg:x1="7.999cm" svg:y1="3.25cm" svg:x2="8.249cm" svg:y2="4cm">
            <text:p/>
          </draw:line>
          <draw:line draw:style-name="gr4" draw:text-style-name="P2" draw:layer="layout" svg:x1="8.249cm" svg:y1="4cm" svg:x2="9.999cm" svg:y2="4cm">
            <text:p/>
          </draw:line>
        </draw:g>
        <draw:g draw:style-name="gr3">
          <draw:line draw:style-name="gr4" draw:text-style-name="P2" draw:layer="layout" svg:x1="9.999cm" svg:y1="4cm" svg:x2="10.249cm" svg:y2="3.25cm">
            <text:p/>
          </draw:line>
          <draw:line draw:style-name="gr4" draw:text-style-name="P2" draw:layer="layout" svg:x1="10.249cm" svg:y1="3.25cm" svg:x2="11.999cm" svg:y2="3.25cm">
            <text:p/>
          </draw:line>
          <draw:line draw:style-name="gr4" draw:text-style-name="P2" draw:layer="layout" svg:x1="11.999cm" svg:y1="3.25cm" svg:x2="12.249cm" svg:y2="4cm">
            <text:p/>
          </draw:line>
          <draw:line draw:style-name="gr4" draw:text-style-name="P2" draw:layer="layout" svg:x1="12.249cm" svg:y1="4cm" svg:x2="13.999cm" svg:y2="4cm">
            <text:p/>
          </draw:line>
        </draw:g>
        <draw:g draw:style-name="gr3">
          <draw:line draw:style-name="gr4" draw:text-style-name="P2" draw:layer="layout" svg:x1="13.999cm" svg:y1="4cm" svg:x2="14.249cm" svg:y2="3.25cm">
            <text:p/>
          </draw:line>
          <draw:line draw:style-name="gr4" draw:text-style-name="P2" draw:layer="layout" svg:x1="14.249cm" svg:y1="3.25cm" svg:x2="15.999cm" svg:y2="3.25cm">
            <text:p/>
          </draw:line>
          <draw:line draw:style-name="gr4" draw:text-style-name="P2" draw:layer="layout" svg:x1="15.999cm" svg:y1="3.25cm" svg:x2="16.249cm" svg:y2="4cm">
            <text:p/>
          </draw:line>
          <draw:line draw:style-name="gr4" draw:text-style-name="P2" draw:layer="layout" svg:x1="16.249cm" svg:y1="4cm" svg:x2="17.999cm" svg:y2="4cm">
            <text:p/>
          </draw:line>
        </draw:g>
        <draw:g draw:style-name="gr3">
          <draw:line draw:style-name="gr4" draw:text-style-name="P2" draw:layer="layout" svg:x1="17.999cm" svg:y1="4cm" svg:x2="18.249cm" svg:y2="3.25cm">
            <text:p/>
          </draw:line>
          <draw:line draw:style-name="gr4" draw:text-style-name="P2" draw:layer="layout" svg:x1="18.249cm" svg:y1="3.25cm" svg:x2="19.999cm" svg:y2="3.25cm">
            <text:p/>
          </draw:line>
          <draw:line draw:style-name="gr4" draw:text-style-name="P2" draw:layer="layout" svg:x1="19.999cm" svg:y1="3.25cm" svg:x2="20.249cm" svg:y2="4cm">
            <text:p/>
          </draw:line>
          <draw:line draw:style-name="gr4" draw:text-style-name="P2" draw:layer="layout" svg:x1="20.249cm" svg:y1="4cm" svg:x2="21.999cm" svg:y2="4cm">
            <text:p/>
          </draw:line>
        </draw:g>
        <draw:frame draw:style-name="gr5" draw:text-style-name="P4" draw:layer="layout" svg:width="4cm" svg:height="0.75cm" svg:x="5.999cm" svg:y="2.25cm">
          <draw:text-box>
            <text:p text:style-name="P2"><text:span text:style-name="T4">T1</text:span></text:p>
          </draw:text-box>
        </draw:frame>
        <draw:frame draw:style-name="gr6" draw:text-style-name="P5" draw:layer="layout" svg:width="4cm" svg:height="0.75cm" svg:x="9.999cm" svg:y="2.25cm">
          <draw:text-box>
            <text:p text:style-name="P2"><text:span text:style-name="T4">T2</text:span></text:p>
          </draw:text-box>
        </draw:frame>
        <draw:frame draw:style-name="gr5" draw:text-style-name="P4" draw:layer="layout" svg:width="4cm" svg:height="0.75cm" svg:x="13.999cm" svg:y="2.25cm">
          <draw:text-box>
            <text:p text:style-name="P2"><text:span text:style-name="T4">TW</text:span></text:p>
          </draw:text-box>
        </draw:frame>
        <draw:frame draw:style-name="gr6" draw:text-style-name="P5" draw:layer="layout" svg:width="4cm" svg:height="0.75cm" svg:x="17.999cm" svg:y="2.25cm">
          <draw:text-box>
            <text:p text:style-name="P2"><text:span text:style-name="T4">T3</text:span></text:p>
          </draw:text-box>
        </draw:frame>
        <draw:line draw:style-name="gr4" draw:text-style-name="P2" draw:layer="layout" svg:x1="7.999cm" svg:y1="5cm" svg:x2="8.249cm" svg:y2="4.25cm">
          <text:p/>
        </draw:line>
        <draw:line draw:style-name="gr4" draw:text-style-name="P2" draw:layer="layout" svg:x1="8.249cm" svg:y1="5cm" svg:x2="7.999cm" svg:y2="4.25cm">
          <text:p/>
        </draw:line>
        <draw:line draw:style-name="gr4" draw:text-style-name="P2" draw:layer="layout" svg:x1="22.749cm" svg:y1="4.25cm" svg:x2="8.249cm" svg:y2="4.25cm">
          <text:p/>
        </draw:line>
        <draw:line draw:style-name="gr4" draw:text-style-name="P2" draw:layer="layout" svg:x1="22.749cm" svg:y1="5cm" svg:x2="8.249cm" svg:y2="5cm">
          <text:p/>
        </draw:line>
        <draw:line draw:style-name="gr4" draw:text-style-name="P2" draw:layer="layout" svg:x1="7.999cm" svg:y1="4.25cm" svg:x2="5.999cm" svg:y2="4.25cm">
          <text:p/>
        </draw:line>
        <draw:line draw:style-name="gr4" draw:text-style-name="P2" draw:layer="layout" svg:x1="7.999cm" svg:y1="5cm" svg:x2="5.999cm" svg:y2="5cm">
          <text:p/>
        </draw:line>
        <draw:g draw:style-name="gr3">
          <draw:line draw:style-name="gr4" draw:text-style-name="P2" draw:layer="layout" svg:x1="21.999cm" svg:y1="4cm" svg:x2="22.249cm" svg:y2="3.25cm">
            <text:p/>
          </draw:line>
          <draw:line draw:style-name="gr4" draw:text-style-name="P2" draw:layer="layout" svg:x1="22.249cm" svg:y1="3.25cm" svg:x2="23.999cm" svg:y2="3.25cm">
            <text:p/>
          </draw:line>
          <draw:line draw:style-name="gr4" draw:text-style-name="P2" draw:layer="layout" svg:x1="23.999cm" svg:y1="3.25cm" svg:x2="24.249cm" svg:y2="4cm">
            <text:p/>
          </draw:line>
          <draw:line draw:style-name="gr4" draw:text-style-name="P2" draw:layer="layout" svg:x1="24.249cm" svg:y1="4cm" svg:x2="25.999cm" svg:y2="4cm">
            <text:p/>
          </draw:line>
        </draw:g>
        <draw:line draw:style-name="gr4" draw:text-style-name="P2" draw:layer="layout" svg:x1="22.749cm" svg:y1="5cm" svg:x2="22.999cm" svg:y2="4.25cm">
          <text:p/>
        </draw:line>
        <draw:line draw:style-name="gr4" draw:text-style-name="P2" draw:layer="layout" svg:x1="22.999cm" svg:y1="5cm" svg:x2="22.749cm" svg:y2="4.25cm">
          <text:p/>
        </draw:line>
        <draw:line draw:style-name="gr4" draw:text-style-name="P2" draw:layer="layout" svg:x1="25.999cm" svg:y1="4.25cm" svg:x2="22.999cm" svg:y2="4.25cm">
          <text:p/>
        </draw:line>
        <draw:line draw:style-name="gr4" draw:text-style-name="P2" draw:layer="layout" svg:x1="25.999cm" svg:y1="5cm" svg:x2="22.999cm" svg:y2="5cm">
          <text:p/>
        </draw:line>
        <draw:frame draw:style-name="gr2" draw:text-style-name="P6" draw:layer="layout" svg:width="4cm" svg:height="0.886cm" svg:x="1.999cm" svg:y="5.114cm">
          <draw:text-box>
            <text:p text:style-name="P2"><text:span text:style-name="T2">/IORQ</text:span></text:p>
          </draw:text-box>
        </draw:frame>
        <draw:line draw:style-name="gr4" draw:text-style-name="P2" draw:layer="layout" svg:x1="11.749cm" svg:y1="5.25cm" svg:x2="5.999cm" svg:y2="5.25cm">
          <text:p/>
        </draw:line>
        <draw:line draw:style-name="gr4" draw:text-style-name="P2" draw:layer="layout" svg:x1="11.999cm" svg:y1="6cm" svg:x2="11.749cm" svg:y2="5.25cm">
          <text:p/>
        </draw:line>
        <draw:line draw:style-name="gr4" draw:text-style-name="P2" draw:layer="layout" svg:x1="21.499cm" svg:y1="6cm" svg:x2="11.999cm" svg:y2="6cm">
          <text:p/>
        </draw:line>
        <draw:line draw:style-name="gr4" draw:text-style-name="P2" draw:layer="layout" svg:x1="21.499cm" svg:y1="6cm" svg:x2="21.749cm" svg:y2="5.25cm">
          <text:p/>
        </draw:line>
        <draw:line draw:style-name="gr4" draw:text-style-name="P2" draw:layer="layout" svg:x1="25.999cm" svg:y1="5.25cm" svg:x2="21.749cm" svg:y2="5.25cm">
          <text:p/>
        </draw:line>
        <draw:frame draw:style-name="gr2" draw:text-style-name="P6" draw:layer="layout" svg:width="4cm" svg:height="0.886cm" svg:x="1.999cm" svg:y="6.114cm">
          <draw:text-box>
            <text:p text:style-name="P2"><text:span text:style-name="T2">/WR</text:span></text:p>
          </draw:text-box>
        </draw:frame>
        <draw:line draw:style-name="gr4" draw:text-style-name="P2" draw:layer="layout" svg:x1="11.249cm" svg:y1="6.25cm" svg:x2="5.999cm" svg:y2="6.25cm">
          <text:p/>
        </draw:line>
        <draw:line draw:style-name="gr4" draw:text-style-name="P2" draw:layer="layout" svg:x1="11.499cm" svg:y1="7cm" svg:x2="11.249cm" svg:y2="6.25cm">
          <text:p/>
        </draw:line>
        <draw:line draw:style-name="gr4" draw:text-style-name="P2" draw:layer="layout" svg:x1="20.999cm" svg:y1="7cm" svg:x2="11.499cm" svg:y2="7cm">
          <text:p/>
        </draw:line>
        <draw:line draw:style-name="gr4" draw:text-style-name="P2" draw:layer="layout" svg:x1="20.999cm" svg:y1="7cm" svg:x2="21.249cm" svg:y2="6.25cm">
          <text:p/>
        </draw:line>
        <draw:line draw:style-name="gr4" draw:text-style-name="P2" draw:layer="layout" svg:x1="25.999cm" svg:y1="6.25cm" svg:x2="21.249cm" svg:y2="6.25cm">
          <text:p/>
        </draw:line>
        <draw:line draw:style-name="gr4" draw:text-style-name="P2" draw:layer="layout" svg:x1="7.999cm" svg:y1="8cm" svg:x2="8.249cm" svg:y2="7.25cm">
          <text:p/>
        </draw:line>
        <draw:line draw:style-name="gr4" draw:text-style-name="P2" draw:layer="layout" svg:x1="8.249cm" svg:y1="8cm" svg:x2="7.999cm" svg:y2="7.25cm">
          <text:p/>
        </draw:line>
        <draw:line draw:style-name="gr4" draw:text-style-name="P2" draw:layer="layout" svg:x1="22.749cm" svg:y1="7.25cm" svg:x2="8.249cm" svg:y2="7.25cm">
          <text:p/>
        </draw:line>
        <draw:line draw:style-name="gr4" draw:text-style-name="P2" draw:layer="layout" svg:x1="22.749cm" svg:y1="8cm" svg:x2="8.249cm" svg:y2="8cm">
          <text:p/>
        </draw:line>
        <draw:line draw:style-name="gr4" draw:text-style-name="P2" draw:layer="layout" svg:x1="7.999cm" svg:y1="7.25cm" svg:x2="5.999cm" svg:y2="7.25cm">
          <text:p/>
        </draw:line>
        <draw:line draw:style-name="gr4" draw:text-style-name="P2" draw:layer="layout" svg:x1="7.999cm" svg:y1="8cm" svg:x2="5.999cm" svg:y2="8cm">
          <text:p/>
        </draw:line>
        <draw:line draw:style-name="gr4" draw:text-style-name="P2" draw:layer="layout" svg:x1="22.749cm" svg:y1="8cm" svg:x2="22.999cm" svg:y2="7.25cm">
          <text:p/>
        </draw:line>
        <draw:line draw:style-name="gr4" draw:text-style-name="P2" draw:layer="layout" svg:x1="22.999cm" svg:y1="8cm" svg:x2="22.749cm" svg:y2="7.25cm">
          <text:p/>
        </draw:line>
        <draw:line draw:style-name="gr4" draw:text-style-name="P2" draw:layer="layout" svg:x1="25.999cm" svg:y1="7.25cm" svg:x2="22.999cm" svg:y2="7.25cm">
          <text:p/>
        </draw:line>
        <draw:line draw:style-name="gr4" draw:text-style-name="P2" draw:layer="layout" svg:x1="25.999cm" svg:y1="8cm" svg:x2="22.999cm" svg:y2="8cm">
          <text:p/>
        </draw:line>
        <draw:frame draw:style-name="gr2" draw:text-style-name="P6" draw:layer="layout" svg:width="4cm" svg:height="0.886cm" svg:x="1.999cm" svg:y="7.114cm">
          <draw:text-box>
            <text:p text:style-name="P2"><text:span text:style-name="T2">D[7:0]</text:span></text:p>
          </draw:text-box>
        </draw:frame>
        <draw:frame draw:style-name="gr7" draw:text-style-name="P7" draw:layer="layout" svg:width="4cm" svg:height="0.886cm" svg:x="2cm" svg:y="9.114cm">
          <draw:text-box>
            <text:p text:style-name="P2"><text:span text:style-name="T2">ff_iorq0</text:span></text:p>
          </draw:text-box>
        </draw:frame>
        <draw:line draw:style-name="gr4" draw:text-style-name="P2" draw:layer="layout" svg:x1="12cm" svg:y1="10cm" svg:x2="6cm" svg:y2="10cm">
          <text:p/>
        </draw:line>
        <draw:line draw:style-name="gr4" draw:text-style-name="P2" draw:layer="layout" svg:x1="12cm" svg:y1="10cm" svg:x2="12.25cm" svg:y2="9.25cm">
          <text:p/>
        </draw:line>
        <draw:line draw:style-name="gr4" draw:text-style-name="P2" draw:layer="layout" svg:x1="22cm" svg:y1="9.25cm" svg:x2="12.25cm" svg:y2="9.25cm">
          <text:p/>
        </draw:line>
        <draw:line draw:style-name="gr4" draw:text-style-name="P2" draw:layer="layout" svg:x1="26cm" svg:y1="10cm" svg:x2="22.25cm" svg:y2="10cm">
          <text:p/>
        </draw:line>
        <draw:line draw:style-name="gr4" draw:text-style-name="P2" draw:layer="layout" svg:x1="22.25cm" svg:y1="10cm" svg:x2="22cm" svg:y2="9.25cm">
          <text:p/>
        </draw:line>
        <draw:frame draw:style-name="gr7" draw:text-style-name="P7" draw:layer="layout" svg:width="4cm" svg:height="0.886cm" svg:x="2cm" svg:y="11.114cm">
          <draw:text-box>
            <text:p text:style-name="P2"><text:span text:style-name="T2">ff_wr</text:span></text:p>
          </draw:text-box>
        </draw:frame>
        <draw:line draw:style-name="gr4" draw:text-style-name="P2" draw:layer="layout" svg:x1="11.5cm" svg:y1="12cm" svg:x2="6cm" svg:y2="12cm">
          <text:p/>
        </draw:line>
        <draw:line draw:style-name="gr4" draw:text-style-name="P2" draw:layer="layout" svg:x1="11.5cm" svg:y1="12cm" svg:x2="11.75cm" svg:y2="11.25cm">
          <text:p/>
        </draw:line>
        <draw:line draw:style-name="gr4" draw:text-style-name="P2" draw:layer="layout" svg:x1="21.5cm" svg:y1="11.25cm" svg:x2="11.75cm" svg:y2="11.25cm">
          <text:p/>
        </draw:line>
        <draw:line draw:style-name="gr4" draw:text-style-name="P2" draw:layer="layout" svg:x1="26cm" svg:y1="12cm" svg:x2="21.75cm" svg:y2="12cm">
          <text:p/>
        </draw:line>
        <draw:line draw:style-name="gr4" draw:text-style-name="P2" draw:layer="layout" svg:x1="21.75cm" svg:y1="12cm" svg:x2="21.5cm" svg:y2="11.25cm">
          <text:p/>
        </draw:line>
        <draw:frame draw:style-name="gr7" draw:text-style-name="P7" draw:layer="layout" svg:width="4cm" svg:height="0.886cm" svg:x="2cm" svg:y="10.114cm">
          <draw:text-box>
            <text:p text:style-name="P2"><text:span text:style-name="T2">ff_iorq1</text:span></text:p>
          </draw:text-box>
        </draw:frame>
        <draw:line draw:style-name="gr4" draw:text-style-name="P2" draw:layer="layout" svg:x1="12.5cm" svg:y1="11cm" svg:x2="6cm" svg:y2="11cm">
          <text:p/>
        </draw:line>
        <draw:line draw:style-name="gr4" draw:text-style-name="P2" draw:layer="layout" svg:x1="12.5cm" svg:y1="11cm" svg:x2="12.75cm" svg:y2="10.25cm">
          <text:p/>
        </draw:line>
        <draw:line draw:style-name="gr4" draw:text-style-name="P2" draw:layer="layout" svg:x1="22.5cm" svg:y1="10.25cm" svg:x2="12.75cm" svg:y2="10.25cm">
          <text:p/>
        </draw:line>
        <draw:line draw:style-name="gr4" draw:text-style-name="P2" draw:layer="layout" svg:x1="26cm" svg:y1="11cm" svg:x2="22.75cm" svg:y2="11cm">
          <text:p/>
        </draw:line>
        <draw:line draw:style-name="gr4" draw:text-style-name="P2" draw:layer="layout" svg:x1="22.75cm" svg:y1="11cm" svg:x2="22.5cm" svg:y2="10.25cm">
          <text:p/>
        </draw:line>
        <draw:frame draw:style-name="gr7" draw:text-style-name="P7" draw:layer="layout" svg:width="4cm" svg:height="0.886cm" svg:x="2cm" svg:y="12.114cm">
          <draw:text-box>
            <text:p text:style-name="P2"><text:span text:style-name="T2">w_iorq</text:span></text:p>
          </draw:text-box>
        </draw:frame>
        <draw:line draw:style-name="gr4" draw:text-style-name="P2" draw:layer="layout" svg:x1="12cm" svg:y1="13cm" svg:x2="6cm" svg:y2="13cm">
          <text:p/>
        </draw:line>
        <draw:line draw:style-name="gr4" draw:text-style-name="P2" draw:layer="layout" svg:x1="12cm" svg:y1="13cm" svg:x2="12.25cm" svg:y2="12.25cm">
          <text:p/>
        </draw:line>
        <draw:line draw:style-name="gr4" draw:text-style-name="P2" draw:layer="layout" svg:x1="12.75cm" svg:y1="13cm" svg:x2="12.5cm" svg:y2="12.25cm">
          <text:p/>
        </draw:line>
        <draw:line draw:style-name="gr4" draw:text-style-name="P2" draw:layer="layout" svg:x1="12.5cm" svg:y1="12.25cm" svg:x2="12.25cm" svg:y2="12.25cm">
          <text:p/>
        </draw:line>
        <draw:line draw:style-name="gr4" draw:text-style-name="P2" draw:layer="layout" svg:x1="26cm" svg:y1="13cm" svg:x2="12.75cm" svg:y2="13cm">
          <text:p/>
        </draw:line>
        <draw:frame draw:style-name="gr7" draw:text-style-name="P7" draw:layer="layout" svg:width="4cm" svg:height="0.886cm" svg:x="2cm" svg:y="13.114cm">
          <draw:text-box>
            <text:p text:style-name="P2"><text:span text:style-name="T2">ff_bus_valid</text:span></text:p>
          </draw:text-box>
        </draw:frame>
        <draw:line draw:style-name="gr4" draw:text-style-name="P2" draw:layer="layout" svg:x1="12.5cm" svg:y1="14cm" svg:x2="6cm" svg:y2="14cm">
          <text:p/>
        </draw:line>
        <draw:line draw:style-name="gr4" draw:text-style-name="P2" draw:layer="layout" svg:x1="12.5cm" svg:y1="14cm" svg:x2="12.75cm" svg:y2="13.25cm">
          <text:p/>
        </draw:line>
        <draw:line draw:style-name="gr4" draw:text-style-name="P2" draw:layer="layout" svg:x1="13.5cm" svg:y1="13.25cm" svg:x2="12.75cm" svg:y2="13.25cm">
          <text:p/>
        </draw:line>
        <draw:line draw:style-name="gr4" draw:text-style-name="P2" draw:layer="layout" svg:x1="13.75cm" svg:y1="14cm" svg:x2="13.5cm" svg:y2="13.25cm">
          <text:p/>
        </draw:line>
        <draw:line draw:style-name="gr4" draw:text-style-name="P2" draw:layer="layout" svg:x1="26cm" svg:y1="14cm" svg:x2="13.75cm" svg:y2="14cm">
          <text:p/>
        </draw:line>
        <draw:frame draw:style-name="gr2" draw:text-style-name="P3" draw:layer="layout" svg:width="4cm" svg:height="0.886cm" svg:x="2cm" svg:y="14.114cm">
          <draw:text-box>
            <text:p text:style-name="P2"><text:span text:style-name="T2">bus_ready</text:span></text:p>
          </draw:text-box>
        </draw:frame>
        <draw:line draw:style-name="gr4" draw:text-style-name="P2" draw:layer="layout" svg:x1="13cm" svg:y1="15cm" svg:x2="6cm" svg:y2="15cm">
          <text:p/>
        </draw:line>
        <draw:line draw:style-name="gr4" draw:text-style-name="P2" draw:layer="layout" svg:x1="13cm" svg:y1="15cm" svg:x2="13.25cm" svg:y2="14.25cm">
          <text:p/>
        </draw:line>
        <draw:line draw:style-name="gr4" draw:text-style-name="P2" draw:layer="layout" svg:x1="22cm" svg:y1="14.25cm" svg:x2="13.25cm" svg:y2="14.25cm">
          <text:p/>
        </draw:line>
        <draw:line draw:style-name="gr4" draw:text-style-name="P2" draw:layer="layout" svg:x1="26cm" svg:y1="15cm" svg:x2="22.25cm" svg:y2="15cm">
          <text:p/>
        </draw:line>
        <draw:frame draw:style-name="gr2" draw:text-style-name="P3" draw:layer="layout" svg:width="4cm" svg:height="0.886cm" svg:x="2.001cm" svg:y="8.114cm">
          <draw:text-box>
            <text:p text:style-name="P2"><text:span text:style-name="T2">CLK</text:span> <text:span text:style-name="T5">28.63636</text:span><text:span text:style-name="T3">MHz</text:span></text:p>
          </draw:text-box>
        </draw:frame>
        <draw:g draw:style-name="gr3">
          <draw:line draw:style-name="gr4" draw:text-style-name="P2" draw:layer="layout" svg:x1="25cm" svg:y1="9cm" svg:x2="25.032cm" svg:y2="8.25cm">
            <text:p/>
          </draw:line>
          <draw:line draw:style-name="gr4" draw:text-style-name="P2" draw:layer="layout" svg:x1="25.032cm" svg:y1="8.25cm" svg:x2="25.251cm" svg:y2="8.25cm">
            <text:p/>
          </draw:line>
          <draw:line draw:style-name="gr4" draw:text-style-name="P2" draw:layer="layout" svg:x1="25.25cm" svg:y1="8.25cm" svg:x2="25.282cm" svg:y2="9cm">
            <text:p/>
          </draw:line>
          <draw:line draw:style-name="gr4" draw:text-style-name="P2" draw:layer="layout" svg:x1="25.282cm" svg:y1="9cm" svg:x2="25.501cm" svg:y2="9cm">
            <text:p/>
          </draw:line>
        </draw:g>
        <draw:g draw:style-name="gr3">
          <draw:line draw:style-name="gr4" draw:text-style-name="P2" draw:layer="layout" svg:x1="25.501cm" svg:y1="9cm" svg:x2="25.533cm" svg:y2="8.25cm">
            <text:p/>
          </draw:line>
          <draw:line draw:style-name="gr4" draw:text-style-name="P2" draw:layer="layout" svg:x1="25.533cm" svg:y1="8.25cm" svg:x2="25.752cm" svg:y2="8.25cm">
            <text:p/>
          </draw:line>
          <draw:line draw:style-name="gr4" draw:text-style-name="P2" draw:layer="layout" svg:x1="25.751cm" svg:y1="8.25cm" svg:x2="25.783cm" svg:y2="9cm">
            <text:p/>
          </draw:line>
          <draw:line draw:style-name="gr4" draw:text-style-name="P2" draw:layer="layout" svg:x1="25.783cm" svg:y1="9cm" svg:x2="26.002cm" svg:y2="9cm">
            <text:p/>
          </draw:line>
        </draw:g>
        <draw:g draw:style-name="gr3">
          <draw:line draw:style-name="gr4" draw:text-style-name="P2" draw:layer="layout" svg:x1="23.999cm" svg:y1="9cm" svg:x2="24.031cm" svg:y2="8.25cm">
            <text:p/>
          </draw:line>
          <draw:line draw:style-name="gr4" draw:text-style-name="P2" draw:layer="layout" svg:x1="24.031cm" svg:y1="8.25cm" svg:x2="24.25cm" svg:y2="8.25cm">
            <text:p/>
          </draw:line>
          <draw:line draw:style-name="gr4" draw:text-style-name="P2" draw:layer="layout" svg:x1="24.249cm" svg:y1="8.25cm" svg:x2="24.281cm" svg:y2="9cm">
            <text:p/>
          </draw:line>
          <draw:line draw:style-name="gr4" draw:text-style-name="P2" draw:layer="layout" svg:x1="24.281cm" svg:y1="9cm" svg:x2="24.5cm" svg:y2="9cm">
            <text:p/>
          </draw:line>
        </draw:g>
        <draw:g draw:style-name="gr3">
          <draw:line draw:style-name="gr4" draw:text-style-name="P2" draw:layer="layout" svg:x1="24.5cm" svg:y1="9cm" svg:x2="24.532cm" svg:y2="8.25cm">
            <text:p/>
          </draw:line>
          <draw:line draw:style-name="gr4" draw:text-style-name="P2" draw:layer="layout" svg:x1="24.532cm" svg:y1="8.25cm" svg:x2="24.751cm" svg:y2="8.25cm">
            <text:p/>
          </draw:line>
          <draw:line draw:style-name="gr4" draw:text-style-name="P2" draw:layer="layout" svg:x1="24.75cm" svg:y1="8.25cm" svg:x2="24.782cm" svg:y2="9cm">
            <text:p/>
          </draw:line>
          <draw:line draw:style-name="gr4" draw:text-style-name="P2" draw:layer="layout" svg:x1="24.782cm" svg:y1="9cm" svg:x2="25.001cm" svg:y2="9cm">
            <text:p/>
          </draw:line>
        </draw:g>
        <draw:g draw:style-name="gr3">
          <draw:line draw:style-name="gr4" draw:text-style-name="P2" draw:layer="layout" svg:x1="23.002cm" svg:y1="9cm" svg:x2="23.034cm" svg:y2="8.25cm">
            <text:p/>
          </draw:line>
          <draw:line draw:style-name="gr4" draw:text-style-name="P2" draw:layer="layout" svg:x1="23.034cm" svg:y1="8.25cm" svg:x2="23.253cm" svg:y2="8.25cm">
            <text:p/>
          </draw:line>
          <draw:line draw:style-name="gr4" draw:text-style-name="P2" draw:layer="layout" svg:x1="23.252cm" svg:y1="8.25cm" svg:x2="23.284cm" svg:y2="9cm">
            <text:p/>
          </draw:line>
          <draw:line draw:style-name="gr4" draw:text-style-name="P2" draw:layer="layout" svg:x1="23.284cm" svg:y1="9cm" svg:x2="23.503cm" svg:y2="9cm">
            <text:p/>
          </draw:line>
        </draw:g>
        <draw:g draw:style-name="gr3">
          <draw:line draw:style-name="gr4" draw:text-style-name="P2" draw:layer="layout" svg:x1="23.503cm" svg:y1="9cm" svg:x2="23.535cm" svg:y2="8.25cm">
            <text:p/>
          </draw:line>
          <draw:line draw:style-name="gr4" draw:text-style-name="P2" draw:layer="layout" svg:x1="23.535cm" svg:y1="8.25cm" svg:x2="23.754cm" svg:y2="8.25cm">
            <text:p/>
          </draw:line>
          <draw:line draw:style-name="gr4" draw:text-style-name="P2" draw:layer="layout" svg:x1="23.753cm" svg:y1="8.25cm" svg:x2="23.785cm" svg:y2="9cm">
            <text:p/>
          </draw:line>
          <draw:line draw:style-name="gr4" draw:text-style-name="P2" draw:layer="layout" svg:x1="23.785cm" svg:y1="9cm" svg:x2="24.004cm" svg:y2="9cm">
            <text:p/>
          </draw:line>
        </draw:g>
        <draw:g draw:style-name="gr3">
          <draw:line draw:style-name="gr4" draw:text-style-name="P2" draw:layer="layout" svg:x1="22.001cm" svg:y1="9cm" svg:x2="22.033cm" svg:y2="8.25cm">
            <text:p/>
          </draw:line>
          <draw:line draw:style-name="gr4" draw:text-style-name="P2" draw:layer="layout" svg:x1="22.033cm" svg:y1="8.25cm" svg:x2="22.252cm" svg:y2="8.25cm">
            <text:p/>
          </draw:line>
          <draw:line draw:style-name="gr4" draw:text-style-name="P2" draw:layer="layout" svg:x1="22.251cm" svg:y1="8.25cm" svg:x2="22.283cm" svg:y2="9cm">
            <text:p/>
          </draw:line>
          <draw:line draw:style-name="gr4" draw:text-style-name="P2" draw:layer="layout" svg:x1="22.283cm" svg:y1="9cm" svg:x2="22.502cm" svg:y2="9cm">
            <text:p/>
          </draw:line>
        </draw:g>
        <draw:g draw:style-name="gr3">
          <draw:line draw:style-name="gr4" draw:text-style-name="P2" draw:layer="layout" svg:x1="22.502cm" svg:y1="9cm" svg:x2="22.534cm" svg:y2="8.25cm">
            <text:p/>
          </draw:line>
          <draw:line draw:style-name="gr4" draw:text-style-name="P2" draw:layer="layout" svg:x1="22.534cm" svg:y1="8.25cm" svg:x2="22.753cm" svg:y2="8.25cm">
            <text:p/>
          </draw:line>
          <draw:line draw:style-name="gr4" draw:text-style-name="P2" draw:layer="layout" svg:x1="22.752cm" svg:y1="8.25cm" svg:x2="22.784cm" svg:y2="9cm">
            <text:p/>
          </draw:line>
          <draw:line draw:style-name="gr4" draw:text-style-name="P2" draw:layer="layout" svg:x1="22.784cm" svg:y1="9cm" svg:x2="23.003cm" svg:y2="9cm">
            <text:p/>
          </draw:line>
        </draw:g>
        <draw:g draw:style-name="gr3">
          <draw:line draw:style-name="gr4" draw:text-style-name="P2" draw:layer="layout" svg:x1="21cm" svg:y1="9cm" svg:x2="21.032cm" svg:y2="8.25cm">
            <text:p/>
          </draw:line>
          <draw:line draw:style-name="gr4" draw:text-style-name="P2" draw:layer="layout" svg:x1="21.032cm" svg:y1="8.25cm" svg:x2="21.251cm" svg:y2="8.25cm">
            <text:p/>
          </draw:line>
          <draw:line draw:style-name="gr4" draw:text-style-name="P2" draw:layer="layout" svg:x1="21.25cm" svg:y1="8.25cm" svg:x2="21.282cm" svg:y2="9cm">
            <text:p/>
          </draw:line>
          <draw:line draw:style-name="gr4" draw:text-style-name="P2" draw:layer="layout" svg:x1="21.282cm" svg:y1="9cm" svg:x2="21.501cm" svg:y2="9cm">
            <text:p/>
          </draw:line>
        </draw:g>
        <draw:g draw:style-name="gr3">
          <draw:line draw:style-name="gr4" draw:text-style-name="P2" draw:layer="layout" svg:x1="21.501cm" svg:y1="9cm" svg:x2="21.533cm" svg:y2="8.25cm">
            <text:p/>
          </draw:line>
          <draw:line draw:style-name="gr4" draw:text-style-name="P2" draw:layer="layout" svg:x1="21.533cm" svg:y1="8.25cm" svg:x2="21.752cm" svg:y2="8.25cm">
            <text:p/>
          </draw:line>
          <draw:line draw:style-name="gr4" draw:text-style-name="P2" draw:layer="layout" svg:x1="21.751cm" svg:y1="8.25cm" svg:x2="21.783cm" svg:y2="9cm">
            <text:p/>
          </draw:line>
          <draw:line draw:style-name="gr4" draw:text-style-name="P2" draw:layer="layout" svg:x1="21.783cm" svg:y1="9cm" svg:x2="22.002cm" svg:y2="9cm">
            <text:p/>
          </draw:line>
        </draw:g>
        <draw:g draw:style-name="gr3">
          <draw:line draw:style-name="gr4" draw:text-style-name="P2" draw:layer="layout" svg:x1="19.999cm" svg:y1="9cm" svg:x2="20.031cm" svg:y2="8.25cm">
            <text:p/>
          </draw:line>
          <draw:line draw:style-name="gr4" draw:text-style-name="P2" draw:layer="layout" svg:x1="20.031cm" svg:y1="8.25cm" svg:x2="20.25cm" svg:y2="8.25cm">
            <text:p/>
          </draw:line>
          <draw:line draw:style-name="gr4" draw:text-style-name="P2" draw:layer="layout" svg:x1="20.249cm" svg:y1="8.25cm" svg:x2="20.281cm" svg:y2="9cm">
            <text:p/>
          </draw:line>
          <draw:line draw:style-name="gr4" draw:text-style-name="P2" draw:layer="layout" svg:x1="20.281cm" svg:y1="9cm" svg:x2="20.5cm" svg:y2="9cm">
            <text:p/>
          </draw:line>
        </draw:g>
        <draw:g draw:style-name="gr3">
          <draw:line draw:style-name="gr4" draw:text-style-name="P2" draw:layer="layout" svg:x1="20.5cm" svg:y1="9cm" svg:x2="20.532cm" svg:y2="8.25cm">
            <text:p/>
          </draw:line>
          <draw:line draw:style-name="gr4" draw:text-style-name="P2" draw:layer="layout" svg:x1="20.532cm" svg:y1="8.25cm" svg:x2="20.751cm" svg:y2="8.25cm">
            <text:p/>
          </draw:line>
          <draw:line draw:style-name="gr4" draw:text-style-name="P2" draw:layer="layout" svg:x1="20.75cm" svg:y1="8.25cm" svg:x2="20.782cm" svg:y2="9cm">
            <text:p/>
          </draw:line>
          <draw:line draw:style-name="gr4" draw:text-style-name="P2" draw:layer="layout" svg:x1="20.782cm" svg:y1="9cm" svg:x2="21.001cm" svg:y2="9cm">
            <text:p/>
          </draw:line>
        </draw:g>
        <draw:g draw:style-name="gr3">
          <draw:line draw:style-name="gr4" draw:text-style-name="P2" draw:layer="layout" svg:x1="19.002cm" svg:y1="9cm" svg:x2="19.034cm" svg:y2="8.25cm">
            <text:p/>
          </draw:line>
          <draw:line draw:style-name="gr4" draw:text-style-name="P2" draw:layer="layout" svg:x1="19.034cm" svg:y1="8.25cm" svg:x2="19.253cm" svg:y2="8.25cm">
            <text:p/>
          </draw:line>
          <draw:line draw:style-name="gr4" draw:text-style-name="P2" draw:layer="layout" svg:x1="19.252cm" svg:y1="8.25cm" svg:x2="19.284cm" svg:y2="9cm">
            <text:p/>
          </draw:line>
          <draw:line draw:style-name="gr4" draw:text-style-name="P2" draw:layer="layout" svg:x1="19.284cm" svg:y1="9cm" svg:x2="19.503cm" svg:y2="9cm">
            <text:p/>
          </draw:line>
        </draw:g>
        <draw:g draw:style-name="gr3">
          <draw:line draw:style-name="gr4" draw:text-style-name="P2" draw:layer="layout" svg:x1="19.503cm" svg:y1="9cm" svg:x2="19.535cm" svg:y2="8.25cm">
            <text:p/>
          </draw:line>
          <draw:line draw:style-name="gr4" draw:text-style-name="P2" draw:layer="layout" svg:x1="19.535cm" svg:y1="8.25cm" svg:x2="19.754cm" svg:y2="8.25cm">
            <text:p/>
          </draw:line>
          <draw:line draw:style-name="gr4" draw:text-style-name="P2" draw:layer="layout" svg:x1="19.753cm" svg:y1="8.25cm" svg:x2="19.785cm" svg:y2="9cm">
            <text:p/>
          </draw:line>
          <draw:line draw:style-name="gr4" draw:text-style-name="P2" draw:layer="layout" svg:x1="19.785cm" svg:y1="9cm" svg:x2="20.004cm" svg:y2="9cm">
            <text:p/>
          </draw:line>
        </draw:g>
        <draw:g draw:style-name="gr3">
          <draw:line draw:style-name="gr4" draw:text-style-name="P2" draw:layer="layout" svg:x1="18.001cm" svg:y1="9cm" svg:x2="18.033cm" svg:y2="8.25cm">
            <text:p/>
          </draw:line>
          <draw:line draw:style-name="gr4" draw:text-style-name="P2" draw:layer="layout" svg:x1="18.033cm" svg:y1="8.25cm" svg:x2="18.252cm" svg:y2="8.25cm">
            <text:p/>
          </draw:line>
          <draw:line draw:style-name="gr4" draw:text-style-name="P2" draw:layer="layout" svg:x1="18.251cm" svg:y1="8.25cm" svg:x2="18.283cm" svg:y2="9cm">
            <text:p/>
          </draw:line>
          <draw:line draw:style-name="gr4" draw:text-style-name="P2" draw:layer="layout" svg:x1="18.283cm" svg:y1="9cm" svg:x2="18.502cm" svg:y2="9cm">
            <text:p/>
          </draw:line>
        </draw:g>
        <draw:g draw:style-name="gr3">
          <draw:line draw:style-name="gr4" draw:text-style-name="P2" draw:layer="layout" svg:x1="18.502cm" svg:y1="9cm" svg:x2="18.534cm" svg:y2="8.25cm">
            <text:p/>
          </draw:line>
          <draw:line draw:style-name="gr4" draw:text-style-name="P2" draw:layer="layout" svg:x1="18.534cm" svg:y1="8.25cm" svg:x2="18.753cm" svg:y2="8.25cm">
            <text:p/>
          </draw:line>
          <draw:line draw:style-name="gr4" draw:text-style-name="P2" draw:layer="layout" svg:x1="18.752cm" svg:y1="8.25cm" svg:x2="18.784cm" svg:y2="9cm">
            <text:p/>
          </draw:line>
          <draw:line draw:style-name="gr4" draw:text-style-name="P2" draw:layer="layout" svg:x1="18.784cm" svg:y1="9cm" svg:x2="19.003cm" svg:y2="9cm">
            <text:p/>
          </draw:line>
        </draw:g>
        <draw:g draw:style-name="gr3">
          <draw:line draw:style-name="gr4" draw:text-style-name="P2" draw:layer="layout" svg:x1="17cm" svg:y1="9cm" svg:x2="17.032cm" svg:y2="8.25cm">
            <text:p/>
          </draw:line>
          <draw:line draw:style-name="gr4" draw:text-style-name="P2" draw:layer="layout" svg:x1="17.032cm" svg:y1="8.25cm" svg:x2="17.251cm" svg:y2="8.25cm">
            <text:p/>
          </draw:line>
          <draw:line draw:style-name="gr4" draw:text-style-name="P2" draw:layer="layout" svg:x1="17.25cm" svg:y1="8.25cm" svg:x2="17.282cm" svg:y2="9cm">
            <text:p/>
          </draw:line>
          <draw:line draw:style-name="gr4" draw:text-style-name="P2" draw:layer="layout" svg:x1="17.282cm" svg:y1="9cm" svg:x2="17.501cm" svg:y2="9cm">
            <text:p/>
          </draw:line>
        </draw:g>
        <draw:g draw:style-name="gr3">
          <draw:line draw:style-name="gr4" draw:text-style-name="P2" draw:layer="layout" svg:x1="17.501cm" svg:y1="9cm" svg:x2="17.533cm" svg:y2="8.25cm">
            <text:p/>
          </draw:line>
          <draw:line draw:style-name="gr4" draw:text-style-name="P2" draw:layer="layout" svg:x1="17.533cm" svg:y1="8.25cm" svg:x2="17.752cm" svg:y2="8.25cm">
            <text:p/>
          </draw:line>
          <draw:line draw:style-name="gr4" draw:text-style-name="P2" draw:layer="layout" svg:x1="17.751cm" svg:y1="8.25cm" svg:x2="17.783cm" svg:y2="9cm">
            <text:p/>
          </draw:line>
          <draw:line draw:style-name="gr4" draw:text-style-name="P2" draw:layer="layout" svg:x1="17.783cm" svg:y1="9cm" svg:x2="18.002cm" svg:y2="9cm">
            <text:p/>
          </draw:line>
        </draw:g>
        <draw:g draw:style-name="gr3">
          <draw:line draw:style-name="gr4" draw:text-style-name="P2" draw:layer="layout" svg:x1="15.999cm" svg:y1="9cm" svg:x2="16.031cm" svg:y2="8.25cm">
            <text:p/>
          </draw:line>
          <draw:line draw:style-name="gr4" draw:text-style-name="P2" draw:layer="layout" svg:x1="16.031cm" svg:y1="8.25cm" svg:x2="16.25cm" svg:y2="8.25cm">
            <text:p/>
          </draw:line>
          <draw:line draw:style-name="gr4" draw:text-style-name="P2" draw:layer="layout" svg:x1="16.249cm" svg:y1="8.25cm" svg:x2="16.281cm" svg:y2="9cm">
            <text:p/>
          </draw:line>
          <draw:line draw:style-name="gr4" draw:text-style-name="P2" draw:layer="layout" svg:x1="16.281cm" svg:y1="9cm" svg:x2="16.5cm" svg:y2="9cm">
            <text:p/>
          </draw:line>
        </draw:g>
        <draw:g draw:style-name="gr3">
          <draw:line draw:style-name="gr4" draw:text-style-name="P2" draw:layer="layout" svg:x1="16.5cm" svg:y1="9cm" svg:x2="16.532cm" svg:y2="8.25cm">
            <text:p/>
          </draw:line>
          <draw:line draw:style-name="gr4" draw:text-style-name="P2" draw:layer="layout" svg:x1="16.532cm" svg:y1="8.25cm" svg:x2="16.751cm" svg:y2="8.25cm">
            <text:p/>
          </draw:line>
          <draw:line draw:style-name="gr4" draw:text-style-name="P2" draw:layer="layout" svg:x1="16.75cm" svg:y1="8.25cm" svg:x2="16.782cm" svg:y2="9cm">
            <text:p/>
          </draw:line>
          <draw:line draw:style-name="gr4" draw:text-style-name="P2" draw:layer="layout" svg:x1="16.782cm" svg:y1="9cm" svg:x2="17.001cm" svg:y2="9cm">
            <text:p/>
          </draw:line>
        </draw:g>
        <draw:g draw:style-name="gr3">
          <draw:line draw:style-name="gr4" draw:text-style-name="P2" draw:layer="layout" svg:x1="15.002cm" svg:y1="9cm" svg:x2="15.034cm" svg:y2="8.25cm">
            <text:p/>
          </draw:line>
          <draw:line draw:style-name="gr4" draw:text-style-name="P2" draw:layer="layout" svg:x1="15.034cm" svg:y1="8.25cm" svg:x2="15.253cm" svg:y2="8.25cm">
            <text:p/>
          </draw:line>
          <draw:line draw:style-name="gr4" draw:text-style-name="P2" draw:layer="layout" svg:x1="15.252cm" svg:y1="8.25cm" svg:x2="15.284cm" svg:y2="9cm">
            <text:p/>
          </draw:line>
          <draw:line draw:style-name="gr4" draw:text-style-name="P2" draw:layer="layout" svg:x1="15.284cm" svg:y1="9cm" svg:x2="15.503cm" svg:y2="9cm">
            <text:p/>
          </draw:line>
        </draw:g>
        <draw:g draw:style-name="gr3">
          <draw:line draw:style-name="gr4" draw:text-style-name="P2" draw:layer="layout" svg:x1="15.503cm" svg:y1="9cm" svg:x2="15.535cm" svg:y2="8.25cm">
            <text:p/>
          </draw:line>
          <draw:line draw:style-name="gr4" draw:text-style-name="P2" draw:layer="layout" svg:x1="15.535cm" svg:y1="8.25cm" svg:x2="15.754cm" svg:y2="8.25cm">
            <text:p/>
          </draw:line>
          <draw:line draw:style-name="gr4" draw:text-style-name="P2" draw:layer="layout" svg:x1="15.753cm" svg:y1="8.25cm" svg:x2="15.785cm" svg:y2="9cm">
            <text:p/>
          </draw:line>
          <draw:line draw:style-name="gr4" draw:text-style-name="P2" draw:layer="layout" svg:x1="15.785cm" svg:y1="9cm" svg:x2="16.004cm" svg:y2="9cm">
            <text:p/>
          </draw:line>
        </draw:g>
        <draw:g draw:style-name="gr3">
          <draw:line draw:style-name="gr4" draw:text-style-name="P2" draw:layer="layout" svg:x1="14.001cm" svg:y1="9cm" svg:x2="14.033cm" svg:y2="8.25cm">
            <text:p/>
          </draw:line>
          <draw:line draw:style-name="gr4" draw:text-style-name="P2" draw:layer="layout" svg:x1="14.033cm" svg:y1="8.25cm" svg:x2="14.252cm" svg:y2="8.25cm">
            <text:p/>
          </draw:line>
          <draw:line draw:style-name="gr4" draw:text-style-name="P2" draw:layer="layout" svg:x1="14.251cm" svg:y1="8.25cm" svg:x2="14.283cm" svg:y2="9cm">
            <text:p/>
          </draw:line>
          <draw:line draw:style-name="gr4" draw:text-style-name="P2" draw:layer="layout" svg:x1="14.283cm" svg:y1="9cm" svg:x2="14.502cm" svg:y2="9cm">
            <text:p/>
          </draw:line>
        </draw:g>
        <draw:g draw:style-name="gr3">
          <draw:line draw:style-name="gr4" draw:text-style-name="P2" draw:layer="layout" svg:x1="14.502cm" svg:y1="9cm" svg:x2="14.534cm" svg:y2="8.25cm">
            <text:p/>
          </draw:line>
          <draw:line draw:style-name="gr4" draw:text-style-name="P2" draw:layer="layout" svg:x1="14.534cm" svg:y1="8.25cm" svg:x2="14.753cm" svg:y2="8.25cm">
            <text:p/>
          </draw:line>
          <draw:line draw:style-name="gr4" draw:text-style-name="P2" draw:layer="layout" svg:x1="14.752cm" svg:y1="8.25cm" svg:x2="14.784cm" svg:y2="9cm">
            <text:p/>
          </draw:line>
          <draw:line draw:style-name="gr4" draw:text-style-name="P2" draw:layer="layout" svg:x1="14.784cm" svg:y1="9cm" svg:x2="15.003cm" svg:y2="9cm">
            <text:p/>
          </draw:line>
        </draw:g>
        <draw:g draw:style-name="gr3">
          <draw:line draw:style-name="gr4" draw:text-style-name="P2" draw:layer="layout" svg:x1="13cm" svg:y1="9cm" svg:x2="13.032cm" svg:y2="8.25cm">
            <text:p/>
          </draw:line>
          <draw:line draw:style-name="gr4" draw:text-style-name="P2" draw:layer="layout" svg:x1="13.032cm" svg:y1="8.25cm" svg:x2="13.251cm" svg:y2="8.25cm">
            <text:p/>
          </draw:line>
          <draw:line draw:style-name="gr4" draw:text-style-name="P2" draw:layer="layout" svg:x1="13.25cm" svg:y1="8.25cm" svg:x2="13.282cm" svg:y2="9cm">
            <text:p/>
          </draw:line>
          <draw:line draw:style-name="gr4" draw:text-style-name="P2" draw:layer="layout" svg:x1="13.282cm" svg:y1="9cm" svg:x2="13.501cm" svg:y2="9cm">
            <text:p/>
          </draw:line>
        </draw:g>
        <draw:g draw:style-name="gr3">
          <draw:line draw:style-name="gr4" draw:text-style-name="P2" draw:layer="layout" svg:x1="13.501cm" svg:y1="9cm" svg:x2="13.533cm" svg:y2="8.25cm">
            <text:p/>
          </draw:line>
          <draw:line draw:style-name="gr4" draw:text-style-name="P2" draw:layer="layout" svg:x1="13.533cm" svg:y1="8.25cm" svg:x2="13.752cm" svg:y2="8.25cm">
            <text:p/>
          </draw:line>
          <draw:line draw:style-name="gr4" draw:text-style-name="P2" draw:layer="layout" svg:x1="13.751cm" svg:y1="8.25cm" svg:x2="13.783cm" svg:y2="9cm">
            <text:p/>
          </draw:line>
          <draw:line draw:style-name="gr4" draw:text-style-name="P2" draw:layer="layout" svg:x1="13.783cm" svg:y1="9cm" svg:x2="14.002cm" svg:y2="9cm">
            <text:p/>
          </draw:line>
        </draw:g>
        <draw:g draw:style-name="gr3">
          <draw:line draw:style-name="gr4" draw:text-style-name="P2" draw:layer="layout" svg:x1="11.999cm" svg:y1="9cm" svg:x2="12.031cm" svg:y2="8.25cm">
            <text:p/>
          </draw:line>
          <draw:line draw:style-name="gr4" draw:text-style-name="P2" draw:layer="layout" svg:x1="12.031cm" svg:y1="8.25cm" svg:x2="12.25cm" svg:y2="8.25cm">
            <text:p/>
          </draw:line>
          <draw:line draw:style-name="gr4" draw:text-style-name="P2" draw:layer="layout" svg:x1="12.249cm" svg:y1="8.25cm" svg:x2="12.281cm" svg:y2="9cm">
            <text:p/>
          </draw:line>
          <draw:line draw:style-name="gr4" draw:text-style-name="P2" draw:layer="layout" svg:x1="12.281cm" svg:y1="9cm" svg:x2="12.5cm" svg:y2="9cm">
            <text:p/>
          </draw:line>
        </draw:g>
        <draw:g draw:style-name="gr3">
          <draw:line draw:style-name="gr4" draw:text-style-name="P2" draw:layer="layout" svg:x1="12.5cm" svg:y1="9cm" svg:x2="12.532cm" svg:y2="8.25cm">
            <text:p/>
          </draw:line>
          <draw:line draw:style-name="gr4" draw:text-style-name="P2" draw:layer="layout" svg:x1="12.532cm" svg:y1="8.25cm" svg:x2="12.751cm" svg:y2="8.25cm">
            <text:p/>
          </draw:line>
          <draw:line draw:style-name="gr4" draw:text-style-name="P2" draw:layer="layout" svg:x1="12.75cm" svg:y1="8.25cm" svg:x2="12.782cm" svg:y2="9cm">
            <text:p/>
          </draw:line>
          <draw:line draw:style-name="gr4" draw:text-style-name="P2" draw:layer="layout" svg:x1="12.782cm" svg:y1="9cm" svg:x2="13.001cm" svg:y2="9cm">
            <text:p/>
          </draw:line>
        </draw:g>
        <draw:g draw:style-name="gr3">
          <draw:line draw:style-name="gr4" draw:text-style-name="P2" draw:layer="layout" svg:x1="11.002cm" svg:y1="9cm" svg:x2="11.034cm" svg:y2="8.25cm">
            <text:p/>
          </draw:line>
          <draw:line draw:style-name="gr4" draw:text-style-name="P2" draw:layer="layout" svg:x1="11.034cm" svg:y1="8.25cm" svg:x2="11.253cm" svg:y2="8.25cm">
            <text:p/>
          </draw:line>
          <draw:line draw:style-name="gr4" draw:text-style-name="P2" draw:layer="layout" svg:x1="11.252cm" svg:y1="8.25cm" svg:x2="11.284cm" svg:y2="9cm">
            <text:p/>
          </draw:line>
          <draw:line draw:style-name="gr4" draw:text-style-name="P2" draw:layer="layout" svg:x1="11.284cm" svg:y1="9cm" svg:x2="11.503cm" svg:y2="9cm">
            <text:p/>
          </draw:line>
        </draw:g>
        <draw:g draw:style-name="gr3">
          <draw:line draw:style-name="gr4" draw:text-style-name="P2" draw:layer="layout" svg:x1="11.503cm" svg:y1="9cm" svg:x2="11.535cm" svg:y2="8.25cm">
            <text:p/>
          </draw:line>
          <draw:line draw:style-name="gr4" draw:text-style-name="P2" draw:layer="layout" svg:x1="11.535cm" svg:y1="8.25cm" svg:x2="11.754cm" svg:y2="8.25cm">
            <text:p/>
          </draw:line>
          <draw:line draw:style-name="gr4" draw:text-style-name="P2" draw:layer="layout" svg:x1="11.753cm" svg:y1="8.25cm" svg:x2="11.785cm" svg:y2="9cm">
            <text:p/>
          </draw:line>
          <draw:line draw:style-name="gr4" draw:text-style-name="P2" draw:layer="layout" svg:x1="11.785cm" svg:y1="9cm" svg:x2="12.004cm" svg:y2="9cm">
            <text:p/>
          </draw:line>
        </draw:g>
        <draw:g draw:style-name="gr3">
          <draw:line draw:style-name="gr4" draw:text-style-name="P2" draw:layer="layout" svg:x1="10.001cm" svg:y1="9cm" svg:x2="10.033cm" svg:y2="8.25cm">
            <text:p/>
          </draw:line>
          <draw:line draw:style-name="gr4" draw:text-style-name="P2" draw:layer="layout" svg:x1="10.033cm" svg:y1="8.25cm" svg:x2="10.252cm" svg:y2="8.25cm">
            <text:p/>
          </draw:line>
          <draw:line draw:style-name="gr4" draw:text-style-name="P2" draw:layer="layout" svg:x1="10.251cm" svg:y1="8.25cm" svg:x2="10.283cm" svg:y2="9cm">
            <text:p/>
          </draw:line>
          <draw:line draw:style-name="gr4" draw:text-style-name="P2" draw:layer="layout" svg:x1="10.283cm" svg:y1="9cm" svg:x2="10.502cm" svg:y2="9cm">
            <text:p/>
          </draw:line>
        </draw:g>
        <draw:g draw:style-name="gr3">
          <draw:line draw:style-name="gr4" draw:text-style-name="P2" draw:layer="layout" svg:x1="10.502cm" svg:y1="9cm" svg:x2="10.534cm" svg:y2="8.25cm">
            <text:p/>
          </draw:line>
          <draw:line draw:style-name="gr4" draw:text-style-name="P2" draw:layer="layout" svg:x1="10.534cm" svg:y1="8.25cm" svg:x2="10.753cm" svg:y2="8.25cm">
            <text:p/>
          </draw:line>
          <draw:line draw:style-name="gr4" draw:text-style-name="P2" draw:layer="layout" svg:x1="10.752cm" svg:y1="8.25cm" svg:x2="10.784cm" svg:y2="9cm">
            <text:p/>
          </draw:line>
          <draw:line draw:style-name="gr4" draw:text-style-name="P2" draw:layer="layout" svg:x1="10.784cm" svg:y1="9cm" svg:x2="11.003cm" svg:y2="9cm">
            <text:p/>
          </draw:line>
        </draw:g>
        <draw:g draw:style-name="gr3">
          <draw:line draw:style-name="gr4" draw:text-style-name="P2" draw:layer="layout" svg:x1="9cm" svg:y1="9cm" svg:x2="9.032cm" svg:y2="8.25cm">
            <text:p/>
          </draw:line>
          <draw:line draw:style-name="gr4" draw:text-style-name="P2" draw:layer="layout" svg:x1="9.032cm" svg:y1="8.25cm" svg:x2="9.251cm" svg:y2="8.25cm">
            <text:p/>
          </draw:line>
          <draw:line draw:style-name="gr4" draw:text-style-name="P2" draw:layer="layout" svg:x1="9.25cm" svg:y1="8.25cm" svg:x2="9.282cm" svg:y2="9cm">
            <text:p/>
          </draw:line>
          <draw:line draw:style-name="gr4" draw:text-style-name="P2" draw:layer="layout" svg:x1="9.282cm" svg:y1="9cm" svg:x2="9.501cm" svg:y2="9cm">
            <text:p/>
          </draw:line>
        </draw:g>
        <draw:g draw:style-name="gr3">
          <draw:line draw:style-name="gr4" draw:text-style-name="P2" draw:layer="layout" svg:x1="9.501cm" svg:y1="9cm" svg:x2="9.533cm" svg:y2="8.25cm">
            <text:p/>
          </draw:line>
          <draw:line draw:style-name="gr4" draw:text-style-name="P2" draw:layer="layout" svg:x1="9.533cm" svg:y1="8.25cm" svg:x2="9.752cm" svg:y2="8.25cm">
            <text:p/>
          </draw:line>
          <draw:line draw:style-name="gr4" draw:text-style-name="P2" draw:layer="layout" svg:x1="9.751cm" svg:y1="8.25cm" svg:x2="9.783cm" svg:y2="9cm">
            <text:p/>
          </draw:line>
          <draw:line draw:style-name="gr4" draw:text-style-name="P2" draw:layer="layout" svg:x1="9.783cm" svg:y1="9cm" svg:x2="10.002cm" svg:y2="9cm">
            <text:p/>
          </draw:line>
        </draw:g>
        <draw:g draw:style-name="gr3">
          <draw:line draw:style-name="gr4" draw:text-style-name="P2" draw:layer="layout" svg:x1="7.999cm" svg:y1="9cm" svg:x2="8.031cm" svg:y2="8.25cm">
            <text:p/>
          </draw:line>
          <draw:line draw:style-name="gr4" draw:text-style-name="P2" draw:layer="layout" svg:x1="8.031cm" svg:y1="8.25cm" svg:x2="8.25cm" svg:y2="8.25cm">
            <text:p/>
          </draw:line>
          <draw:line draw:style-name="gr4" draw:text-style-name="P2" draw:layer="layout" svg:x1="8.249cm" svg:y1="8.25cm" svg:x2="8.281cm" svg:y2="9cm">
            <text:p/>
          </draw:line>
          <draw:line draw:style-name="gr4" draw:text-style-name="P2" draw:layer="layout" svg:x1="8.281cm" svg:y1="9cm" svg:x2="8.5cm" svg:y2="9cm">
            <text:p/>
          </draw:line>
        </draw:g>
        <draw:g draw:style-name="gr3">
          <draw:line draw:style-name="gr4" draw:text-style-name="P2" draw:layer="layout" svg:x1="8.5cm" svg:y1="9cm" svg:x2="8.532cm" svg:y2="8.25cm">
            <text:p/>
          </draw:line>
          <draw:line draw:style-name="gr4" draw:text-style-name="P2" draw:layer="layout" svg:x1="8.532cm" svg:y1="8.25cm" svg:x2="8.751cm" svg:y2="8.25cm">
            <text:p/>
          </draw:line>
          <draw:line draw:style-name="gr4" draw:text-style-name="P2" draw:layer="layout" svg:x1="8.75cm" svg:y1="8.25cm" svg:x2="8.782cm" svg:y2="9cm">
            <text:p/>
          </draw:line>
          <draw:line draw:style-name="gr4" draw:text-style-name="P2" draw:layer="layout" svg:x1="8.782cm" svg:y1="9cm" svg:x2="9.001cm" svg:y2="9cm">
            <text:p/>
          </draw:line>
        </draw:g>
        <draw:g draw:style-name="gr3">
          <draw:line draw:style-name="gr4" draw:text-style-name="P2" draw:layer="layout" svg:x1="7.002cm" svg:y1="9cm" svg:x2="7.034cm" svg:y2="8.25cm">
            <text:p/>
          </draw:line>
          <draw:line draw:style-name="gr4" draw:text-style-name="P2" draw:layer="layout" svg:x1="7.034cm" svg:y1="8.25cm" svg:x2="7.253cm" svg:y2="8.25cm">
            <text:p/>
          </draw:line>
          <draw:line draw:style-name="gr4" draw:text-style-name="P2" draw:layer="layout" svg:x1="7.252cm" svg:y1="8.25cm" svg:x2="7.284cm" svg:y2="9cm">
            <text:p/>
          </draw:line>
          <draw:line draw:style-name="gr4" draw:text-style-name="P2" draw:layer="layout" svg:x1="7.284cm" svg:y1="9cm" svg:x2="7.503cm" svg:y2="9cm">
            <text:p/>
          </draw:line>
        </draw:g>
        <draw:g draw:style-name="gr3">
          <draw:line draw:style-name="gr4" draw:text-style-name="P2" draw:layer="layout" svg:x1="7.503cm" svg:y1="9cm" svg:x2="7.535cm" svg:y2="8.25cm">
            <text:p/>
          </draw:line>
          <draw:line draw:style-name="gr4" draw:text-style-name="P2" draw:layer="layout" svg:x1="7.535cm" svg:y1="8.25cm" svg:x2="7.754cm" svg:y2="8.25cm">
            <text:p/>
          </draw:line>
          <draw:line draw:style-name="gr4" draw:text-style-name="P2" draw:layer="layout" svg:x1="7.753cm" svg:y1="8.25cm" svg:x2="7.785cm" svg:y2="9cm">
            <text:p/>
          </draw:line>
          <draw:line draw:style-name="gr4" draw:text-style-name="P2" draw:layer="layout" svg:x1="7.785cm" svg:y1="9cm" svg:x2="8.004cm" svg:y2="9cm">
            <text:p/>
          </draw:line>
        </draw:g>
        <draw:g draw:style-name="gr3">
          <draw:line draw:style-name="gr4" draw:text-style-name="P2" draw:layer="layout" svg:x1="6.001cm" svg:y1="9cm" svg:x2="6.033cm" svg:y2="8.25cm">
            <text:p/>
          </draw:line>
          <draw:line draw:style-name="gr4" draw:text-style-name="P2" draw:layer="layout" svg:x1="6.033cm" svg:y1="8.25cm" svg:x2="6.252cm" svg:y2="8.25cm">
            <text:p/>
          </draw:line>
          <draw:line draw:style-name="gr4" draw:text-style-name="P2" draw:layer="layout" svg:x1="6.251cm" svg:y1="8.25cm" svg:x2="6.283cm" svg:y2="9cm">
            <text:p/>
          </draw:line>
          <draw:line draw:style-name="gr4" draw:text-style-name="P2" draw:layer="layout" svg:x1="6.283cm" svg:y1="9cm" svg:x2="6.502cm" svg:y2="9cm">
            <text:p/>
          </draw:line>
        </draw:g>
        <draw:g draw:style-name="gr3">
          <draw:line draw:style-name="gr4" draw:text-style-name="P2" draw:layer="layout" svg:x1="6.502cm" svg:y1="9cm" svg:x2="6.534cm" svg:y2="8.25cm">
            <text:p/>
          </draw:line>
          <draw:line draw:style-name="gr4" draw:text-style-name="P2" draw:layer="layout" svg:x1="6.534cm" svg:y1="8.25cm" svg:x2="6.753cm" svg:y2="8.25cm">
            <text:p/>
          </draw:line>
          <draw:line draw:style-name="gr4" draw:text-style-name="P2" draw:layer="layout" svg:x1="6.752cm" svg:y1="8.25cm" svg:x2="6.784cm" svg:y2="9cm">
            <text:p/>
          </draw:line>
          <draw:line draw:style-name="gr4" draw:text-style-name="P2" draw:layer="layout" svg:x1="6.784cm" svg:y1="9cm" svg:x2="7.003cm" svg:y2="9cm">
            <text:p/>
          </draw:line>
        </draw:g>
        <draw:line draw:style-name="gr4" draw:text-style-name="P2" draw:layer="layout" svg:x1="22.25cm" svg:y1="15cm" svg:x2="22cm" svg:y2="14.25cm">
          <text:p/>
        </draw:line>
      </draw:page>
      <draw:page draw:name="page2" draw:style-name="dp1" draw:master-page-name="標準">
        <draw:frame draw:style-name="gr1" draw:text-style-name="P1" draw:layer="layout" svg:width="17cm" svg:height="1.75cm" svg:x="1cm" svg:y="1cm">
          <draw:text-box>
            <text:p><text:span text:style-name="T1">MSX-SLOT I/O Read [Primary Slot]</text:span></text:p>
          </draw:text-box>
        </draw:frame>
        <draw:frame draw:style-name="gr2" draw:text-style-name="P3" draw:layer="layout" svg:width="4cm" svg:height="0.886cm" svg:x="2cm" svg:y="3.114cm">
          <draw:text-box>
            <text:p text:style-name="P2"><text:span text:style-name="T2">CLK</text:span> <text:span text:style-name="T3">3.579545MHz</text:span></text:p>
          </draw:text-box>
        </draw:frame>
        <draw:frame draw:style-name="gr2" draw:text-style-name="P3" draw:layer="layout" svg:width="4cm" svg:height="0.886cm" svg:x="2cm" svg:y="4.114cm">
          <draw:text-box>
            <text:p text:style-name="P2"><text:span text:style-name="T2">A[15:0]</text:span></text:p>
          </draw:text-box>
        </draw:frame>
        <draw:g draw:style-name="gr3">
          <draw:line draw:style-name="gr4" draw:text-style-name="P2" draw:layer="layout" svg:x1="5.999cm" svg:y1="4cm" svg:x2="6.249cm" svg:y2="3.25cm">
            <text:p/>
          </draw:line>
          <draw:line draw:style-name="gr4" draw:text-style-name="P2" draw:layer="layout" svg:x1="6.249cm" svg:y1="3.25cm" svg:x2="7.999cm" svg:y2="3.25cm">
            <text:p/>
          </draw:line>
          <draw:line draw:style-name="gr4" draw:text-style-name="P2" draw:layer="layout" svg:x1="7.999cm" svg:y1="3.25cm" svg:x2="8.249cm" svg:y2="4cm">
            <text:p/>
          </draw:line>
          <draw:line draw:style-name="gr4" draw:text-style-name="P2" draw:layer="layout" svg:x1="8.249cm" svg:y1="4cm" svg:x2="9.999cm" svg:y2="4cm">
            <text:p/>
          </draw:line>
        </draw:g>
        <draw:g draw:style-name="gr3">
          <draw:line draw:style-name="gr4" draw:text-style-name="P2" draw:layer="layout" svg:x1="9.999cm" svg:y1="4cm" svg:x2="10.249cm" svg:y2="3.25cm">
            <text:p/>
          </draw:line>
          <draw:line draw:style-name="gr4" draw:text-style-name="P2" draw:layer="layout" svg:x1="10.249cm" svg:y1="3.25cm" svg:x2="11.999cm" svg:y2="3.25cm">
            <text:p/>
          </draw:line>
          <draw:line draw:style-name="gr4" draw:text-style-name="P2" draw:layer="layout" svg:x1="11.999cm" svg:y1="3.25cm" svg:x2="12.249cm" svg:y2="4cm">
            <text:p/>
          </draw:line>
          <draw:line draw:style-name="gr4" draw:text-style-name="P2" draw:layer="layout" svg:x1="12.249cm" svg:y1="4cm" svg:x2="13.999cm" svg:y2="4cm">
            <text:p/>
          </draw:line>
        </draw:g>
        <draw:g draw:style-name="gr3">
          <draw:line draw:style-name="gr4" draw:text-style-name="P2" draw:layer="layout" svg:x1="13.999cm" svg:y1="4cm" svg:x2="14.249cm" svg:y2="3.25cm">
            <text:p/>
          </draw:line>
          <draw:line draw:style-name="gr4" draw:text-style-name="P2" draw:layer="layout" svg:x1="14.249cm" svg:y1="3.25cm" svg:x2="15.999cm" svg:y2="3.25cm">
            <text:p/>
          </draw:line>
          <draw:line draw:style-name="gr4" draw:text-style-name="P2" draw:layer="layout" svg:x1="15.999cm" svg:y1="3.25cm" svg:x2="16.249cm" svg:y2="4cm">
            <text:p/>
          </draw:line>
          <draw:line draw:style-name="gr4" draw:text-style-name="P2" draw:layer="layout" svg:x1="16.249cm" svg:y1="4cm" svg:x2="17.999cm" svg:y2="4cm">
            <text:p/>
          </draw:line>
        </draw:g>
        <draw:g draw:style-name="gr3">
          <draw:line draw:style-name="gr4" draw:text-style-name="P2" draw:layer="layout" svg:x1="17.999cm" svg:y1="4cm" svg:x2="18.249cm" svg:y2="3.25cm">
            <text:p/>
          </draw:line>
          <draw:line draw:style-name="gr4" draw:text-style-name="P2" draw:layer="layout" svg:x1="18.249cm" svg:y1="3.25cm" svg:x2="19.999cm" svg:y2="3.25cm">
            <text:p/>
          </draw:line>
          <draw:line draw:style-name="gr4" draw:text-style-name="P2" draw:layer="layout" svg:x1="19.999cm" svg:y1="3.25cm" svg:x2="20.249cm" svg:y2="4cm">
            <text:p/>
          </draw:line>
          <draw:line draw:style-name="gr4" draw:text-style-name="P2" draw:layer="layout" svg:x1="20.249cm" svg:y1="4cm" svg:x2="21.999cm" svg:y2="4cm">
            <text:p/>
          </draw:line>
        </draw:g>
        <draw:frame draw:style-name="gr5" draw:text-style-name="P4" draw:layer="layout" svg:width="4cm" svg:height="0.75cm" svg:x="5.999cm" svg:y="2.25cm">
          <draw:text-box>
            <text:p text:style-name="P2"><text:span text:style-name="T4">T1</text:span></text:p>
          </draw:text-box>
        </draw:frame>
        <draw:frame draw:style-name="gr6" draw:text-style-name="P5" draw:layer="layout" svg:width="4cm" svg:height="0.75cm" svg:x="9.999cm" svg:y="2.25cm">
          <draw:text-box>
            <text:p text:style-name="P2"><text:span text:style-name="T4">T2</text:span></text:p>
          </draw:text-box>
        </draw:frame>
        <draw:frame draw:style-name="gr5" draw:text-style-name="P4" draw:layer="layout" svg:width="4cm" svg:height="0.75cm" svg:x="13.999cm" svg:y="2.25cm">
          <draw:text-box>
            <text:p text:style-name="P2"><text:span text:style-name="T4">TW</text:span></text:p>
          </draw:text-box>
        </draw:frame>
        <draw:frame draw:style-name="gr6" draw:text-style-name="P5" draw:layer="layout" svg:width="4cm" svg:height="0.75cm" svg:x="17.999cm" svg:y="2.25cm">
          <draw:text-box>
            <text:p text:style-name="P2"><text:span text:style-name="T4">T3</text:span></text:p>
          </draw:text-box>
        </draw:frame>
        <draw:line draw:style-name="gr4" draw:text-style-name="P2" draw:layer="layout" svg:x1="7.999cm" svg:y1="5cm" svg:x2="8.249cm" svg:y2="4.25cm">
          <text:p/>
        </draw:line>
        <draw:line draw:style-name="gr4" draw:text-style-name="P2" draw:layer="layout" svg:x1="8.249cm" svg:y1="5cm" svg:x2="7.999cm" svg:y2="4.25cm">
          <text:p/>
        </draw:line>
        <draw:line draw:style-name="gr4" draw:text-style-name="P2" draw:layer="layout" svg:x1="22.749cm" svg:y1="4.25cm" svg:x2="8.249cm" svg:y2="4.25cm">
          <text:p/>
        </draw:line>
        <draw:line draw:style-name="gr4" draw:text-style-name="P2" draw:layer="layout" svg:x1="22.749cm" svg:y1="5cm" svg:x2="8.249cm" svg:y2="5cm">
          <text:p/>
        </draw:line>
        <draw:line draw:style-name="gr4" draw:text-style-name="P2" draw:layer="layout" svg:x1="7.999cm" svg:y1="4.25cm" svg:x2="5.999cm" svg:y2="4.25cm">
          <text:p/>
        </draw:line>
        <draw:line draw:style-name="gr4" draw:text-style-name="P2" draw:layer="layout" svg:x1="7.999cm" svg:y1="5cm" svg:x2="5.999cm" svg:y2="5cm">
          <text:p/>
        </draw:line>
        <draw:g draw:style-name="gr3">
          <draw:line draw:style-name="gr4" draw:text-style-name="P2" draw:layer="layout" svg:x1="21.999cm" svg:y1="4cm" svg:x2="22.249cm" svg:y2="3.25cm">
            <text:p/>
          </draw:line>
          <draw:line draw:style-name="gr4" draw:text-style-name="P2" draw:layer="layout" svg:x1="22.249cm" svg:y1="3.25cm" svg:x2="23.999cm" svg:y2="3.25cm">
            <text:p/>
          </draw:line>
          <draw:line draw:style-name="gr4" draw:text-style-name="P2" draw:layer="layout" svg:x1="23.999cm" svg:y1="3.25cm" svg:x2="24.249cm" svg:y2="4cm">
            <text:p/>
          </draw:line>
          <draw:line draw:style-name="gr4" draw:text-style-name="P2" draw:layer="layout" svg:x1="24.249cm" svg:y1="4cm" svg:x2="25.999cm" svg:y2="4cm">
            <text:p/>
          </draw:line>
        </draw:g>
        <draw:line draw:style-name="gr4" draw:text-style-name="P2" draw:layer="layout" svg:x1="22.749cm" svg:y1="5cm" svg:x2="22.999cm" svg:y2="4.25cm">
          <text:p/>
        </draw:line>
        <draw:line draw:style-name="gr4" draw:text-style-name="P2" draw:layer="layout" svg:x1="22.999cm" svg:y1="5cm" svg:x2="22.749cm" svg:y2="4.25cm">
          <text:p/>
        </draw:line>
        <draw:line draw:style-name="gr4" draw:text-style-name="P2" draw:layer="layout" svg:x1="25.999cm" svg:y1="4.25cm" svg:x2="22.999cm" svg:y2="4.25cm">
          <text:p/>
        </draw:line>
        <draw:line draw:style-name="gr4" draw:text-style-name="P2" draw:layer="layout" svg:x1="25.999cm" svg:y1="5cm" svg:x2="22.999cm" svg:y2="5cm">
          <text:p/>
        </draw:line>
        <draw:frame draw:style-name="gr2" draw:text-style-name="P6" draw:layer="layout" svg:width="4cm" svg:height="0.886cm" svg:x="2cm" svg:y="5.114cm">
          <draw:text-box>
            <text:p text:style-name="P2"><text:span text:style-name="T2">/IORQ</text:span></text:p>
          </draw:text-box>
        </draw:frame>
        <draw:line draw:style-name="gr4" draw:text-style-name="P2" draw:layer="layout" svg:x1="11.749cm" svg:y1="5.25cm" svg:x2="5.999cm" svg:y2="5.25cm">
          <text:p/>
        </draw:line>
        <draw:line draw:style-name="gr4" draw:text-style-name="P2" draw:layer="layout" svg:x1="11.999cm" svg:y1="6cm" svg:x2="11.749cm" svg:y2="5.25cm">
          <text:p/>
        </draw:line>
        <draw:line draw:style-name="gr4" draw:text-style-name="P2" draw:layer="layout" svg:x1="21.499cm" svg:y1="6cm" svg:x2="11.999cm" svg:y2="6cm">
          <text:p/>
        </draw:line>
        <draw:line draw:style-name="gr4" draw:text-style-name="P2" draw:layer="layout" svg:x1="21.499cm" svg:y1="6cm" svg:x2="21.749cm" svg:y2="5.25cm">
          <text:p/>
        </draw:line>
        <draw:line draw:style-name="gr4" draw:text-style-name="P2" draw:layer="layout" svg:x1="25.999cm" svg:y1="5.25cm" svg:x2="21.749cm" svg:y2="5.25cm">
          <text:p/>
        </draw:line>
        <draw:frame draw:style-name="gr2" draw:text-style-name="P6" draw:layer="layout" svg:width="4cm" svg:height="0.886cm" svg:x="2cm" svg:y="6.114cm">
          <draw:text-box>
            <text:p text:style-name="P2"><text:span text:style-name="T2">/RD</text:span></text:p>
          </draw:text-box>
        </draw:frame>
        <draw:line draw:style-name="gr4" draw:text-style-name="P2" draw:layer="layout" svg:x1="12.249cm" svg:y1="6.25cm" svg:x2="5.999cm" svg:y2="6.25cm">
          <text:p/>
        </draw:line>
        <draw:line draw:style-name="gr4" draw:text-style-name="P2" draw:layer="layout" svg:x1="12.499cm" svg:y1="7cm" svg:x2="12.249cm" svg:y2="6.25cm">
          <text:p/>
        </draw:line>
        <draw:line draw:style-name="gr4" draw:text-style-name="P2" draw:layer="layout" svg:x1="20.999cm" svg:y1="7cm" svg:x2="12.499cm" svg:y2="7cm">
          <text:p/>
        </draw:line>
        <draw:line draw:style-name="gr4" draw:text-style-name="P2" draw:layer="layout" svg:x1="20.999cm" svg:y1="7cm" svg:x2="21.249cm" svg:y2="6.25cm">
          <text:p/>
        </draw:line>
        <draw:line draw:style-name="gr4" draw:text-style-name="P2" draw:layer="layout" svg:x1="25.999cm" svg:y1="6.25cm" svg:x2="21.249cm" svg:y2="6.25cm">
          <text:p/>
        </draw:line>
        <draw:line draw:style-name="gr4" draw:text-style-name="P2" draw:layer="layout" svg:x1="18cm" svg:y1="8cm" svg:x2="18.25cm" svg:y2="7.25cm">
          <text:p/>
        </draw:line>
        <draw:line draw:style-name="gr4" draw:text-style-name="P2" draw:layer="layout" svg:x1="18.25cm" svg:y1="8cm" svg:x2="18cm" svg:y2="7.25cm">
          <text:p/>
        </draw:line>
        <draw:line draw:style-name="gr4" draw:text-style-name="P2" draw:layer="layout" svg:x1="22.749cm" svg:y1="7.25cm" svg:x2="18.25cm" svg:y2="7.25cm">
          <text:p/>
        </draw:line>
        <draw:line draw:style-name="gr4" draw:text-style-name="P2" draw:layer="layout" svg:x1="22.749cm" svg:y1="8cm" svg:x2="18.25cm" svg:y2="8cm">
          <text:p/>
        </draw:line>
        <draw:line draw:style-name="gr4" draw:text-style-name="P2" draw:layer="layout" svg:x1="18cm" svg:y1="7.25cm" svg:x2="5.999cm" svg:y2="7.25cm">
          <text:p/>
        </draw:line>
        <draw:line draw:style-name="gr4" draw:text-style-name="P2" draw:layer="layout" svg:x1="18cm" svg:y1="8cm" svg:x2="5.999cm" svg:y2="8cm">
          <text:p/>
        </draw:line>
        <draw:line draw:style-name="gr4" draw:text-style-name="P2" draw:layer="layout" svg:x1="22.749cm" svg:y1="8cm" svg:x2="22.999cm" svg:y2="7.25cm">
          <text:p/>
        </draw:line>
        <draw:line draw:style-name="gr4" draw:text-style-name="P2" draw:layer="layout" svg:x1="22.999cm" svg:y1="8cm" svg:x2="22.749cm" svg:y2="7.25cm">
          <text:p/>
        </draw:line>
        <draw:line draw:style-name="gr4" draw:text-style-name="P2" draw:layer="layout" svg:x1="25.999cm" svg:y1="7.25cm" svg:x2="22.999cm" svg:y2="7.25cm">
          <text:p/>
        </draw:line>
        <draw:line draw:style-name="gr4" draw:text-style-name="P2" draw:layer="layout" svg:x1="25.999cm" svg:y1="8cm" svg:x2="22.999cm" svg:y2="8cm">
          <text:p/>
        </draw:line>
        <draw:frame draw:style-name="gr2" draw:text-style-name="P6" draw:layer="layout" svg:width="4cm" svg:height="0.886cm" svg:x="2cm" svg:y="7.114cm">
          <draw:text-box>
            <text:p text:style-name="P2"><text:span text:style-name="T2">D[7:0]</text:span></text:p>
          </draw:text-box>
        </draw:frame>
        <draw:frame draw:style-name="gr2" draw:text-style-name="P3" draw:layer="layout" svg:width="4cm" svg:height="0.886cm" svg:x="2cm" svg:y="8.114cm">
          <draw:text-box>
            <text:p text:style-name="P2"><text:span text:style-name="T2">CLK</text:span> <text:span text:style-name="T5">28.63636</text:span><text:span text:style-name="T3">MHz</text:span></text:p>
          </draw:text-box>
        </draw:frame>
        <draw:g draw:style-name="gr3">
          <draw:line draw:style-name="gr4" draw:text-style-name="P2" draw:layer="layout" svg:x1="24.999cm" svg:y1="9cm" svg:x2="25.031cm" svg:y2="8.25cm">
            <text:p/>
          </draw:line>
          <draw:line draw:style-name="gr4" draw:text-style-name="P2" draw:layer="layout" svg:x1="25.031cm" svg:y1="8.25cm" svg:x2="25.25cm" svg:y2="8.25cm">
            <text:p/>
          </draw:line>
          <draw:line draw:style-name="gr4" draw:text-style-name="P2" draw:layer="layout" svg:x1="25.249cm" svg:y1="8.25cm" svg:x2="25.281cm" svg:y2="9cm">
            <text:p/>
          </draw:line>
          <draw:line draw:style-name="gr4" draw:text-style-name="P2" draw:layer="layout" svg:x1="25.281cm" svg:y1="9cm" svg:x2="25.5cm" svg:y2="9cm">
            <text:p/>
          </draw:line>
        </draw:g>
        <draw:frame draw:style-name="gr2" draw:text-style-name="P3" draw:layer="layout" svg:width="4cm" svg:height="0.886cm" svg:x="2cm" svg:y="15.114cm">
          <draw:text-box>
            <text:p text:style-name="P2"><text:span text:style-name="T2">bus_rdata</text:span></text:p>
          </draw:text-box>
        </draw:frame>
        <draw:frame draw:style-name="gr2" draw:text-style-name="P3" draw:layer="layout" svg:width="4cm" svg:height="0.886cm" svg:x="2cm" svg:y="16.114cm">
          <draw:text-box>
            <text:p text:style-name="P2"><text:span text:style-name="T2">bus_rdata_en</text:span></text:p>
          </draw:text-box>
        </draw:frame>
        <draw:g draw:style-name="gr3">
          <draw:line draw:style-name="gr4" draw:text-style-name="P2" draw:layer="layout" svg:x1="25.5cm" svg:y1="9cm" svg:x2="25.532cm" svg:y2="8.25cm">
            <text:p/>
          </draw:line>
          <draw:line draw:style-name="gr4" draw:text-style-name="P2" draw:layer="layout" svg:x1="25.532cm" svg:y1="8.25cm" svg:x2="25.751cm" svg:y2="8.25cm">
            <text:p/>
          </draw:line>
          <draw:line draw:style-name="gr4" draw:text-style-name="P2" draw:layer="layout" svg:x1="25.75cm" svg:y1="8.25cm" svg:x2="25.782cm" svg:y2="9cm">
            <text:p/>
          </draw:line>
          <draw:line draw:style-name="gr4" draw:text-style-name="P2" draw:layer="layout" svg:x1="25.782cm" svg:y1="9cm" svg:x2="26.001cm" svg:y2="9cm">
            <text:p/>
          </draw:line>
        </draw:g>
        <draw:g draw:style-name="gr3">
          <draw:line draw:style-name="gr4" draw:text-style-name="P2" draw:layer="layout" svg:x1="23.998cm" svg:y1="9cm" svg:x2="24.03cm" svg:y2="8.25cm">
            <text:p/>
          </draw:line>
          <draw:line draw:style-name="gr4" draw:text-style-name="P2" draw:layer="layout" svg:x1="24.03cm" svg:y1="8.25cm" svg:x2="24.249cm" svg:y2="8.25cm">
            <text:p/>
          </draw:line>
          <draw:line draw:style-name="gr4" draw:text-style-name="P2" draw:layer="layout" svg:x1="24.248cm" svg:y1="8.25cm" svg:x2="24.28cm" svg:y2="9cm">
            <text:p/>
          </draw:line>
          <draw:line draw:style-name="gr4" draw:text-style-name="P2" draw:layer="layout" svg:x1="24.28cm" svg:y1="9cm" svg:x2="24.499cm" svg:y2="9cm">
            <text:p/>
          </draw:line>
        </draw:g>
        <draw:g draw:style-name="gr3">
          <draw:line draw:style-name="gr4" draw:text-style-name="P2" draw:layer="layout" svg:x1="24.499cm" svg:y1="9cm" svg:x2="24.531cm" svg:y2="8.25cm">
            <text:p/>
          </draw:line>
          <draw:line draw:style-name="gr4" draw:text-style-name="P2" draw:layer="layout" svg:x1="24.531cm" svg:y1="8.25cm" svg:x2="24.75cm" svg:y2="8.25cm">
            <text:p/>
          </draw:line>
          <draw:line draw:style-name="gr4" draw:text-style-name="P2" draw:layer="layout" svg:x1="24.749cm" svg:y1="8.25cm" svg:x2="24.781cm" svg:y2="9cm">
            <text:p/>
          </draw:line>
          <draw:line draw:style-name="gr4" draw:text-style-name="P2" draw:layer="layout" svg:x1="24.781cm" svg:y1="9cm" svg:x2="25cm" svg:y2="9cm">
            <text:p/>
          </draw:line>
        </draw:g>
        <draw:g draw:style-name="gr3">
          <draw:line draw:style-name="gr4" draw:text-style-name="P2" draw:layer="layout" svg:x1="23.001cm" svg:y1="9cm" svg:x2="23.033cm" svg:y2="8.25cm">
            <text:p/>
          </draw:line>
          <draw:line draw:style-name="gr4" draw:text-style-name="P2" draw:layer="layout" svg:x1="23.033cm" svg:y1="8.25cm" svg:x2="23.252cm" svg:y2="8.25cm">
            <text:p/>
          </draw:line>
          <draw:line draw:style-name="gr4" draw:text-style-name="P2" draw:layer="layout" svg:x1="23.251cm" svg:y1="8.25cm" svg:x2="23.283cm" svg:y2="9cm">
            <text:p/>
          </draw:line>
          <draw:line draw:style-name="gr4" draw:text-style-name="P2" draw:layer="layout" svg:x1="23.283cm" svg:y1="9cm" svg:x2="23.502cm" svg:y2="9cm">
            <text:p/>
          </draw:line>
        </draw:g>
        <draw:g draw:style-name="gr3">
          <draw:line draw:style-name="gr4" draw:text-style-name="P2" draw:layer="layout" svg:x1="23.502cm" svg:y1="9cm" svg:x2="23.534cm" svg:y2="8.25cm">
            <text:p/>
          </draw:line>
          <draw:line draw:style-name="gr4" draw:text-style-name="P2" draw:layer="layout" svg:x1="23.534cm" svg:y1="8.25cm" svg:x2="23.753cm" svg:y2="8.25cm">
            <text:p/>
          </draw:line>
          <draw:line draw:style-name="gr4" draw:text-style-name="P2" draw:layer="layout" svg:x1="23.752cm" svg:y1="8.25cm" svg:x2="23.784cm" svg:y2="9cm">
            <text:p/>
          </draw:line>
          <draw:line draw:style-name="gr4" draw:text-style-name="P2" draw:layer="layout" svg:x1="23.784cm" svg:y1="9cm" svg:x2="24.003cm" svg:y2="9cm">
            <text:p/>
          </draw:line>
        </draw:g>
        <draw:g draw:style-name="gr3">
          <draw:line draw:style-name="gr4" draw:text-style-name="P2" draw:layer="layout" svg:x1="22cm" svg:y1="9cm" svg:x2="22.032cm" svg:y2="8.25cm">
            <text:p/>
          </draw:line>
          <draw:line draw:style-name="gr4" draw:text-style-name="P2" draw:layer="layout" svg:x1="22.032cm" svg:y1="8.25cm" svg:x2="22.251cm" svg:y2="8.25cm">
            <text:p/>
          </draw:line>
          <draw:line draw:style-name="gr4" draw:text-style-name="P2" draw:layer="layout" svg:x1="22.25cm" svg:y1="8.25cm" svg:x2="22.282cm" svg:y2="9cm">
            <text:p/>
          </draw:line>
          <draw:line draw:style-name="gr4" draw:text-style-name="P2" draw:layer="layout" svg:x1="22.282cm" svg:y1="9cm" svg:x2="22.501cm" svg:y2="9cm">
            <text:p/>
          </draw:line>
        </draw:g>
        <draw:g draw:style-name="gr3">
          <draw:line draw:style-name="gr4" draw:text-style-name="P2" draw:layer="layout" svg:x1="22.501cm" svg:y1="9cm" svg:x2="22.533cm" svg:y2="8.25cm">
            <text:p/>
          </draw:line>
          <draw:line draw:style-name="gr4" draw:text-style-name="P2" draw:layer="layout" svg:x1="22.533cm" svg:y1="8.25cm" svg:x2="22.752cm" svg:y2="8.25cm">
            <text:p/>
          </draw:line>
          <draw:line draw:style-name="gr4" draw:text-style-name="P2" draw:layer="layout" svg:x1="22.751cm" svg:y1="8.25cm" svg:x2="22.783cm" svg:y2="9cm">
            <text:p/>
          </draw:line>
          <draw:line draw:style-name="gr4" draw:text-style-name="P2" draw:layer="layout" svg:x1="22.783cm" svg:y1="9cm" svg:x2="23.002cm" svg:y2="9cm">
            <text:p/>
          </draw:line>
        </draw:g>
        <draw:g draw:style-name="gr3">
          <draw:line draw:style-name="gr4" draw:text-style-name="P2" draw:layer="layout" svg:x1="20.999cm" svg:y1="9cm" svg:x2="21.031cm" svg:y2="8.25cm">
            <text:p/>
          </draw:line>
          <draw:line draw:style-name="gr4" draw:text-style-name="P2" draw:layer="layout" svg:x1="21.031cm" svg:y1="8.25cm" svg:x2="21.25cm" svg:y2="8.25cm">
            <text:p/>
          </draw:line>
          <draw:line draw:style-name="gr4" draw:text-style-name="P2" draw:layer="layout" svg:x1="21.249cm" svg:y1="8.25cm" svg:x2="21.281cm" svg:y2="9cm">
            <text:p/>
          </draw:line>
          <draw:line draw:style-name="gr4" draw:text-style-name="P2" draw:layer="layout" svg:x1="21.281cm" svg:y1="9cm" svg:x2="21.5cm" svg:y2="9cm">
            <text:p/>
          </draw:line>
        </draw:g>
        <draw:g draw:style-name="gr3">
          <draw:line draw:style-name="gr4" draw:text-style-name="P2" draw:layer="layout" svg:x1="21.5cm" svg:y1="9cm" svg:x2="21.532cm" svg:y2="8.25cm">
            <text:p/>
          </draw:line>
          <draw:line draw:style-name="gr4" draw:text-style-name="P2" draw:layer="layout" svg:x1="21.532cm" svg:y1="8.25cm" svg:x2="21.751cm" svg:y2="8.25cm">
            <text:p/>
          </draw:line>
          <draw:line draw:style-name="gr4" draw:text-style-name="P2" draw:layer="layout" svg:x1="21.75cm" svg:y1="8.25cm" svg:x2="21.782cm" svg:y2="9cm">
            <text:p/>
          </draw:line>
          <draw:line draw:style-name="gr4" draw:text-style-name="P2" draw:layer="layout" svg:x1="21.782cm" svg:y1="9cm" svg:x2="22.001cm" svg:y2="9cm">
            <text:p/>
          </draw:line>
        </draw:g>
        <draw:g draw:style-name="gr3">
          <draw:line draw:style-name="gr4" draw:text-style-name="P2" draw:layer="layout" svg:x1="19.998cm" svg:y1="9cm" svg:x2="20.03cm" svg:y2="8.25cm">
            <text:p/>
          </draw:line>
          <draw:line draw:style-name="gr4" draw:text-style-name="P2" draw:layer="layout" svg:x1="20.03cm" svg:y1="8.25cm" svg:x2="20.249cm" svg:y2="8.25cm">
            <text:p/>
          </draw:line>
          <draw:line draw:style-name="gr4" draw:text-style-name="P2" draw:layer="layout" svg:x1="20.248cm" svg:y1="8.25cm" svg:x2="20.28cm" svg:y2="9cm">
            <text:p/>
          </draw:line>
          <draw:line draw:style-name="gr4" draw:text-style-name="P2" draw:layer="layout" svg:x1="20.28cm" svg:y1="9cm" svg:x2="20.499cm" svg:y2="9cm">
            <text:p/>
          </draw:line>
        </draw:g>
        <draw:g draw:style-name="gr3">
          <draw:line draw:style-name="gr4" draw:text-style-name="P2" draw:layer="layout" svg:x1="20.499cm" svg:y1="9cm" svg:x2="20.531cm" svg:y2="8.25cm">
            <text:p/>
          </draw:line>
          <draw:line draw:style-name="gr4" draw:text-style-name="P2" draw:layer="layout" svg:x1="20.531cm" svg:y1="8.25cm" svg:x2="20.75cm" svg:y2="8.25cm">
            <text:p/>
          </draw:line>
          <draw:line draw:style-name="gr4" draw:text-style-name="P2" draw:layer="layout" svg:x1="20.749cm" svg:y1="8.25cm" svg:x2="20.781cm" svg:y2="9cm">
            <text:p/>
          </draw:line>
          <draw:line draw:style-name="gr4" draw:text-style-name="P2" draw:layer="layout" svg:x1="20.781cm" svg:y1="9cm" svg:x2="21cm" svg:y2="9cm">
            <text:p/>
          </draw:line>
        </draw:g>
        <draw:g draw:style-name="gr3">
          <draw:line draw:style-name="gr4" draw:text-style-name="P2" draw:layer="layout" svg:x1="19.001cm" svg:y1="9cm" svg:x2="19.033cm" svg:y2="8.25cm">
            <text:p/>
          </draw:line>
          <draw:line draw:style-name="gr4" draw:text-style-name="P2" draw:layer="layout" svg:x1="19.033cm" svg:y1="8.25cm" svg:x2="19.252cm" svg:y2="8.25cm">
            <text:p/>
          </draw:line>
          <draw:line draw:style-name="gr4" draw:text-style-name="P2" draw:layer="layout" svg:x1="19.251cm" svg:y1="8.25cm" svg:x2="19.283cm" svg:y2="9cm">
            <text:p/>
          </draw:line>
          <draw:line draw:style-name="gr4" draw:text-style-name="P2" draw:layer="layout" svg:x1="19.283cm" svg:y1="9cm" svg:x2="19.502cm" svg:y2="9cm">
            <text:p/>
          </draw:line>
        </draw:g>
        <draw:g draw:style-name="gr3">
          <draw:line draw:style-name="gr4" draw:text-style-name="P2" draw:layer="layout" svg:x1="19.502cm" svg:y1="9cm" svg:x2="19.534cm" svg:y2="8.25cm">
            <text:p/>
          </draw:line>
          <draw:line draw:style-name="gr4" draw:text-style-name="P2" draw:layer="layout" svg:x1="19.534cm" svg:y1="8.25cm" svg:x2="19.753cm" svg:y2="8.25cm">
            <text:p/>
          </draw:line>
          <draw:line draw:style-name="gr4" draw:text-style-name="P2" draw:layer="layout" svg:x1="19.752cm" svg:y1="8.25cm" svg:x2="19.784cm" svg:y2="9cm">
            <text:p/>
          </draw:line>
          <draw:line draw:style-name="gr4" draw:text-style-name="P2" draw:layer="layout" svg:x1="19.784cm" svg:y1="9cm" svg:x2="20.003cm" svg:y2="9cm">
            <text:p/>
          </draw:line>
        </draw:g>
        <draw:g draw:style-name="gr3">
          <draw:line draw:style-name="gr4" draw:text-style-name="P2" draw:layer="layout" svg:x1="18cm" svg:y1="9cm" svg:x2="18.032cm" svg:y2="8.25cm">
            <text:p/>
          </draw:line>
          <draw:line draw:style-name="gr4" draw:text-style-name="P2" draw:layer="layout" svg:x1="18.032cm" svg:y1="8.25cm" svg:x2="18.251cm" svg:y2="8.25cm">
            <text:p/>
          </draw:line>
          <draw:line draw:style-name="gr4" draw:text-style-name="P2" draw:layer="layout" svg:x1="18.25cm" svg:y1="8.25cm" svg:x2="18.282cm" svg:y2="9cm">
            <text:p/>
          </draw:line>
          <draw:line draw:style-name="gr4" draw:text-style-name="P2" draw:layer="layout" svg:x1="18.282cm" svg:y1="9cm" svg:x2="18.501cm" svg:y2="9cm">
            <text:p/>
          </draw:line>
        </draw:g>
        <draw:g draw:style-name="gr3">
          <draw:line draw:style-name="gr4" draw:text-style-name="P2" draw:layer="layout" svg:x1="18.501cm" svg:y1="9cm" svg:x2="18.533cm" svg:y2="8.25cm">
            <text:p/>
          </draw:line>
          <draw:line draw:style-name="gr4" draw:text-style-name="P2" draw:layer="layout" svg:x1="18.533cm" svg:y1="8.25cm" svg:x2="18.752cm" svg:y2="8.25cm">
            <text:p/>
          </draw:line>
          <draw:line draw:style-name="gr4" draw:text-style-name="P2" draw:layer="layout" svg:x1="18.751cm" svg:y1="8.25cm" svg:x2="18.783cm" svg:y2="9cm">
            <text:p/>
          </draw:line>
          <draw:line draw:style-name="gr4" draw:text-style-name="P2" draw:layer="layout" svg:x1="18.783cm" svg:y1="9cm" svg:x2="19.002cm" svg:y2="9cm">
            <text:p/>
          </draw:line>
        </draw:g>
        <draw:g draw:style-name="gr3">
          <draw:line draw:style-name="gr4" draw:text-style-name="P2" draw:layer="layout" svg:x1="16.999cm" svg:y1="9cm" svg:x2="17.031cm" svg:y2="8.25cm">
            <text:p/>
          </draw:line>
          <draw:line draw:style-name="gr4" draw:text-style-name="P2" draw:layer="layout" svg:x1="17.031cm" svg:y1="8.25cm" svg:x2="17.25cm" svg:y2="8.25cm">
            <text:p/>
          </draw:line>
          <draw:line draw:style-name="gr4" draw:text-style-name="P2" draw:layer="layout" svg:x1="17.249cm" svg:y1="8.25cm" svg:x2="17.281cm" svg:y2="9cm">
            <text:p/>
          </draw:line>
          <draw:line draw:style-name="gr4" draw:text-style-name="P2" draw:layer="layout" svg:x1="17.281cm" svg:y1="9cm" svg:x2="17.5cm" svg:y2="9cm">
            <text:p/>
          </draw:line>
        </draw:g>
        <draw:g draw:style-name="gr3">
          <draw:line draw:style-name="gr4" draw:text-style-name="P2" draw:layer="layout" svg:x1="17.5cm" svg:y1="9cm" svg:x2="17.532cm" svg:y2="8.25cm">
            <text:p/>
          </draw:line>
          <draw:line draw:style-name="gr4" draw:text-style-name="P2" draw:layer="layout" svg:x1="17.532cm" svg:y1="8.25cm" svg:x2="17.751cm" svg:y2="8.25cm">
            <text:p/>
          </draw:line>
          <draw:line draw:style-name="gr4" draw:text-style-name="P2" draw:layer="layout" svg:x1="17.75cm" svg:y1="8.25cm" svg:x2="17.782cm" svg:y2="9cm">
            <text:p/>
          </draw:line>
          <draw:line draw:style-name="gr4" draw:text-style-name="P2" draw:layer="layout" svg:x1="17.782cm" svg:y1="9cm" svg:x2="18.001cm" svg:y2="9cm">
            <text:p/>
          </draw:line>
        </draw:g>
        <draw:g draw:style-name="gr3">
          <draw:line draw:style-name="gr4" draw:text-style-name="P2" draw:layer="layout" svg:x1="15.998cm" svg:y1="9cm" svg:x2="16.03cm" svg:y2="8.25cm">
            <text:p/>
          </draw:line>
          <draw:line draw:style-name="gr4" draw:text-style-name="P2" draw:layer="layout" svg:x1="16.03cm" svg:y1="8.25cm" svg:x2="16.249cm" svg:y2="8.25cm">
            <text:p/>
          </draw:line>
          <draw:line draw:style-name="gr4" draw:text-style-name="P2" draw:layer="layout" svg:x1="16.248cm" svg:y1="8.25cm" svg:x2="16.28cm" svg:y2="9cm">
            <text:p/>
          </draw:line>
          <draw:line draw:style-name="gr4" draw:text-style-name="P2" draw:layer="layout" svg:x1="16.28cm" svg:y1="9cm" svg:x2="16.499cm" svg:y2="9cm">
            <text:p/>
          </draw:line>
        </draw:g>
        <draw:g draw:style-name="gr3">
          <draw:line draw:style-name="gr4" draw:text-style-name="P2" draw:layer="layout" svg:x1="16.499cm" svg:y1="9cm" svg:x2="16.531cm" svg:y2="8.25cm">
            <text:p/>
          </draw:line>
          <draw:line draw:style-name="gr4" draw:text-style-name="P2" draw:layer="layout" svg:x1="16.531cm" svg:y1="8.25cm" svg:x2="16.75cm" svg:y2="8.25cm">
            <text:p/>
          </draw:line>
          <draw:line draw:style-name="gr4" draw:text-style-name="P2" draw:layer="layout" svg:x1="16.749cm" svg:y1="8.25cm" svg:x2="16.781cm" svg:y2="9cm">
            <text:p/>
          </draw:line>
          <draw:line draw:style-name="gr4" draw:text-style-name="P2" draw:layer="layout" svg:x1="16.781cm" svg:y1="9cm" svg:x2="17cm" svg:y2="9cm">
            <text:p/>
          </draw:line>
        </draw:g>
        <draw:g draw:style-name="gr3">
          <draw:line draw:style-name="gr4" draw:text-style-name="P2" draw:layer="layout" svg:x1="15.001cm" svg:y1="9cm" svg:x2="15.033cm" svg:y2="8.25cm">
            <text:p/>
          </draw:line>
          <draw:line draw:style-name="gr4" draw:text-style-name="P2" draw:layer="layout" svg:x1="15.033cm" svg:y1="8.25cm" svg:x2="15.252cm" svg:y2="8.25cm">
            <text:p/>
          </draw:line>
          <draw:line draw:style-name="gr4" draw:text-style-name="P2" draw:layer="layout" svg:x1="15.251cm" svg:y1="8.25cm" svg:x2="15.283cm" svg:y2="9cm">
            <text:p/>
          </draw:line>
          <draw:line draw:style-name="gr4" draw:text-style-name="P2" draw:layer="layout" svg:x1="15.283cm" svg:y1="9cm" svg:x2="15.502cm" svg:y2="9cm">
            <text:p/>
          </draw:line>
        </draw:g>
        <draw:g draw:style-name="gr3">
          <draw:line draw:style-name="gr4" draw:text-style-name="P2" draw:layer="layout" svg:x1="15.502cm" svg:y1="9cm" svg:x2="15.534cm" svg:y2="8.25cm">
            <text:p/>
          </draw:line>
          <draw:line draw:style-name="gr4" draw:text-style-name="P2" draw:layer="layout" svg:x1="15.534cm" svg:y1="8.25cm" svg:x2="15.753cm" svg:y2="8.25cm">
            <text:p/>
          </draw:line>
          <draw:line draw:style-name="gr4" draw:text-style-name="P2" draw:layer="layout" svg:x1="15.752cm" svg:y1="8.25cm" svg:x2="15.784cm" svg:y2="9cm">
            <text:p/>
          </draw:line>
          <draw:line draw:style-name="gr4" draw:text-style-name="P2" draw:layer="layout" svg:x1="15.784cm" svg:y1="9cm" svg:x2="16.003cm" svg:y2="9cm">
            <text:p/>
          </draw:line>
        </draw:g>
        <draw:g draw:style-name="gr3">
          <draw:line draw:style-name="gr4" draw:text-style-name="P2" draw:layer="layout" svg:x1="14cm" svg:y1="9cm" svg:x2="14.032cm" svg:y2="8.25cm">
            <text:p/>
          </draw:line>
          <draw:line draw:style-name="gr4" draw:text-style-name="P2" draw:layer="layout" svg:x1="14.032cm" svg:y1="8.25cm" svg:x2="14.251cm" svg:y2="8.25cm">
            <text:p/>
          </draw:line>
          <draw:line draw:style-name="gr4" draw:text-style-name="P2" draw:layer="layout" svg:x1="14.25cm" svg:y1="8.25cm" svg:x2="14.282cm" svg:y2="9cm">
            <text:p/>
          </draw:line>
          <draw:line draw:style-name="gr4" draw:text-style-name="P2" draw:layer="layout" svg:x1="14.282cm" svg:y1="9cm" svg:x2="14.501cm" svg:y2="9cm">
            <text:p/>
          </draw:line>
        </draw:g>
        <draw:g draw:style-name="gr3">
          <draw:line draw:style-name="gr4" draw:text-style-name="P2" draw:layer="layout" svg:x1="14.501cm" svg:y1="9cm" svg:x2="14.533cm" svg:y2="8.25cm">
            <text:p/>
          </draw:line>
          <draw:line draw:style-name="gr4" draw:text-style-name="P2" draw:layer="layout" svg:x1="14.533cm" svg:y1="8.25cm" svg:x2="14.752cm" svg:y2="8.25cm">
            <text:p/>
          </draw:line>
          <draw:line draw:style-name="gr4" draw:text-style-name="P2" draw:layer="layout" svg:x1="14.751cm" svg:y1="8.25cm" svg:x2="14.783cm" svg:y2="9cm">
            <text:p/>
          </draw:line>
          <draw:line draw:style-name="gr4" draw:text-style-name="P2" draw:layer="layout" svg:x1="14.783cm" svg:y1="9cm" svg:x2="15.002cm" svg:y2="9cm">
            <text:p/>
          </draw:line>
        </draw:g>
        <draw:g draw:style-name="gr3">
          <draw:line draw:style-name="gr4" draw:text-style-name="P2" draw:layer="layout" svg:x1="12.999cm" svg:y1="9cm" svg:x2="13.031cm" svg:y2="8.25cm">
            <text:p/>
          </draw:line>
          <draw:line draw:style-name="gr4" draw:text-style-name="P2" draw:layer="layout" svg:x1="13.031cm" svg:y1="8.25cm" svg:x2="13.25cm" svg:y2="8.25cm">
            <text:p/>
          </draw:line>
          <draw:line draw:style-name="gr4" draw:text-style-name="P2" draw:layer="layout" svg:x1="13.249cm" svg:y1="8.25cm" svg:x2="13.281cm" svg:y2="9cm">
            <text:p/>
          </draw:line>
          <draw:line draw:style-name="gr4" draw:text-style-name="P2" draw:layer="layout" svg:x1="13.281cm" svg:y1="9cm" svg:x2="13.5cm" svg:y2="9cm">
            <text:p/>
          </draw:line>
        </draw:g>
        <draw:g draw:style-name="gr3">
          <draw:line draw:style-name="gr4" draw:text-style-name="P2" draw:layer="layout" svg:x1="13.5cm" svg:y1="9cm" svg:x2="13.532cm" svg:y2="8.25cm">
            <text:p/>
          </draw:line>
          <draw:line draw:style-name="gr4" draw:text-style-name="P2" draw:layer="layout" svg:x1="13.532cm" svg:y1="8.25cm" svg:x2="13.751cm" svg:y2="8.25cm">
            <text:p/>
          </draw:line>
          <draw:line draw:style-name="gr4" draw:text-style-name="P2" draw:layer="layout" svg:x1="13.75cm" svg:y1="8.25cm" svg:x2="13.782cm" svg:y2="9cm">
            <text:p/>
          </draw:line>
          <draw:line draw:style-name="gr4" draw:text-style-name="P2" draw:layer="layout" svg:x1="13.782cm" svg:y1="9cm" svg:x2="14.001cm" svg:y2="9cm">
            <text:p/>
          </draw:line>
        </draw:g>
        <draw:g draw:style-name="gr3">
          <draw:line draw:style-name="gr4" draw:text-style-name="P2" draw:layer="layout" svg:x1="11.998cm" svg:y1="9cm" svg:x2="12.03cm" svg:y2="8.25cm">
            <text:p/>
          </draw:line>
          <draw:line draw:style-name="gr4" draw:text-style-name="P2" draw:layer="layout" svg:x1="12.03cm" svg:y1="8.25cm" svg:x2="12.249cm" svg:y2="8.25cm">
            <text:p/>
          </draw:line>
          <draw:line draw:style-name="gr4" draw:text-style-name="P2" draw:layer="layout" svg:x1="12.248cm" svg:y1="8.25cm" svg:x2="12.28cm" svg:y2="9cm">
            <text:p/>
          </draw:line>
          <draw:line draw:style-name="gr4" draw:text-style-name="P2" draw:layer="layout" svg:x1="12.28cm" svg:y1="9cm" svg:x2="12.499cm" svg:y2="9cm">
            <text:p/>
          </draw:line>
        </draw:g>
        <draw:g draw:style-name="gr3">
          <draw:line draw:style-name="gr4" draw:text-style-name="P2" draw:layer="layout" svg:x1="12.499cm" svg:y1="9cm" svg:x2="12.531cm" svg:y2="8.25cm">
            <text:p/>
          </draw:line>
          <draw:line draw:style-name="gr4" draw:text-style-name="P2" draw:layer="layout" svg:x1="12.531cm" svg:y1="8.25cm" svg:x2="12.75cm" svg:y2="8.25cm">
            <text:p/>
          </draw:line>
          <draw:line draw:style-name="gr4" draw:text-style-name="P2" draw:layer="layout" svg:x1="12.749cm" svg:y1="8.25cm" svg:x2="12.781cm" svg:y2="9cm">
            <text:p/>
          </draw:line>
          <draw:line draw:style-name="gr4" draw:text-style-name="P2" draw:layer="layout" svg:x1="12.781cm" svg:y1="9cm" svg:x2="13cm" svg:y2="9cm">
            <text:p/>
          </draw:line>
        </draw:g>
        <draw:g draw:style-name="gr3">
          <draw:line draw:style-name="gr4" draw:text-style-name="P2" draw:layer="layout" svg:x1="11.001cm" svg:y1="9cm" svg:x2="11.033cm" svg:y2="8.25cm">
            <text:p/>
          </draw:line>
          <draw:line draw:style-name="gr4" draw:text-style-name="P2" draw:layer="layout" svg:x1="11.033cm" svg:y1="8.25cm" svg:x2="11.252cm" svg:y2="8.25cm">
            <text:p/>
          </draw:line>
          <draw:line draw:style-name="gr4" draw:text-style-name="P2" draw:layer="layout" svg:x1="11.251cm" svg:y1="8.25cm" svg:x2="11.283cm" svg:y2="9cm">
            <text:p/>
          </draw:line>
          <draw:line draw:style-name="gr4" draw:text-style-name="P2" draw:layer="layout" svg:x1="11.283cm" svg:y1="9cm" svg:x2="11.502cm" svg:y2="9cm">
            <text:p/>
          </draw:line>
        </draw:g>
        <draw:g draw:style-name="gr3">
          <draw:line draw:style-name="gr4" draw:text-style-name="P2" draw:layer="layout" svg:x1="11.502cm" svg:y1="9cm" svg:x2="11.534cm" svg:y2="8.25cm">
            <text:p/>
          </draw:line>
          <draw:line draw:style-name="gr4" draw:text-style-name="P2" draw:layer="layout" svg:x1="11.534cm" svg:y1="8.25cm" svg:x2="11.753cm" svg:y2="8.25cm">
            <text:p/>
          </draw:line>
          <draw:line draw:style-name="gr4" draw:text-style-name="P2" draw:layer="layout" svg:x1="11.752cm" svg:y1="8.25cm" svg:x2="11.784cm" svg:y2="9cm">
            <text:p/>
          </draw:line>
          <draw:line draw:style-name="gr4" draw:text-style-name="P2" draw:layer="layout" svg:x1="11.784cm" svg:y1="9cm" svg:x2="12.003cm" svg:y2="9cm">
            <text:p/>
          </draw:line>
        </draw:g>
        <draw:g draw:style-name="gr3">
          <draw:line draw:style-name="gr4" draw:text-style-name="P2" draw:layer="layout" svg:x1="10cm" svg:y1="9cm" svg:x2="10.032cm" svg:y2="8.25cm">
            <text:p/>
          </draw:line>
          <draw:line draw:style-name="gr4" draw:text-style-name="P2" draw:layer="layout" svg:x1="10.032cm" svg:y1="8.25cm" svg:x2="10.251cm" svg:y2="8.25cm">
            <text:p/>
          </draw:line>
          <draw:line draw:style-name="gr4" draw:text-style-name="P2" draw:layer="layout" svg:x1="10.25cm" svg:y1="8.25cm" svg:x2="10.282cm" svg:y2="9cm">
            <text:p/>
          </draw:line>
          <draw:line draw:style-name="gr4" draw:text-style-name="P2" draw:layer="layout" svg:x1="10.282cm" svg:y1="9cm" svg:x2="10.501cm" svg:y2="9cm">
            <text:p/>
          </draw:line>
        </draw:g>
        <draw:g draw:style-name="gr3">
          <draw:line draw:style-name="gr4" draw:text-style-name="P2" draw:layer="layout" svg:x1="10.501cm" svg:y1="9cm" svg:x2="10.533cm" svg:y2="8.25cm">
            <text:p/>
          </draw:line>
          <draw:line draw:style-name="gr4" draw:text-style-name="P2" draw:layer="layout" svg:x1="10.533cm" svg:y1="8.25cm" svg:x2="10.752cm" svg:y2="8.25cm">
            <text:p/>
          </draw:line>
          <draw:line draw:style-name="gr4" draw:text-style-name="P2" draw:layer="layout" svg:x1="10.751cm" svg:y1="8.25cm" svg:x2="10.783cm" svg:y2="9cm">
            <text:p/>
          </draw:line>
          <draw:line draw:style-name="gr4" draw:text-style-name="P2" draw:layer="layout" svg:x1="10.783cm" svg:y1="9cm" svg:x2="11.002cm" svg:y2="9cm">
            <text:p/>
          </draw:line>
        </draw:g>
        <draw:g draw:style-name="gr3">
          <draw:line draw:style-name="gr4" draw:text-style-name="P2" draw:layer="layout" svg:x1="8.999cm" svg:y1="9cm" svg:x2="9.031cm" svg:y2="8.25cm">
            <text:p/>
          </draw:line>
          <draw:line draw:style-name="gr4" draw:text-style-name="P2" draw:layer="layout" svg:x1="9.031cm" svg:y1="8.25cm" svg:x2="9.25cm" svg:y2="8.25cm">
            <text:p/>
          </draw:line>
          <draw:line draw:style-name="gr4" draw:text-style-name="P2" draw:layer="layout" svg:x1="9.249cm" svg:y1="8.25cm" svg:x2="9.281cm" svg:y2="9cm">
            <text:p/>
          </draw:line>
          <draw:line draw:style-name="gr4" draw:text-style-name="P2" draw:layer="layout" svg:x1="9.281cm" svg:y1="9cm" svg:x2="9.5cm" svg:y2="9cm">
            <text:p/>
          </draw:line>
        </draw:g>
        <draw:g draw:style-name="gr3">
          <draw:line draw:style-name="gr4" draw:text-style-name="P2" draw:layer="layout" svg:x1="9.5cm" svg:y1="9cm" svg:x2="9.532cm" svg:y2="8.25cm">
            <text:p/>
          </draw:line>
          <draw:line draw:style-name="gr4" draw:text-style-name="P2" draw:layer="layout" svg:x1="9.532cm" svg:y1="8.25cm" svg:x2="9.751cm" svg:y2="8.25cm">
            <text:p/>
          </draw:line>
          <draw:line draw:style-name="gr4" draw:text-style-name="P2" draw:layer="layout" svg:x1="9.75cm" svg:y1="8.25cm" svg:x2="9.782cm" svg:y2="9cm">
            <text:p/>
          </draw:line>
          <draw:line draw:style-name="gr4" draw:text-style-name="P2" draw:layer="layout" svg:x1="9.782cm" svg:y1="9cm" svg:x2="10.001cm" svg:y2="9cm">
            <text:p/>
          </draw:line>
        </draw:g>
        <draw:g draw:style-name="gr3">
          <draw:line draw:style-name="gr4" draw:text-style-name="P2" draw:layer="layout" svg:x1="7.998cm" svg:y1="9cm" svg:x2="8.03cm" svg:y2="8.25cm">
            <text:p/>
          </draw:line>
          <draw:line draw:style-name="gr4" draw:text-style-name="P2" draw:layer="layout" svg:x1="8.03cm" svg:y1="8.25cm" svg:x2="8.249cm" svg:y2="8.25cm">
            <text:p/>
          </draw:line>
          <draw:line draw:style-name="gr4" draw:text-style-name="P2" draw:layer="layout" svg:x1="8.248cm" svg:y1="8.25cm" svg:x2="8.28cm" svg:y2="9cm">
            <text:p/>
          </draw:line>
          <draw:line draw:style-name="gr4" draw:text-style-name="P2" draw:layer="layout" svg:x1="8.28cm" svg:y1="9cm" svg:x2="8.499cm" svg:y2="9cm">
            <text:p/>
          </draw:line>
        </draw:g>
        <draw:g draw:style-name="gr3">
          <draw:line draw:style-name="gr4" draw:text-style-name="P2" draw:layer="layout" svg:x1="8.499cm" svg:y1="9cm" svg:x2="8.531cm" svg:y2="8.25cm">
            <text:p/>
          </draw:line>
          <draw:line draw:style-name="gr4" draw:text-style-name="P2" draw:layer="layout" svg:x1="8.531cm" svg:y1="8.25cm" svg:x2="8.75cm" svg:y2="8.25cm">
            <text:p/>
          </draw:line>
          <draw:line draw:style-name="gr4" draw:text-style-name="P2" draw:layer="layout" svg:x1="8.749cm" svg:y1="8.25cm" svg:x2="8.781cm" svg:y2="9cm">
            <text:p/>
          </draw:line>
          <draw:line draw:style-name="gr4" draw:text-style-name="P2" draw:layer="layout" svg:x1="8.781cm" svg:y1="9cm" svg:x2="9cm" svg:y2="9cm">
            <text:p/>
          </draw:line>
        </draw:g>
        <draw:g draw:style-name="gr3">
          <draw:line draw:style-name="gr4" draw:text-style-name="P2" draw:layer="layout" svg:x1="7.001cm" svg:y1="9cm" svg:x2="7.033cm" svg:y2="8.25cm">
            <text:p/>
          </draw:line>
          <draw:line draw:style-name="gr4" draw:text-style-name="P2" draw:layer="layout" svg:x1="7.033cm" svg:y1="8.25cm" svg:x2="7.252cm" svg:y2="8.25cm">
            <text:p/>
          </draw:line>
          <draw:line draw:style-name="gr4" draw:text-style-name="P2" draw:layer="layout" svg:x1="7.251cm" svg:y1="8.25cm" svg:x2="7.283cm" svg:y2="9cm">
            <text:p/>
          </draw:line>
          <draw:line draw:style-name="gr4" draw:text-style-name="P2" draw:layer="layout" svg:x1="7.283cm" svg:y1="9cm" svg:x2="7.502cm" svg:y2="9cm">
            <text:p/>
          </draw:line>
        </draw:g>
        <draw:g draw:style-name="gr3">
          <draw:line draw:style-name="gr4" draw:text-style-name="P2" draw:layer="layout" svg:x1="7.502cm" svg:y1="9cm" svg:x2="7.534cm" svg:y2="8.25cm">
            <text:p/>
          </draw:line>
          <draw:line draw:style-name="gr4" draw:text-style-name="P2" draw:layer="layout" svg:x1="7.534cm" svg:y1="8.25cm" svg:x2="7.753cm" svg:y2="8.25cm">
            <text:p/>
          </draw:line>
          <draw:line draw:style-name="gr4" draw:text-style-name="P2" draw:layer="layout" svg:x1="7.752cm" svg:y1="8.25cm" svg:x2="7.784cm" svg:y2="9cm">
            <text:p/>
          </draw:line>
          <draw:line draw:style-name="gr4" draw:text-style-name="P2" draw:layer="layout" svg:x1="7.784cm" svg:y1="9cm" svg:x2="8.003cm" svg:y2="9cm">
            <text:p/>
          </draw:line>
        </draw:g>
        <draw:g draw:style-name="gr3">
          <draw:line draw:style-name="gr4" draw:text-style-name="P2" draw:layer="layout" svg:x1="6cm" svg:y1="9cm" svg:x2="6.032cm" svg:y2="8.25cm">
            <text:p/>
          </draw:line>
          <draw:line draw:style-name="gr4" draw:text-style-name="P2" draw:layer="layout" svg:x1="6.032cm" svg:y1="8.25cm" svg:x2="6.251cm" svg:y2="8.25cm">
            <text:p/>
          </draw:line>
          <draw:line draw:style-name="gr4" draw:text-style-name="P2" draw:layer="layout" svg:x1="6.25cm" svg:y1="8.25cm" svg:x2="6.282cm" svg:y2="9cm">
            <text:p/>
          </draw:line>
          <draw:line draw:style-name="gr4" draw:text-style-name="P2" draw:layer="layout" svg:x1="6.282cm" svg:y1="9cm" svg:x2="6.501cm" svg:y2="9cm">
            <text:p/>
          </draw:line>
        </draw:g>
        <draw:g draw:style-name="gr3">
          <draw:line draw:style-name="gr4" draw:text-style-name="P2" draw:layer="layout" svg:x1="6.501cm" svg:y1="9cm" svg:x2="6.533cm" svg:y2="8.25cm">
            <text:p/>
          </draw:line>
          <draw:line draw:style-name="gr4" draw:text-style-name="P2" draw:layer="layout" svg:x1="6.533cm" svg:y1="8.25cm" svg:x2="6.752cm" svg:y2="8.25cm">
            <text:p/>
          </draw:line>
          <draw:line draw:style-name="gr4" draw:text-style-name="P2" draw:layer="layout" svg:x1="6.751cm" svg:y1="8.25cm" svg:x2="6.783cm" svg:y2="9cm">
            <text:p/>
          </draw:line>
          <draw:line draw:style-name="gr4" draw:text-style-name="P2" draw:layer="layout" svg:x1="6.783cm" svg:y1="9cm" svg:x2="7.002cm" svg:y2="9cm">
            <text:p/>
          </draw:line>
        </draw:g>
        <draw:frame draw:style-name="gr7" draw:text-style-name="P7" draw:layer="layout" svg:width="4cm" svg:height="0.886cm" svg:x="2cm" svg:y="9.114cm">
          <draw:text-box>
            <text:p text:style-name="P2"><text:span text:style-name="T2">ff_iorq0</text:span></text:p>
          </draw:text-box>
        </draw:frame>
        <draw:line draw:style-name="gr4" draw:text-style-name="P2" draw:layer="layout" svg:x1="12cm" svg:y1="10cm" svg:x2="6cm" svg:y2="10cm">
          <text:p/>
        </draw:line>
        <draw:line draw:style-name="gr4" draw:text-style-name="P2" draw:layer="layout" svg:x1="12cm" svg:y1="10cm" svg:x2="12.25cm" svg:y2="9.25cm">
          <text:p/>
        </draw:line>
        <draw:line draw:style-name="gr4" draw:text-style-name="P2" draw:layer="layout" svg:x1="22cm" svg:y1="9.25cm" svg:x2="12.25cm" svg:y2="9.25cm">
          <text:p/>
        </draw:line>
        <draw:line draw:style-name="gr4" draw:text-style-name="P2" draw:layer="layout" svg:x1="26cm" svg:y1="10cm" svg:x2="22.25cm" svg:y2="10cm">
          <text:p/>
        </draw:line>
        <draw:line draw:style-name="gr4" draw:text-style-name="P2" draw:layer="layout" svg:x1="22.25cm" svg:y1="10cm" svg:x2="22cm" svg:y2="9.25cm">
          <text:p/>
        </draw:line>
        <draw:frame draw:style-name="gr7" draw:text-style-name="P7" draw:layer="layout" svg:width="4cm" svg:height="0.886cm" svg:x="2cm" svg:y="11.114cm">
          <draw:text-box>
            <text:p text:style-name="P2"><text:span text:style-name="T2">ff_wr</text:span></text:p>
          </draw:text-box>
        </draw:frame>
        <draw:line draw:style-name="gr4" draw:text-style-name="P2" draw:layer="layout" svg:x1="26cm" svg:y1="12cm" svg:x2="6cm" svg:y2="12cm">
          <text:p/>
        </draw:line>
        <draw:frame draw:style-name="gr7" draw:text-style-name="P7" draw:layer="layout" svg:width="4cm" svg:height="0.886cm" svg:x="2cm" svg:y="10.114cm">
          <draw:text-box>
            <text:p text:style-name="P2"><text:span text:style-name="T2">ff_iorq1</text:span></text:p>
          </draw:text-box>
        </draw:frame>
        <draw:line draw:style-name="gr4" draw:text-style-name="P2" draw:layer="layout" svg:x1="12.5cm" svg:y1="11cm" svg:x2="6cm" svg:y2="11cm">
          <text:p/>
        </draw:line>
        <draw:line draw:style-name="gr4" draw:text-style-name="P2" draw:layer="layout" svg:x1="12.5cm" svg:y1="11cm" svg:x2="12.75cm" svg:y2="10.25cm">
          <text:p/>
        </draw:line>
        <draw:line draw:style-name="gr4" draw:text-style-name="P2" draw:layer="layout" svg:x1="22.5cm" svg:y1="10.25cm" svg:x2="12.75cm" svg:y2="10.25cm">
          <text:p/>
        </draw:line>
        <draw:line draw:style-name="gr4" draw:text-style-name="P2" draw:layer="layout" svg:x1="26cm" svg:y1="11cm" svg:x2="22.75cm" svg:y2="11cm">
          <text:p/>
        </draw:line>
        <draw:line draw:style-name="gr4" draw:text-style-name="P2" draw:layer="layout" svg:x1="22.75cm" svg:y1="11cm" svg:x2="22.5cm" svg:y2="10.25cm">
          <text:p/>
        </draw:line>
        <draw:frame draw:style-name="gr7" draw:text-style-name="P7" draw:layer="layout" svg:width="4cm" svg:height="0.886cm" svg:x="2cm" svg:y="12.114cm">
          <draw:text-box>
            <text:p text:style-name="P2"><text:span text:style-name="T2">w_iorq</text:span></text:p>
          </draw:text-box>
        </draw:frame>
        <draw:line draw:style-name="gr4" draw:text-style-name="P2" draw:layer="layout" svg:x1="12cm" svg:y1="13cm" svg:x2="6cm" svg:y2="13cm">
          <text:p/>
        </draw:line>
        <draw:line draw:style-name="gr4" draw:text-style-name="P2" draw:layer="layout" svg:x1="12cm" svg:y1="13cm" svg:x2="12.25cm" svg:y2="12.25cm">
          <text:p/>
        </draw:line>
        <draw:line draw:style-name="gr4" draw:text-style-name="P2" draw:layer="layout" svg:x1="12.75cm" svg:y1="13cm" svg:x2="12.5cm" svg:y2="12.25cm">
          <text:p/>
        </draw:line>
        <draw:line draw:style-name="gr4" draw:text-style-name="P2" draw:layer="layout" svg:x1="12.5cm" svg:y1="12.25cm" svg:x2="12.25cm" svg:y2="12.25cm">
          <text:p/>
        </draw:line>
        <draw:line draw:style-name="gr4" draw:text-style-name="P2" draw:layer="layout" svg:x1="26cm" svg:y1="13cm" svg:x2="12.75cm" svg:y2="13cm">
          <text:p/>
        </draw:line>
        <draw:frame draw:style-name="gr7" draw:text-style-name="P7" draw:layer="layout" svg:width="4cm" svg:height="0.886cm" svg:x="2cm" svg:y="13.114cm">
          <draw:text-box>
            <text:p text:style-name="P2"><text:span text:style-name="T2">ff_bus_valid</text:span></text:p>
          </draw:text-box>
        </draw:frame>
        <draw:line draw:style-name="gr4" draw:text-style-name="P2" draw:layer="layout" svg:x1="12.5cm" svg:y1="14cm" svg:x2="6cm" svg:y2="14cm">
          <text:p/>
        </draw:line>
        <draw:line draw:style-name="gr4" draw:text-style-name="P2" draw:layer="layout" svg:x1="12.5cm" svg:y1="14cm" svg:x2="12.75cm" svg:y2="13.25cm">
          <text:p/>
        </draw:line>
        <draw:line draw:style-name="gr4" draw:text-style-name="P2" draw:layer="layout" svg:x1="13.5cm" svg:y1="13.25cm" svg:x2="12.75cm" svg:y2="13.25cm">
          <text:p/>
        </draw:line>
        <draw:line draw:style-name="gr4" draw:text-style-name="P2" draw:layer="layout" svg:x1="13.75cm" svg:y1="14cm" svg:x2="13.5cm" svg:y2="13.25cm">
          <text:p/>
        </draw:line>
        <draw:line draw:style-name="gr4" draw:text-style-name="P2" draw:layer="layout" svg:x1="26cm" svg:y1="14cm" svg:x2="13.75cm" svg:y2="14cm">
          <text:p/>
        </draw:line>
        <draw:frame draw:style-name="gr2" draw:text-style-name="P3" draw:layer="layout" svg:width="4cm" svg:height="0.886cm" svg:x="2cm" svg:y="14.114cm">
          <draw:text-box>
            <text:p text:style-name="P2"><text:span text:style-name="T2">bus_ready</text:span></text:p>
          </draw:text-box>
        </draw:frame>
        <draw:line draw:style-name="gr4" draw:text-style-name="P2" draw:layer="layout" svg:x1="13cm" svg:y1="15cm" svg:x2="6cm" svg:y2="15cm">
          <text:p/>
        </draw:line>
        <draw:line draw:style-name="gr4" draw:text-style-name="P2" draw:layer="layout" svg:x1="13cm" svg:y1="15cm" svg:x2="13.25cm" svg:y2="14.25cm">
          <text:p/>
        </draw:line>
        <draw:line draw:style-name="gr4" draw:text-style-name="P2" draw:layer="layout" svg:x1="22cm" svg:y1="14.25cm" svg:x2="13.25cm" svg:y2="14.25cm">
          <text:p/>
        </draw:line>
        <draw:line draw:style-name="gr4" draw:text-style-name="P2" draw:layer="layout" svg:x1="26cm" svg:y1="15cm" svg:x2="22.25cm" svg:y2="15cm">
          <text:p/>
        </draw:line>
        <draw:line draw:style-name="gr4" draw:text-style-name="P2" draw:layer="layout" svg:x1="22.25cm" svg:y1="15cm" svg:x2="22cm" svg:y2="14.25cm">
          <text:p/>
        </draw:line>
        <draw:line draw:style-name="gr4" draw:text-style-name="P2" draw:layer="layout" svg:x1="17.5cm" svg:y1="16cm" svg:x2="17.75cm" svg:y2="15.25cm">
          <text:p/>
        </draw:line>
        <draw:line draw:style-name="gr4" draw:text-style-name="P2" draw:layer="layout" svg:x1="17.75cm" svg:y1="16cm" svg:x2="17.5cm" svg:y2="15.25cm">
          <text:p/>
        </draw:line>
        <draw:line draw:style-name="gr4" draw:text-style-name="P2" draw:layer="layout" svg:x1="18cm" svg:y1="15.25cm" svg:x2="17.75cm" svg:y2="15.25cm">
          <text:p/>
        </draw:line>
        <draw:line draw:style-name="gr4" draw:text-style-name="P2" draw:layer="layout" svg:x1="18cm" svg:y1="16cm" svg:x2="17.75cm" svg:y2="16cm">
          <text:p/>
        </draw:line>
        <draw:line draw:style-name="gr4" draw:text-style-name="P2" draw:layer="layout" svg:x1="17.5cm" svg:y1="15.25cm" svg:x2="6cm" svg:y2="15.25cm">
          <text:p/>
        </draw:line>
        <draw:line draw:style-name="gr4" draw:text-style-name="P2" draw:layer="layout" svg:x1="17.5cm" svg:y1="16cm" svg:x2="6cm" svg:y2="16cm">
          <text:p/>
        </draw:line>
        <draw:line draw:style-name="gr4" draw:text-style-name="P2" draw:layer="layout" svg:x1="18cm" svg:y1="16cm" svg:x2="18.25cm" svg:y2="15.25cm">
          <text:p/>
        </draw:line>
        <draw:line draw:style-name="gr4" draw:text-style-name="P2" draw:layer="layout" svg:x1="18.25cm" svg:y1="16cm" svg:x2="18cm" svg:y2="15.25cm">
          <text:p/>
        </draw:line>
        <draw:line draw:style-name="gr4" draw:text-style-name="P2" draw:layer="layout" svg:x1="26cm" svg:y1="15.25cm" svg:x2="18.25cm" svg:y2="15.25cm">
          <text:p/>
        </draw:line>
        <draw:line draw:style-name="gr4" draw:text-style-name="P2" draw:layer="layout" svg:x1="26cm" svg:y1="16cm" svg:x2="18.25cm" svg:y2="16cm">
          <text:p/>
        </draw:line>
        <draw:line draw:style-name="gr4" draw:text-style-name="P2" draw:layer="layout" svg:x1="17.5cm" svg:y1="17cm" svg:x2="6cm" svg:y2="17cm">
          <text:p/>
        </draw:line>
        <draw:line draw:style-name="gr4" draw:text-style-name="P2" draw:layer="layout" svg:x1="17.5cm" svg:y1="17cm" svg:x2="17.75cm" svg:y2="16.25cm">
          <text:p/>
        </draw:line>
        <draw:line draw:style-name="gr4" draw:text-style-name="P2" draw:layer="layout" svg:x1="18.25cm" svg:y1="17cm" svg:x2="18cm" svg:y2="16.25cm">
          <text:p/>
        </draw:line>
        <draw:line draw:style-name="gr4" draw:text-style-name="P2" draw:layer="layout" svg:x1="18cm" svg:y1="16.25cm" svg:x2="17.75cm" svg:y2="16.25cm">
          <text:p/>
        </draw:line>
        <draw:line draw:style-name="gr4" draw:text-style-name="P2" draw:layer="layout" svg:x1="26cm" svg:y1="17cm" svg:x2="18.25cm" svg:y2="17cm">
          <text:p/>
        </draw:line>
      </draw:page>
      <draw:page draw:name="page3" draw:style-name="dp1" draw:master-page-name="標準">
        <draw:frame draw:style-name="gr1" draw:text-style-name="P1" draw:layer="layout" svg:width="17cm" svg:height="1.75cm" svg:x="1cm" svg:y="1cm">
          <draw:text-box>
            <text:p><text:span text:style-name="T1">MSX-SLOT I/O Write [Secondary Slot]</text:span></text:p>
          </draw:text-box>
        </draw:frame>
        <draw:frame draw:style-name="gr2" draw:text-style-name="P3" draw:layer="layout" svg:width="4cm" svg:height="0.886cm" svg:x="1.999cm" svg:y="3.114cm">
          <draw:text-box>
            <text:p text:style-name="P2"><text:span text:style-name="T2">CLK</text:span> <text:span text:style-name="T3">3.579545MHz</text:span></text:p>
          </draw:text-box>
        </draw:frame>
        <draw:frame draw:style-name="gr2" draw:text-style-name="P3" draw:layer="layout" svg:width="4cm" svg:height="0.886cm" svg:x="1.999cm" svg:y="4.114cm">
          <draw:text-box>
            <text:p text:style-name="P2"><text:span text:style-name="T2">A[15:0]</text:span></text:p>
          </draw:text-box>
        </draw:frame>
        <draw:g draw:style-name="gr3">
          <draw:line draw:style-name="gr4" draw:text-style-name="P2" draw:layer="layout" svg:x1="5.999cm" svg:y1="4cm" svg:x2="6.249cm" svg:y2="3.25cm">
            <text:p/>
          </draw:line>
          <draw:line draw:style-name="gr4" draw:text-style-name="P2" draw:layer="layout" svg:x1="6.249cm" svg:y1="3.25cm" svg:x2="7.999cm" svg:y2="3.25cm">
            <text:p/>
          </draw:line>
          <draw:line draw:style-name="gr4" draw:text-style-name="P2" draw:layer="layout" svg:x1="7.999cm" svg:y1="3.25cm" svg:x2="8.249cm" svg:y2="4cm">
            <text:p/>
          </draw:line>
          <draw:line draw:style-name="gr4" draw:text-style-name="P2" draw:layer="layout" svg:x1="8.249cm" svg:y1="4cm" svg:x2="9.999cm" svg:y2="4cm">
            <text:p/>
          </draw:line>
        </draw:g>
        <draw:g draw:style-name="gr3">
          <draw:line draw:style-name="gr4" draw:text-style-name="P2" draw:layer="layout" svg:x1="9.999cm" svg:y1="4cm" svg:x2="10.249cm" svg:y2="3.25cm">
            <text:p/>
          </draw:line>
          <draw:line draw:style-name="gr4" draw:text-style-name="P2" draw:layer="layout" svg:x1="10.249cm" svg:y1="3.25cm" svg:x2="11.999cm" svg:y2="3.25cm">
            <text:p/>
          </draw:line>
          <draw:line draw:style-name="gr4" draw:text-style-name="P2" draw:layer="layout" svg:x1="11.999cm" svg:y1="3.25cm" svg:x2="12.249cm" svg:y2="4cm">
            <text:p/>
          </draw:line>
          <draw:line draw:style-name="gr4" draw:text-style-name="P2" draw:layer="layout" svg:x1="12.249cm" svg:y1="4cm" svg:x2="13.999cm" svg:y2="4cm">
            <text:p/>
          </draw:line>
        </draw:g>
        <draw:g draw:style-name="gr3">
          <draw:line draw:style-name="gr4" draw:text-style-name="P2" draw:layer="layout" svg:x1="13.999cm" svg:y1="4cm" svg:x2="14.249cm" svg:y2="3.25cm">
            <text:p/>
          </draw:line>
          <draw:line draw:style-name="gr4" draw:text-style-name="P2" draw:layer="layout" svg:x1="14.249cm" svg:y1="3.25cm" svg:x2="15.999cm" svg:y2="3.25cm">
            <text:p/>
          </draw:line>
          <draw:line draw:style-name="gr4" draw:text-style-name="P2" draw:layer="layout" svg:x1="15.999cm" svg:y1="3.25cm" svg:x2="16.249cm" svg:y2="4cm">
            <text:p/>
          </draw:line>
          <draw:line draw:style-name="gr4" draw:text-style-name="P2" draw:layer="layout" svg:x1="16.249cm" svg:y1="4cm" svg:x2="17.999cm" svg:y2="4cm">
            <text:p/>
          </draw:line>
        </draw:g>
        <draw:g draw:style-name="gr3">
          <draw:line draw:style-name="gr4" draw:text-style-name="P2" draw:layer="layout" svg:x1="17.999cm" svg:y1="4cm" svg:x2="18.249cm" svg:y2="3.25cm">
            <text:p/>
          </draw:line>
          <draw:line draw:style-name="gr4" draw:text-style-name="P2" draw:layer="layout" svg:x1="18.249cm" svg:y1="3.25cm" svg:x2="19.999cm" svg:y2="3.25cm">
            <text:p/>
          </draw:line>
          <draw:line draw:style-name="gr4" draw:text-style-name="P2" draw:layer="layout" svg:x1="19.999cm" svg:y1="3.25cm" svg:x2="20.249cm" svg:y2="4cm">
            <text:p/>
          </draw:line>
          <draw:line draw:style-name="gr4" draw:text-style-name="P2" draw:layer="layout" svg:x1="20.249cm" svg:y1="4cm" svg:x2="21.999cm" svg:y2="4cm">
            <text:p/>
          </draw:line>
        </draw:g>
        <draw:frame draw:style-name="gr5" draw:text-style-name="P4" draw:layer="layout" svg:width="4cm" svg:height="0.75cm" svg:x="5.999cm" svg:y="2.25cm">
          <draw:text-box>
            <text:p text:style-name="P2"><text:span text:style-name="T4">T1</text:span></text:p>
          </draw:text-box>
        </draw:frame>
        <draw:frame draw:style-name="gr6" draw:text-style-name="P5" draw:layer="layout" svg:width="4cm" svg:height="0.75cm" svg:x="9.999cm" svg:y="2.25cm">
          <draw:text-box>
            <text:p text:style-name="P2"><text:span text:style-name="T4">T2</text:span></text:p>
          </draw:text-box>
        </draw:frame>
        <draw:frame draw:style-name="gr5" draw:text-style-name="P4" draw:layer="layout" svg:width="4cm" svg:height="0.75cm" svg:x="13.999cm" svg:y="2.25cm">
          <draw:text-box>
            <text:p text:style-name="P2"><text:span text:style-name="T4">TW</text:span></text:p>
          </draw:text-box>
        </draw:frame>
        <draw:frame draw:style-name="gr6" draw:text-style-name="P5" draw:layer="layout" svg:width="4cm" svg:height="0.75cm" svg:x="17.999cm" svg:y="2.25cm">
          <draw:text-box>
            <text:p text:style-name="P2"><text:span text:style-name="T4">T3</text:span></text:p>
          </draw:text-box>
        </draw:frame>
        <draw:line draw:style-name="gr4" draw:text-style-name="P2" draw:layer="layout" svg:x1="7.999cm" svg:y1="5cm" svg:x2="8.249cm" svg:y2="4.25cm">
          <text:p/>
        </draw:line>
        <draw:line draw:style-name="gr4" draw:text-style-name="P2" draw:layer="layout" svg:x1="8.249cm" svg:y1="5cm" svg:x2="7.999cm" svg:y2="4.25cm">
          <text:p/>
        </draw:line>
        <draw:line draw:style-name="gr4" draw:text-style-name="P2" draw:layer="layout" svg:x1="22.749cm" svg:y1="4.25cm" svg:x2="8.249cm" svg:y2="4.25cm">
          <text:p/>
        </draw:line>
        <draw:line draw:style-name="gr4" draw:text-style-name="P2" draw:layer="layout" svg:x1="22.749cm" svg:y1="5cm" svg:x2="8.249cm" svg:y2="5cm">
          <text:p/>
        </draw:line>
        <draw:line draw:style-name="gr4" draw:text-style-name="P2" draw:layer="layout" svg:x1="7.999cm" svg:y1="4.25cm" svg:x2="5.999cm" svg:y2="4.25cm">
          <text:p/>
        </draw:line>
        <draw:line draw:style-name="gr4" draw:text-style-name="P2" draw:layer="layout" svg:x1="7.999cm" svg:y1="5cm" svg:x2="5.999cm" svg:y2="5cm">
          <text:p/>
        </draw:line>
        <draw:g draw:style-name="gr3">
          <draw:line draw:style-name="gr4" draw:text-style-name="P2" draw:layer="layout" svg:x1="21.999cm" svg:y1="4cm" svg:x2="22.249cm" svg:y2="3.25cm">
            <text:p/>
          </draw:line>
          <draw:line draw:style-name="gr4" draw:text-style-name="P2" draw:layer="layout" svg:x1="22.249cm" svg:y1="3.25cm" svg:x2="23.999cm" svg:y2="3.25cm">
            <text:p/>
          </draw:line>
          <draw:line draw:style-name="gr4" draw:text-style-name="P2" draw:layer="layout" svg:x1="23.999cm" svg:y1="3.25cm" svg:x2="24.249cm" svg:y2="4cm">
            <text:p/>
          </draw:line>
          <draw:line draw:style-name="gr4" draw:text-style-name="P2" draw:layer="layout" svg:x1="24.249cm" svg:y1="4cm" svg:x2="25.999cm" svg:y2="4cm">
            <text:p/>
          </draw:line>
        </draw:g>
        <draw:line draw:style-name="gr4" draw:text-style-name="P2" draw:layer="layout" svg:x1="22.749cm" svg:y1="5cm" svg:x2="22.999cm" svg:y2="4.25cm">
          <text:p/>
        </draw:line>
        <draw:line draw:style-name="gr4" draw:text-style-name="P2" draw:layer="layout" svg:x1="22.999cm" svg:y1="5cm" svg:x2="22.749cm" svg:y2="4.25cm">
          <text:p/>
        </draw:line>
        <draw:line draw:style-name="gr4" draw:text-style-name="P2" draw:layer="layout" svg:x1="25.999cm" svg:y1="4.25cm" svg:x2="22.999cm" svg:y2="4.25cm">
          <text:p/>
        </draw:line>
        <draw:line draw:style-name="gr4" draw:text-style-name="P2" draw:layer="layout" svg:x1="25.999cm" svg:y1="5cm" svg:x2="22.999cm" svg:y2="5cm">
          <text:p/>
        </draw:line>
        <draw:frame draw:style-name="gr2" draw:text-style-name="P6" draw:layer="layout" svg:width="4cm" svg:height="0.886cm" svg:x="1.999cm" svg:y="5.114cm">
          <draw:text-box>
            <text:p text:style-name="P2"><text:span text:style-name="T2">/IORQ</text:span></text:p>
          </draw:text-box>
        </draw:frame>
        <draw:line draw:style-name="gr4" draw:text-style-name="P2" draw:layer="layout" svg:x1="11.749cm" svg:y1="5.25cm" svg:x2="5.999cm" svg:y2="5.25cm">
          <text:p/>
        </draw:line>
        <draw:line draw:style-name="gr4" draw:text-style-name="P2" draw:layer="layout" svg:x1="11.999cm" svg:y1="6cm" svg:x2="11.749cm" svg:y2="5.25cm">
          <text:p/>
        </draw:line>
        <draw:line draw:style-name="gr4" draw:text-style-name="P2" draw:layer="layout" svg:x1="21.499cm" svg:y1="6cm" svg:x2="11.999cm" svg:y2="6cm">
          <text:p/>
        </draw:line>
        <draw:line draw:style-name="gr4" draw:text-style-name="P2" draw:layer="layout" svg:x1="21.499cm" svg:y1="6cm" svg:x2="21.749cm" svg:y2="5.25cm">
          <text:p/>
        </draw:line>
        <draw:line draw:style-name="gr4" draw:text-style-name="P2" draw:layer="layout" svg:x1="25.999cm" svg:y1="5.25cm" svg:x2="21.749cm" svg:y2="5.25cm">
          <text:p/>
        </draw:line>
        <draw:frame draw:style-name="gr2" draw:text-style-name="P6" draw:layer="layout" svg:width="4cm" svg:height="0.886cm" svg:x="1.999cm" svg:y="6.114cm">
          <draw:text-box>
            <text:p text:style-name="P2"><text:span text:style-name="T2">/WR</text:span></text:p>
          </draw:text-box>
        </draw:frame>
        <draw:line draw:style-name="gr4" draw:text-style-name="P2" draw:layer="layout" svg:x1="11.249cm" svg:y1="6.25cm" svg:x2="5.999cm" svg:y2="6.25cm">
          <text:p/>
        </draw:line>
        <draw:line draw:style-name="gr4" draw:text-style-name="P2" draw:layer="layout" svg:x1="11.499cm" svg:y1="7cm" svg:x2="11.249cm" svg:y2="6.25cm">
          <text:p/>
        </draw:line>
        <draw:line draw:style-name="gr4" draw:text-style-name="P2" draw:layer="layout" svg:x1="20.999cm" svg:y1="7cm" svg:x2="11.499cm" svg:y2="7cm">
          <text:p/>
        </draw:line>
        <draw:line draw:style-name="gr4" draw:text-style-name="P2" draw:layer="layout" svg:x1="20.999cm" svg:y1="7cm" svg:x2="21.249cm" svg:y2="6.25cm">
          <text:p/>
        </draw:line>
        <draw:line draw:style-name="gr4" draw:text-style-name="P2" draw:layer="layout" svg:x1="25.999cm" svg:y1="6.25cm" svg:x2="21.249cm" svg:y2="6.25cm">
          <text:p/>
        </draw:line>
        <draw:line draw:style-name="gr4" draw:text-style-name="P2" draw:layer="layout" svg:x1="7.999cm" svg:y1="8cm" svg:x2="8.249cm" svg:y2="7.25cm">
          <text:p/>
        </draw:line>
        <draw:line draw:style-name="gr4" draw:text-style-name="P2" draw:layer="layout" svg:x1="8.249cm" svg:y1="8cm" svg:x2="7.999cm" svg:y2="7.25cm">
          <text:p/>
        </draw:line>
        <draw:line draw:style-name="gr4" draw:text-style-name="P2" draw:layer="layout" svg:x1="22.749cm" svg:y1="7.25cm" svg:x2="8.249cm" svg:y2="7.25cm">
          <text:p/>
        </draw:line>
        <draw:line draw:style-name="gr4" draw:text-style-name="P2" draw:layer="layout" svg:x1="22.749cm" svg:y1="8cm" svg:x2="8.249cm" svg:y2="8cm">
          <text:p/>
        </draw:line>
        <draw:line draw:style-name="gr4" draw:text-style-name="P2" draw:layer="layout" svg:x1="7.999cm" svg:y1="7.25cm" svg:x2="5.999cm" svg:y2="7.25cm">
          <text:p/>
        </draw:line>
        <draw:line draw:style-name="gr4" draw:text-style-name="P2" draw:layer="layout" svg:x1="7.999cm" svg:y1="8cm" svg:x2="5.999cm" svg:y2="8cm">
          <text:p/>
        </draw:line>
        <draw:line draw:style-name="gr4" draw:text-style-name="P2" draw:layer="layout" svg:x1="22.749cm" svg:y1="8cm" svg:x2="22.999cm" svg:y2="7.25cm">
          <text:p/>
        </draw:line>
        <draw:line draw:style-name="gr4" draw:text-style-name="P2" draw:layer="layout" svg:x1="22.999cm" svg:y1="8cm" svg:x2="22.749cm" svg:y2="7.25cm">
          <text:p/>
        </draw:line>
        <draw:line draw:style-name="gr4" draw:text-style-name="P2" draw:layer="layout" svg:x1="25.999cm" svg:y1="7.25cm" svg:x2="22.999cm" svg:y2="7.25cm">
          <text:p/>
        </draw:line>
        <draw:line draw:style-name="gr4" draw:text-style-name="P2" draw:layer="layout" svg:x1="25.999cm" svg:y1="8cm" svg:x2="22.999cm" svg:y2="8cm">
          <text:p/>
        </draw:line>
        <draw:frame draw:style-name="gr2" draw:text-style-name="P6" draw:layer="layout" svg:width="4cm" svg:height="0.886cm" svg:x="1.999cm" svg:y="7.114cm">
          <draw:text-box>
            <text:p text:style-name="P2"><text:span text:style-name="T2">D[7:0]</text:span></text:p>
          </draw:text-box>
        </draw:frame>
        <draw:frame draw:style-name="gr7" draw:text-style-name="P7" draw:layer="layout" svg:width="4cm" svg:height="0.886cm" svg:x="2cm" svg:y="9.114cm">
          <draw:text-box>
            <text:p text:style-name="P2"><text:span text:style-name="T2">ff_iorq0</text:span></text:p>
          </draw:text-box>
        </draw:frame>
        <draw:line draw:style-name="gr4" draw:text-style-name="P2" draw:layer="layout" svg:x1="12cm" svg:y1="10cm" svg:x2="6cm" svg:y2="10cm">
          <text:p/>
        </draw:line>
        <draw:line draw:style-name="gr4" draw:text-style-name="P2" draw:layer="layout" svg:x1="12cm" svg:y1="10cm" svg:x2="12.25cm" svg:y2="9.25cm">
          <text:p/>
        </draw:line>
        <draw:line draw:style-name="gr4" draw:text-style-name="P2" draw:layer="layout" svg:x1="22cm" svg:y1="9.25cm" svg:x2="12.25cm" svg:y2="9.25cm">
          <text:p/>
        </draw:line>
        <draw:line draw:style-name="gr4" draw:text-style-name="P2" draw:layer="layout" svg:x1="26cm" svg:y1="10cm" svg:x2="22.25cm" svg:y2="10cm">
          <text:p/>
        </draw:line>
        <draw:line draw:style-name="gr4" draw:text-style-name="P2" draw:layer="layout" svg:x1="22.25cm" svg:y1="10cm" svg:x2="22cm" svg:y2="9.25cm">
          <text:p/>
        </draw:line>
        <draw:frame draw:style-name="gr7" draw:text-style-name="P7" draw:layer="layout" svg:width="4cm" svg:height="0.886cm" svg:x="2cm" svg:y="11.114cm">
          <draw:text-box>
            <text:p text:style-name="P2"><text:span text:style-name="T2">ff_wr</text:span></text:p>
          </draw:text-box>
        </draw:frame>
        <draw:line draw:style-name="gr4" draw:text-style-name="P2" draw:layer="layout" svg:x1="11.5cm" svg:y1="12cm" svg:x2="6cm" svg:y2="12cm">
          <text:p/>
        </draw:line>
        <draw:line draw:style-name="gr4" draw:text-style-name="P2" draw:layer="layout" svg:x1="11.5cm" svg:y1="12cm" svg:x2="11.75cm" svg:y2="11.25cm">
          <text:p/>
        </draw:line>
        <draw:line draw:style-name="gr4" draw:text-style-name="P2" draw:layer="layout" svg:x1="21.5cm" svg:y1="11.25cm" svg:x2="11.75cm" svg:y2="11.25cm">
          <text:p/>
        </draw:line>
        <draw:line draw:style-name="gr4" draw:text-style-name="P2" draw:layer="layout" svg:x1="26cm" svg:y1="12cm" svg:x2="21.75cm" svg:y2="12cm">
          <text:p/>
        </draw:line>
        <draw:line draw:style-name="gr4" draw:text-style-name="P2" draw:layer="layout" svg:x1="21.75cm" svg:y1="12cm" svg:x2="21.5cm" svg:y2="11.25cm">
          <text:p/>
        </draw:line>
        <draw:frame draw:style-name="gr7" draw:text-style-name="P7" draw:layer="layout" svg:width="4cm" svg:height="0.886cm" svg:x="2cm" svg:y="10.114cm">
          <draw:text-box>
            <text:p text:style-name="P2"><text:span text:style-name="T2">ff_iorq1</text:span></text:p>
          </draw:text-box>
        </draw:frame>
        <draw:line draw:style-name="gr4" draw:text-style-name="P2" draw:layer="layout" svg:x1="12.5cm" svg:y1="11cm" svg:x2="6cm" svg:y2="11cm">
          <text:p/>
        </draw:line>
        <draw:line draw:style-name="gr4" draw:text-style-name="P2" draw:layer="layout" svg:x1="12.5cm" svg:y1="11cm" svg:x2="12.75cm" svg:y2="10.25cm">
          <text:p/>
        </draw:line>
        <draw:line draw:style-name="gr4" draw:text-style-name="P2" draw:layer="layout" svg:x1="22.5cm" svg:y1="10.25cm" svg:x2="12.75cm" svg:y2="10.25cm">
          <text:p/>
        </draw:line>
        <draw:line draw:style-name="gr4" draw:text-style-name="P2" draw:layer="layout" svg:x1="26cm" svg:y1="11cm" svg:x2="22.75cm" svg:y2="11cm">
          <text:p/>
        </draw:line>
        <draw:line draw:style-name="gr4" draw:text-style-name="P2" draw:layer="layout" svg:x1="22.75cm" svg:y1="11cm" svg:x2="22.5cm" svg:y2="10.25cm">
          <text:p/>
        </draw:line>
        <draw:frame draw:style-name="gr7" draw:text-style-name="P7" draw:layer="layout" svg:width="4cm" svg:height="0.886cm" svg:x="2cm" svg:y="12.114cm">
          <draw:text-box>
            <text:p text:style-name="P2"><text:span text:style-name="T2">w_iorq</text:span></text:p>
          </draw:text-box>
        </draw:frame>
        <draw:line draw:style-name="gr4" draw:text-style-name="P2" draw:layer="layout" svg:x1="12cm" svg:y1="13cm" svg:x2="6cm" svg:y2="13cm">
          <text:p/>
        </draw:line>
        <draw:line draw:style-name="gr4" draw:text-style-name="P2" draw:layer="layout" svg:x1="12cm" svg:y1="13cm" svg:x2="12.25cm" svg:y2="12.25cm">
          <text:p/>
        </draw:line>
        <draw:line draw:style-name="gr4" draw:text-style-name="P2" draw:layer="layout" svg:x1="12.75cm" svg:y1="13cm" svg:x2="12.5cm" svg:y2="12.25cm">
          <text:p/>
        </draw:line>
        <draw:line draw:style-name="gr4" draw:text-style-name="P2" draw:layer="layout" svg:x1="12.5cm" svg:y1="12.25cm" svg:x2="12.25cm" svg:y2="12.25cm">
          <text:p/>
        </draw:line>
        <draw:line draw:style-name="gr4" draw:text-style-name="P2" draw:layer="layout" svg:x1="26cm" svg:y1="13cm" svg:x2="12.75cm" svg:y2="13cm">
          <text:p/>
        </draw:line>
        <draw:frame draw:style-name="gr7" draw:text-style-name="P7" draw:layer="layout" svg:width="4cm" svg:height="0.886cm" svg:x="2cm" svg:y="13.114cm">
          <draw:text-box>
            <text:p text:style-name="P2"><text:span text:style-name="T2">ff_bus_valid</text:span></text:p>
          </draw:text-box>
        </draw:frame>
        <draw:line draw:style-name="gr4" draw:text-style-name="P2" draw:layer="layout" svg:x1="12.5cm" svg:y1="14cm" svg:x2="6cm" svg:y2="14cm">
          <text:p/>
        </draw:line>
        <draw:line draw:style-name="gr4" draw:text-style-name="P2" draw:layer="layout" svg:x1="12.5cm" svg:y1="14cm" svg:x2="12.75cm" svg:y2="13.25cm">
          <text:p/>
        </draw:line>
        <draw:line draw:style-name="gr4" draw:text-style-name="P2" draw:layer="layout" svg:x1="13.5cm" svg:y1="13.25cm" svg:x2="12.75cm" svg:y2="13.25cm">
          <text:p/>
        </draw:line>
        <draw:line draw:style-name="gr4" draw:text-style-name="P2" draw:layer="layout" svg:x1="13.75cm" svg:y1="14cm" svg:x2="13.5cm" svg:y2="13.25cm">
          <text:p/>
        </draw:line>
        <draw:line draw:style-name="gr4" draw:text-style-name="P2" draw:layer="layout" svg:x1="26cm" svg:y1="14cm" svg:x2="13.75cm" svg:y2="14cm">
          <text:p/>
        </draw:line>
        <draw:frame draw:style-name="gr2" draw:text-style-name="P3" draw:layer="layout" svg:width="4cm" svg:height="0.886cm" svg:x="2cm" svg:y="14.114cm">
          <draw:text-box>
            <text:p text:style-name="P2"><text:span text:style-name="T2">bus_ready</text:span></text:p>
          </draw:text-box>
        </draw:frame>
        <draw:line draw:style-name="gr4" draw:text-style-name="P2" draw:layer="layout" svg:x1="13cm" svg:y1="15cm" svg:x2="6cm" svg:y2="15cm">
          <text:p/>
        </draw:line>
        <draw:line draw:style-name="gr4" draw:text-style-name="P2" draw:layer="layout" svg:x1="13cm" svg:y1="15cm" svg:x2="13.25cm" svg:y2="14.25cm">
          <text:p/>
        </draw:line>
        <draw:line draw:style-name="gr4" draw:text-style-name="P2" draw:layer="layout" svg:x1="22cm" svg:y1="14.25cm" svg:x2="13.25cm" svg:y2="14.25cm">
          <text:p/>
        </draw:line>
        <draw:line draw:style-name="gr4" draw:text-style-name="P2" draw:layer="layout" svg:x1="26cm" svg:y1="15cm" svg:x2="22.25cm" svg:y2="15cm">
          <text:p/>
        </draw:line>
        <draw:frame draw:style-name="gr2" draw:text-style-name="P3" draw:layer="layout" svg:width="4cm" svg:height="0.886cm" svg:x="2.001cm" svg:y="8.114cm">
          <draw:text-box>
            <text:p text:style-name="P2"><text:span text:style-name="T2">CLK</text:span> <text:span text:style-name="T5">28.63636</text:span><text:span text:style-name="T3">MHz</text:span></text:p>
          </draw:text-box>
        </draw:frame>
        <draw:g draw:style-name="gr3">
          <draw:line draw:style-name="gr4" draw:text-style-name="P2" draw:layer="layout" svg:x1="25cm" svg:y1="9cm" svg:x2="25.032cm" svg:y2="8.25cm">
            <text:p/>
          </draw:line>
          <draw:line draw:style-name="gr4" draw:text-style-name="P2" draw:layer="layout" svg:x1="25.032cm" svg:y1="8.25cm" svg:x2="25.251cm" svg:y2="8.25cm">
            <text:p/>
          </draw:line>
          <draw:line draw:style-name="gr4" draw:text-style-name="P2" draw:layer="layout" svg:x1="25.25cm" svg:y1="8.25cm" svg:x2="25.282cm" svg:y2="9cm">
            <text:p/>
          </draw:line>
          <draw:line draw:style-name="gr4" draw:text-style-name="P2" draw:layer="layout" svg:x1="25.282cm" svg:y1="9cm" svg:x2="25.501cm" svg:y2="9cm">
            <text:p/>
          </draw:line>
        </draw:g>
        <draw:g draw:style-name="gr3">
          <draw:line draw:style-name="gr4" draw:text-style-name="P2" draw:layer="layout" svg:x1="25.501cm" svg:y1="9cm" svg:x2="25.533cm" svg:y2="8.25cm">
            <text:p/>
          </draw:line>
          <draw:line draw:style-name="gr4" draw:text-style-name="P2" draw:layer="layout" svg:x1="25.533cm" svg:y1="8.25cm" svg:x2="25.752cm" svg:y2="8.25cm">
            <text:p/>
          </draw:line>
          <draw:line draw:style-name="gr4" draw:text-style-name="P2" draw:layer="layout" svg:x1="25.751cm" svg:y1="8.25cm" svg:x2="25.783cm" svg:y2="9cm">
            <text:p/>
          </draw:line>
          <draw:line draw:style-name="gr4" draw:text-style-name="P2" draw:layer="layout" svg:x1="25.783cm" svg:y1="9cm" svg:x2="26.002cm" svg:y2="9cm">
            <text:p/>
          </draw:line>
        </draw:g>
        <draw:g draw:style-name="gr3">
          <draw:line draw:style-name="gr4" draw:text-style-name="P2" draw:layer="layout" svg:x1="23.999cm" svg:y1="9cm" svg:x2="24.031cm" svg:y2="8.25cm">
            <text:p/>
          </draw:line>
          <draw:line draw:style-name="gr4" draw:text-style-name="P2" draw:layer="layout" svg:x1="24.031cm" svg:y1="8.25cm" svg:x2="24.25cm" svg:y2="8.25cm">
            <text:p/>
          </draw:line>
          <draw:line draw:style-name="gr4" draw:text-style-name="P2" draw:layer="layout" svg:x1="24.249cm" svg:y1="8.25cm" svg:x2="24.281cm" svg:y2="9cm">
            <text:p/>
          </draw:line>
          <draw:line draw:style-name="gr4" draw:text-style-name="P2" draw:layer="layout" svg:x1="24.281cm" svg:y1="9cm" svg:x2="24.5cm" svg:y2="9cm">
            <text:p/>
          </draw:line>
        </draw:g>
        <draw:g draw:style-name="gr3">
          <draw:line draw:style-name="gr4" draw:text-style-name="P2" draw:layer="layout" svg:x1="24.5cm" svg:y1="9cm" svg:x2="24.532cm" svg:y2="8.25cm">
            <text:p/>
          </draw:line>
          <draw:line draw:style-name="gr4" draw:text-style-name="P2" draw:layer="layout" svg:x1="24.532cm" svg:y1="8.25cm" svg:x2="24.751cm" svg:y2="8.25cm">
            <text:p/>
          </draw:line>
          <draw:line draw:style-name="gr4" draw:text-style-name="P2" draw:layer="layout" svg:x1="24.75cm" svg:y1="8.25cm" svg:x2="24.782cm" svg:y2="9cm">
            <text:p/>
          </draw:line>
          <draw:line draw:style-name="gr4" draw:text-style-name="P2" draw:layer="layout" svg:x1="24.782cm" svg:y1="9cm" svg:x2="25.001cm" svg:y2="9cm">
            <text:p/>
          </draw:line>
        </draw:g>
        <draw:g draw:style-name="gr3">
          <draw:line draw:style-name="gr4" draw:text-style-name="P2" draw:layer="layout" svg:x1="23.002cm" svg:y1="9cm" svg:x2="23.034cm" svg:y2="8.25cm">
            <text:p/>
          </draw:line>
          <draw:line draw:style-name="gr4" draw:text-style-name="P2" draw:layer="layout" svg:x1="23.034cm" svg:y1="8.25cm" svg:x2="23.253cm" svg:y2="8.25cm">
            <text:p/>
          </draw:line>
          <draw:line draw:style-name="gr4" draw:text-style-name="P2" draw:layer="layout" svg:x1="23.252cm" svg:y1="8.25cm" svg:x2="23.284cm" svg:y2="9cm">
            <text:p/>
          </draw:line>
          <draw:line draw:style-name="gr4" draw:text-style-name="P2" draw:layer="layout" svg:x1="23.284cm" svg:y1="9cm" svg:x2="23.503cm" svg:y2="9cm">
            <text:p/>
          </draw:line>
        </draw:g>
        <draw:g draw:style-name="gr3">
          <draw:line draw:style-name="gr4" draw:text-style-name="P2" draw:layer="layout" svg:x1="23.503cm" svg:y1="9cm" svg:x2="23.535cm" svg:y2="8.25cm">
            <text:p/>
          </draw:line>
          <draw:line draw:style-name="gr4" draw:text-style-name="P2" draw:layer="layout" svg:x1="23.535cm" svg:y1="8.25cm" svg:x2="23.754cm" svg:y2="8.25cm">
            <text:p/>
          </draw:line>
          <draw:line draw:style-name="gr4" draw:text-style-name="P2" draw:layer="layout" svg:x1="23.753cm" svg:y1="8.25cm" svg:x2="23.785cm" svg:y2="9cm">
            <text:p/>
          </draw:line>
          <draw:line draw:style-name="gr4" draw:text-style-name="P2" draw:layer="layout" svg:x1="23.785cm" svg:y1="9cm" svg:x2="24.004cm" svg:y2="9cm">
            <text:p/>
          </draw:line>
        </draw:g>
        <draw:g draw:style-name="gr3">
          <draw:line draw:style-name="gr4" draw:text-style-name="P2" draw:layer="layout" svg:x1="22.001cm" svg:y1="9cm" svg:x2="22.033cm" svg:y2="8.25cm">
            <text:p/>
          </draw:line>
          <draw:line draw:style-name="gr4" draw:text-style-name="P2" draw:layer="layout" svg:x1="22.033cm" svg:y1="8.25cm" svg:x2="22.252cm" svg:y2="8.25cm">
            <text:p/>
          </draw:line>
          <draw:line draw:style-name="gr4" draw:text-style-name="P2" draw:layer="layout" svg:x1="22.251cm" svg:y1="8.25cm" svg:x2="22.283cm" svg:y2="9cm">
            <text:p/>
          </draw:line>
          <draw:line draw:style-name="gr4" draw:text-style-name="P2" draw:layer="layout" svg:x1="22.283cm" svg:y1="9cm" svg:x2="22.502cm" svg:y2="9cm">
            <text:p/>
          </draw:line>
        </draw:g>
        <draw:g draw:style-name="gr3">
          <draw:line draw:style-name="gr4" draw:text-style-name="P2" draw:layer="layout" svg:x1="22.502cm" svg:y1="9cm" svg:x2="22.534cm" svg:y2="8.25cm">
            <text:p/>
          </draw:line>
          <draw:line draw:style-name="gr4" draw:text-style-name="P2" draw:layer="layout" svg:x1="22.534cm" svg:y1="8.25cm" svg:x2="22.753cm" svg:y2="8.25cm">
            <text:p/>
          </draw:line>
          <draw:line draw:style-name="gr4" draw:text-style-name="P2" draw:layer="layout" svg:x1="22.752cm" svg:y1="8.25cm" svg:x2="22.784cm" svg:y2="9cm">
            <text:p/>
          </draw:line>
          <draw:line draw:style-name="gr4" draw:text-style-name="P2" draw:layer="layout" svg:x1="22.784cm" svg:y1="9cm" svg:x2="23.003cm" svg:y2="9cm">
            <text:p/>
          </draw:line>
        </draw:g>
        <draw:g draw:style-name="gr3">
          <draw:line draw:style-name="gr4" draw:text-style-name="P2" draw:layer="layout" svg:x1="21cm" svg:y1="9cm" svg:x2="21.032cm" svg:y2="8.25cm">
            <text:p/>
          </draw:line>
          <draw:line draw:style-name="gr4" draw:text-style-name="P2" draw:layer="layout" svg:x1="21.032cm" svg:y1="8.25cm" svg:x2="21.251cm" svg:y2="8.25cm">
            <text:p/>
          </draw:line>
          <draw:line draw:style-name="gr4" draw:text-style-name="P2" draw:layer="layout" svg:x1="21.25cm" svg:y1="8.25cm" svg:x2="21.282cm" svg:y2="9cm">
            <text:p/>
          </draw:line>
          <draw:line draw:style-name="gr4" draw:text-style-name="P2" draw:layer="layout" svg:x1="21.282cm" svg:y1="9cm" svg:x2="21.501cm" svg:y2="9cm">
            <text:p/>
          </draw:line>
        </draw:g>
        <draw:g draw:style-name="gr3">
          <draw:line draw:style-name="gr4" draw:text-style-name="P2" draw:layer="layout" svg:x1="21.501cm" svg:y1="9cm" svg:x2="21.533cm" svg:y2="8.25cm">
            <text:p/>
          </draw:line>
          <draw:line draw:style-name="gr4" draw:text-style-name="P2" draw:layer="layout" svg:x1="21.533cm" svg:y1="8.25cm" svg:x2="21.752cm" svg:y2="8.25cm">
            <text:p/>
          </draw:line>
          <draw:line draw:style-name="gr4" draw:text-style-name="P2" draw:layer="layout" svg:x1="21.751cm" svg:y1="8.25cm" svg:x2="21.783cm" svg:y2="9cm">
            <text:p/>
          </draw:line>
          <draw:line draw:style-name="gr4" draw:text-style-name="P2" draw:layer="layout" svg:x1="21.783cm" svg:y1="9cm" svg:x2="22.002cm" svg:y2="9cm">
            <text:p/>
          </draw:line>
        </draw:g>
        <draw:g draw:style-name="gr3">
          <draw:line draw:style-name="gr4" draw:text-style-name="P2" draw:layer="layout" svg:x1="19.999cm" svg:y1="9cm" svg:x2="20.031cm" svg:y2="8.25cm">
            <text:p/>
          </draw:line>
          <draw:line draw:style-name="gr4" draw:text-style-name="P2" draw:layer="layout" svg:x1="20.031cm" svg:y1="8.25cm" svg:x2="20.25cm" svg:y2="8.25cm">
            <text:p/>
          </draw:line>
          <draw:line draw:style-name="gr4" draw:text-style-name="P2" draw:layer="layout" svg:x1="20.249cm" svg:y1="8.25cm" svg:x2="20.281cm" svg:y2="9cm">
            <text:p/>
          </draw:line>
          <draw:line draw:style-name="gr4" draw:text-style-name="P2" draw:layer="layout" svg:x1="20.281cm" svg:y1="9cm" svg:x2="20.5cm" svg:y2="9cm">
            <text:p/>
          </draw:line>
        </draw:g>
        <draw:g draw:style-name="gr3">
          <draw:line draw:style-name="gr4" draw:text-style-name="P2" draw:layer="layout" svg:x1="20.5cm" svg:y1="9cm" svg:x2="20.532cm" svg:y2="8.25cm">
            <text:p/>
          </draw:line>
          <draw:line draw:style-name="gr4" draw:text-style-name="P2" draw:layer="layout" svg:x1="20.532cm" svg:y1="8.25cm" svg:x2="20.751cm" svg:y2="8.25cm">
            <text:p/>
          </draw:line>
          <draw:line draw:style-name="gr4" draw:text-style-name="P2" draw:layer="layout" svg:x1="20.75cm" svg:y1="8.25cm" svg:x2="20.782cm" svg:y2="9cm">
            <text:p/>
          </draw:line>
          <draw:line draw:style-name="gr4" draw:text-style-name="P2" draw:layer="layout" svg:x1="20.782cm" svg:y1="9cm" svg:x2="21.001cm" svg:y2="9cm">
            <text:p/>
          </draw:line>
        </draw:g>
        <draw:g draw:style-name="gr3">
          <draw:line draw:style-name="gr4" draw:text-style-name="P2" draw:layer="layout" svg:x1="19.002cm" svg:y1="9cm" svg:x2="19.034cm" svg:y2="8.25cm">
            <text:p/>
          </draw:line>
          <draw:line draw:style-name="gr4" draw:text-style-name="P2" draw:layer="layout" svg:x1="19.034cm" svg:y1="8.25cm" svg:x2="19.253cm" svg:y2="8.25cm">
            <text:p/>
          </draw:line>
          <draw:line draw:style-name="gr4" draw:text-style-name="P2" draw:layer="layout" svg:x1="19.252cm" svg:y1="8.25cm" svg:x2="19.284cm" svg:y2="9cm">
            <text:p/>
          </draw:line>
          <draw:line draw:style-name="gr4" draw:text-style-name="P2" draw:layer="layout" svg:x1="19.284cm" svg:y1="9cm" svg:x2="19.503cm" svg:y2="9cm">
            <text:p/>
          </draw:line>
        </draw:g>
        <draw:g draw:style-name="gr3">
          <draw:line draw:style-name="gr4" draw:text-style-name="P2" draw:layer="layout" svg:x1="19.503cm" svg:y1="9cm" svg:x2="19.535cm" svg:y2="8.25cm">
            <text:p/>
          </draw:line>
          <draw:line draw:style-name="gr4" draw:text-style-name="P2" draw:layer="layout" svg:x1="19.535cm" svg:y1="8.25cm" svg:x2="19.754cm" svg:y2="8.25cm">
            <text:p/>
          </draw:line>
          <draw:line draw:style-name="gr4" draw:text-style-name="P2" draw:layer="layout" svg:x1="19.753cm" svg:y1="8.25cm" svg:x2="19.785cm" svg:y2="9cm">
            <text:p/>
          </draw:line>
          <draw:line draw:style-name="gr4" draw:text-style-name="P2" draw:layer="layout" svg:x1="19.785cm" svg:y1="9cm" svg:x2="20.004cm" svg:y2="9cm">
            <text:p/>
          </draw:line>
        </draw:g>
        <draw:g draw:style-name="gr3">
          <draw:line draw:style-name="gr4" draw:text-style-name="P2" draw:layer="layout" svg:x1="18.001cm" svg:y1="9cm" svg:x2="18.033cm" svg:y2="8.25cm">
            <text:p/>
          </draw:line>
          <draw:line draw:style-name="gr4" draw:text-style-name="P2" draw:layer="layout" svg:x1="18.033cm" svg:y1="8.25cm" svg:x2="18.252cm" svg:y2="8.25cm">
            <text:p/>
          </draw:line>
          <draw:line draw:style-name="gr4" draw:text-style-name="P2" draw:layer="layout" svg:x1="18.251cm" svg:y1="8.25cm" svg:x2="18.283cm" svg:y2="9cm">
            <text:p/>
          </draw:line>
          <draw:line draw:style-name="gr4" draw:text-style-name="P2" draw:layer="layout" svg:x1="18.283cm" svg:y1="9cm" svg:x2="18.502cm" svg:y2="9cm">
            <text:p/>
          </draw:line>
        </draw:g>
        <draw:g draw:style-name="gr3">
          <draw:line draw:style-name="gr4" draw:text-style-name="P2" draw:layer="layout" svg:x1="18.502cm" svg:y1="9cm" svg:x2="18.534cm" svg:y2="8.25cm">
            <text:p/>
          </draw:line>
          <draw:line draw:style-name="gr4" draw:text-style-name="P2" draw:layer="layout" svg:x1="18.534cm" svg:y1="8.25cm" svg:x2="18.753cm" svg:y2="8.25cm">
            <text:p/>
          </draw:line>
          <draw:line draw:style-name="gr4" draw:text-style-name="P2" draw:layer="layout" svg:x1="18.752cm" svg:y1="8.25cm" svg:x2="18.784cm" svg:y2="9cm">
            <text:p/>
          </draw:line>
          <draw:line draw:style-name="gr4" draw:text-style-name="P2" draw:layer="layout" svg:x1="18.784cm" svg:y1="9cm" svg:x2="19.003cm" svg:y2="9cm">
            <text:p/>
          </draw:line>
        </draw:g>
        <draw:g draw:style-name="gr3">
          <draw:line draw:style-name="gr4" draw:text-style-name="P2" draw:layer="layout" svg:x1="17cm" svg:y1="9cm" svg:x2="17.032cm" svg:y2="8.25cm">
            <text:p/>
          </draw:line>
          <draw:line draw:style-name="gr4" draw:text-style-name="P2" draw:layer="layout" svg:x1="17.032cm" svg:y1="8.25cm" svg:x2="17.251cm" svg:y2="8.25cm">
            <text:p/>
          </draw:line>
          <draw:line draw:style-name="gr4" draw:text-style-name="P2" draw:layer="layout" svg:x1="17.25cm" svg:y1="8.25cm" svg:x2="17.282cm" svg:y2="9cm">
            <text:p/>
          </draw:line>
          <draw:line draw:style-name="gr4" draw:text-style-name="P2" draw:layer="layout" svg:x1="17.282cm" svg:y1="9cm" svg:x2="17.501cm" svg:y2="9cm">
            <text:p/>
          </draw:line>
        </draw:g>
        <draw:g draw:style-name="gr3">
          <draw:line draw:style-name="gr4" draw:text-style-name="P2" draw:layer="layout" svg:x1="17.501cm" svg:y1="9cm" svg:x2="17.533cm" svg:y2="8.25cm">
            <text:p/>
          </draw:line>
          <draw:line draw:style-name="gr4" draw:text-style-name="P2" draw:layer="layout" svg:x1="17.533cm" svg:y1="8.25cm" svg:x2="17.752cm" svg:y2="8.25cm">
            <text:p/>
          </draw:line>
          <draw:line draw:style-name="gr4" draw:text-style-name="P2" draw:layer="layout" svg:x1="17.751cm" svg:y1="8.25cm" svg:x2="17.783cm" svg:y2="9cm">
            <text:p/>
          </draw:line>
          <draw:line draw:style-name="gr4" draw:text-style-name="P2" draw:layer="layout" svg:x1="17.783cm" svg:y1="9cm" svg:x2="18.002cm" svg:y2="9cm">
            <text:p/>
          </draw:line>
        </draw:g>
        <draw:g draw:style-name="gr3">
          <draw:line draw:style-name="gr4" draw:text-style-name="P2" draw:layer="layout" svg:x1="15.999cm" svg:y1="9cm" svg:x2="16.031cm" svg:y2="8.25cm">
            <text:p/>
          </draw:line>
          <draw:line draw:style-name="gr4" draw:text-style-name="P2" draw:layer="layout" svg:x1="16.031cm" svg:y1="8.25cm" svg:x2="16.25cm" svg:y2="8.25cm">
            <text:p/>
          </draw:line>
          <draw:line draw:style-name="gr4" draw:text-style-name="P2" draw:layer="layout" svg:x1="16.249cm" svg:y1="8.25cm" svg:x2="16.281cm" svg:y2="9cm">
            <text:p/>
          </draw:line>
          <draw:line draw:style-name="gr4" draw:text-style-name="P2" draw:layer="layout" svg:x1="16.281cm" svg:y1="9cm" svg:x2="16.5cm" svg:y2="9cm">
            <text:p/>
          </draw:line>
        </draw:g>
        <draw:g draw:style-name="gr3">
          <draw:line draw:style-name="gr4" draw:text-style-name="P2" draw:layer="layout" svg:x1="16.5cm" svg:y1="9cm" svg:x2="16.532cm" svg:y2="8.25cm">
            <text:p/>
          </draw:line>
          <draw:line draw:style-name="gr4" draw:text-style-name="P2" draw:layer="layout" svg:x1="16.532cm" svg:y1="8.25cm" svg:x2="16.751cm" svg:y2="8.25cm">
            <text:p/>
          </draw:line>
          <draw:line draw:style-name="gr4" draw:text-style-name="P2" draw:layer="layout" svg:x1="16.75cm" svg:y1="8.25cm" svg:x2="16.782cm" svg:y2="9cm">
            <text:p/>
          </draw:line>
          <draw:line draw:style-name="gr4" draw:text-style-name="P2" draw:layer="layout" svg:x1="16.782cm" svg:y1="9cm" svg:x2="17.001cm" svg:y2="9cm">
            <text:p/>
          </draw:line>
        </draw:g>
        <draw:g draw:style-name="gr3">
          <draw:line draw:style-name="gr4" draw:text-style-name="P2" draw:layer="layout" svg:x1="15.002cm" svg:y1="9cm" svg:x2="15.034cm" svg:y2="8.25cm">
            <text:p/>
          </draw:line>
          <draw:line draw:style-name="gr4" draw:text-style-name="P2" draw:layer="layout" svg:x1="15.034cm" svg:y1="8.25cm" svg:x2="15.253cm" svg:y2="8.25cm">
            <text:p/>
          </draw:line>
          <draw:line draw:style-name="gr4" draw:text-style-name="P2" draw:layer="layout" svg:x1="15.252cm" svg:y1="8.25cm" svg:x2="15.284cm" svg:y2="9cm">
            <text:p/>
          </draw:line>
          <draw:line draw:style-name="gr4" draw:text-style-name="P2" draw:layer="layout" svg:x1="15.284cm" svg:y1="9cm" svg:x2="15.503cm" svg:y2="9cm">
            <text:p/>
          </draw:line>
        </draw:g>
        <draw:g draw:style-name="gr3">
          <draw:line draw:style-name="gr4" draw:text-style-name="P2" draw:layer="layout" svg:x1="15.503cm" svg:y1="9cm" svg:x2="15.535cm" svg:y2="8.25cm">
            <text:p/>
          </draw:line>
          <draw:line draw:style-name="gr4" draw:text-style-name="P2" draw:layer="layout" svg:x1="15.535cm" svg:y1="8.25cm" svg:x2="15.754cm" svg:y2="8.25cm">
            <text:p/>
          </draw:line>
          <draw:line draw:style-name="gr4" draw:text-style-name="P2" draw:layer="layout" svg:x1="15.753cm" svg:y1="8.25cm" svg:x2="15.785cm" svg:y2="9cm">
            <text:p/>
          </draw:line>
          <draw:line draw:style-name="gr4" draw:text-style-name="P2" draw:layer="layout" svg:x1="15.785cm" svg:y1="9cm" svg:x2="16.004cm" svg:y2="9cm">
            <text:p/>
          </draw:line>
        </draw:g>
        <draw:g draw:style-name="gr3">
          <draw:line draw:style-name="gr4" draw:text-style-name="P2" draw:layer="layout" svg:x1="14.001cm" svg:y1="9cm" svg:x2="14.033cm" svg:y2="8.25cm">
            <text:p/>
          </draw:line>
          <draw:line draw:style-name="gr4" draw:text-style-name="P2" draw:layer="layout" svg:x1="14.033cm" svg:y1="8.25cm" svg:x2="14.252cm" svg:y2="8.25cm">
            <text:p/>
          </draw:line>
          <draw:line draw:style-name="gr4" draw:text-style-name="P2" draw:layer="layout" svg:x1="14.251cm" svg:y1="8.25cm" svg:x2="14.283cm" svg:y2="9cm">
            <text:p/>
          </draw:line>
          <draw:line draw:style-name="gr4" draw:text-style-name="P2" draw:layer="layout" svg:x1="14.283cm" svg:y1="9cm" svg:x2="14.502cm" svg:y2="9cm">
            <text:p/>
          </draw:line>
        </draw:g>
        <draw:g draw:style-name="gr3">
          <draw:line draw:style-name="gr4" draw:text-style-name="P2" draw:layer="layout" svg:x1="14.502cm" svg:y1="9cm" svg:x2="14.534cm" svg:y2="8.25cm">
            <text:p/>
          </draw:line>
          <draw:line draw:style-name="gr4" draw:text-style-name="P2" draw:layer="layout" svg:x1="14.534cm" svg:y1="8.25cm" svg:x2="14.753cm" svg:y2="8.25cm">
            <text:p/>
          </draw:line>
          <draw:line draw:style-name="gr4" draw:text-style-name="P2" draw:layer="layout" svg:x1="14.752cm" svg:y1="8.25cm" svg:x2="14.784cm" svg:y2="9cm">
            <text:p/>
          </draw:line>
          <draw:line draw:style-name="gr4" draw:text-style-name="P2" draw:layer="layout" svg:x1="14.784cm" svg:y1="9cm" svg:x2="15.003cm" svg:y2="9cm">
            <text:p/>
          </draw:line>
        </draw:g>
        <draw:g draw:style-name="gr3">
          <draw:line draw:style-name="gr4" draw:text-style-name="P2" draw:layer="layout" svg:x1="13cm" svg:y1="9cm" svg:x2="13.032cm" svg:y2="8.25cm">
            <text:p/>
          </draw:line>
          <draw:line draw:style-name="gr4" draw:text-style-name="P2" draw:layer="layout" svg:x1="13.032cm" svg:y1="8.25cm" svg:x2="13.251cm" svg:y2="8.25cm">
            <text:p/>
          </draw:line>
          <draw:line draw:style-name="gr4" draw:text-style-name="P2" draw:layer="layout" svg:x1="13.25cm" svg:y1="8.25cm" svg:x2="13.282cm" svg:y2="9cm">
            <text:p/>
          </draw:line>
          <draw:line draw:style-name="gr4" draw:text-style-name="P2" draw:layer="layout" svg:x1="13.282cm" svg:y1="9cm" svg:x2="13.501cm" svg:y2="9cm">
            <text:p/>
          </draw:line>
        </draw:g>
        <draw:g draw:style-name="gr3">
          <draw:line draw:style-name="gr4" draw:text-style-name="P2" draw:layer="layout" svg:x1="13.501cm" svg:y1="9cm" svg:x2="13.533cm" svg:y2="8.25cm">
            <text:p/>
          </draw:line>
          <draw:line draw:style-name="gr4" draw:text-style-name="P2" draw:layer="layout" svg:x1="13.533cm" svg:y1="8.25cm" svg:x2="13.752cm" svg:y2="8.25cm">
            <text:p/>
          </draw:line>
          <draw:line draw:style-name="gr4" draw:text-style-name="P2" draw:layer="layout" svg:x1="13.751cm" svg:y1="8.25cm" svg:x2="13.783cm" svg:y2="9cm">
            <text:p/>
          </draw:line>
          <draw:line draw:style-name="gr4" draw:text-style-name="P2" draw:layer="layout" svg:x1="13.783cm" svg:y1="9cm" svg:x2="14.002cm" svg:y2="9cm">
            <text:p/>
          </draw:line>
        </draw:g>
        <draw:g draw:style-name="gr3">
          <draw:line draw:style-name="gr4" draw:text-style-name="P2" draw:layer="layout" svg:x1="11.999cm" svg:y1="9cm" svg:x2="12.031cm" svg:y2="8.25cm">
            <text:p/>
          </draw:line>
          <draw:line draw:style-name="gr4" draw:text-style-name="P2" draw:layer="layout" svg:x1="12.031cm" svg:y1="8.25cm" svg:x2="12.25cm" svg:y2="8.25cm">
            <text:p/>
          </draw:line>
          <draw:line draw:style-name="gr4" draw:text-style-name="P2" draw:layer="layout" svg:x1="12.249cm" svg:y1="8.25cm" svg:x2="12.281cm" svg:y2="9cm">
            <text:p/>
          </draw:line>
          <draw:line draw:style-name="gr4" draw:text-style-name="P2" draw:layer="layout" svg:x1="12.281cm" svg:y1="9cm" svg:x2="12.5cm" svg:y2="9cm">
            <text:p/>
          </draw:line>
        </draw:g>
        <draw:g draw:style-name="gr3">
          <draw:line draw:style-name="gr4" draw:text-style-name="P2" draw:layer="layout" svg:x1="12.5cm" svg:y1="9cm" svg:x2="12.532cm" svg:y2="8.25cm">
            <text:p/>
          </draw:line>
          <draw:line draw:style-name="gr4" draw:text-style-name="P2" draw:layer="layout" svg:x1="12.532cm" svg:y1="8.25cm" svg:x2="12.751cm" svg:y2="8.25cm">
            <text:p/>
          </draw:line>
          <draw:line draw:style-name="gr4" draw:text-style-name="P2" draw:layer="layout" svg:x1="12.75cm" svg:y1="8.25cm" svg:x2="12.782cm" svg:y2="9cm">
            <text:p/>
          </draw:line>
          <draw:line draw:style-name="gr4" draw:text-style-name="P2" draw:layer="layout" svg:x1="12.782cm" svg:y1="9cm" svg:x2="13.001cm" svg:y2="9cm">
            <text:p/>
          </draw:line>
        </draw:g>
        <draw:g draw:style-name="gr3">
          <draw:line draw:style-name="gr4" draw:text-style-name="P2" draw:layer="layout" svg:x1="11.002cm" svg:y1="9cm" svg:x2="11.034cm" svg:y2="8.25cm">
            <text:p/>
          </draw:line>
          <draw:line draw:style-name="gr4" draw:text-style-name="P2" draw:layer="layout" svg:x1="11.034cm" svg:y1="8.25cm" svg:x2="11.253cm" svg:y2="8.25cm">
            <text:p/>
          </draw:line>
          <draw:line draw:style-name="gr4" draw:text-style-name="P2" draw:layer="layout" svg:x1="11.252cm" svg:y1="8.25cm" svg:x2="11.284cm" svg:y2="9cm">
            <text:p/>
          </draw:line>
          <draw:line draw:style-name="gr4" draw:text-style-name="P2" draw:layer="layout" svg:x1="11.284cm" svg:y1="9cm" svg:x2="11.503cm" svg:y2="9cm">
            <text:p/>
          </draw:line>
        </draw:g>
        <draw:g draw:style-name="gr3">
          <draw:line draw:style-name="gr4" draw:text-style-name="P2" draw:layer="layout" svg:x1="11.503cm" svg:y1="9cm" svg:x2="11.535cm" svg:y2="8.25cm">
            <text:p/>
          </draw:line>
          <draw:line draw:style-name="gr4" draw:text-style-name="P2" draw:layer="layout" svg:x1="11.535cm" svg:y1="8.25cm" svg:x2="11.754cm" svg:y2="8.25cm">
            <text:p/>
          </draw:line>
          <draw:line draw:style-name="gr4" draw:text-style-name="P2" draw:layer="layout" svg:x1="11.753cm" svg:y1="8.25cm" svg:x2="11.785cm" svg:y2="9cm">
            <text:p/>
          </draw:line>
          <draw:line draw:style-name="gr4" draw:text-style-name="P2" draw:layer="layout" svg:x1="11.785cm" svg:y1="9cm" svg:x2="12.004cm" svg:y2="9cm">
            <text:p/>
          </draw:line>
        </draw:g>
        <draw:g draw:style-name="gr3">
          <draw:line draw:style-name="gr4" draw:text-style-name="P2" draw:layer="layout" svg:x1="10.001cm" svg:y1="9cm" svg:x2="10.033cm" svg:y2="8.25cm">
            <text:p/>
          </draw:line>
          <draw:line draw:style-name="gr4" draw:text-style-name="P2" draw:layer="layout" svg:x1="10.033cm" svg:y1="8.25cm" svg:x2="10.252cm" svg:y2="8.25cm">
            <text:p/>
          </draw:line>
          <draw:line draw:style-name="gr4" draw:text-style-name="P2" draw:layer="layout" svg:x1="10.251cm" svg:y1="8.25cm" svg:x2="10.283cm" svg:y2="9cm">
            <text:p/>
          </draw:line>
          <draw:line draw:style-name="gr4" draw:text-style-name="P2" draw:layer="layout" svg:x1="10.283cm" svg:y1="9cm" svg:x2="10.502cm" svg:y2="9cm">
            <text:p/>
          </draw:line>
        </draw:g>
        <draw:g draw:style-name="gr3">
          <draw:line draw:style-name="gr4" draw:text-style-name="P2" draw:layer="layout" svg:x1="10.502cm" svg:y1="9cm" svg:x2="10.534cm" svg:y2="8.25cm">
            <text:p/>
          </draw:line>
          <draw:line draw:style-name="gr4" draw:text-style-name="P2" draw:layer="layout" svg:x1="10.534cm" svg:y1="8.25cm" svg:x2="10.753cm" svg:y2="8.25cm">
            <text:p/>
          </draw:line>
          <draw:line draw:style-name="gr4" draw:text-style-name="P2" draw:layer="layout" svg:x1="10.752cm" svg:y1="8.25cm" svg:x2="10.784cm" svg:y2="9cm">
            <text:p/>
          </draw:line>
          <draw:line draw:style-name="gr4" draw:text-style-name="P2" draw:layer="layout" svg:x1="10.784cm" svg:y1="9cm" svg:x2="11.003cm" svg:y2="9cm">
            <text:p/>
          </draw:line>
        </draw:g>
        <draw:g draw:style-name="gr3">
          <draw:line draw:style-name="gr4" draw:text-style-name="P2" draw:layer="layout" svg:x1="9cm" svg:y1="9cm" svg:x2="9.032cm" svg:y2="8.25cm">
            <text:p/>
          </draw:line>
          <draw:line draw:style-name="gr4" draw:text-style-name="P2" draw:layer="layout" svg:x1="9.032cm" svg:y1="8.25cm" svg:x2="9.251cm" svg:y2="8.25cm">
            <text:p/>
          </draw:line>
          <draw:line draw:style-name="gr4" draw:text-style-name="P2" draw:layer="layout" svg:x1="9.25cm" svg:y1="8.25cm" svg:x2="9.282cm" svg:y2="9cm">
            <text:p/>
          </draw:line>
          <draw:line draw:style-name="gr4" draw:text-style-name="P2" draw:layer="layout" svg:x1="9.282cm" svg:y1="9cm" svg:x2="9.501cm" svg:y2="9cm">
            <text:p/>
          </draw:line>
        </draw:g>
        <draw:g draw:style-name="gr3">
          <draw:line draw:style-name="gr4" draw:text-style-name="P2" draw:layer="layout" svg:x1="9.501cm" svg:y1="9cm" svg:x2="9.533cm" svg:y2="8.25cm">
            <text:p/>
          </draw:line>
          <draw:line draw:style-name="gr4" draw:text-style-name="P2" draw:layer="layout" svg:x1="9.533cm" svg:y1="8.25cm" svg:x2="9.752cm" svg:y2="8.25cm">
            <text:p/>
          </draw:line>
          <draw:line draw:style-name="gr4" draw:text-style-name="P2" draw:layer="layout" svg:x1="9.751cm" svg:y1="8.25cm" svg:x2="9.783cm" svg:y2="9cm">
            <text:p/>
          </draw:line>
          <draw:line draw:style-name="gr4" draw:text-style-name="P2" draw:layer="layout" svg:x1="9.783cm" svg:y1="9cm" svg:x2="10.002cm" svg:y2="9cm">
            <text:p/>
          </draw:line>
        </draw:g>
        <draw:g draw:style-name="gr3">
          <draw:line draw:style-name="gr4" draw:text-style-name="P2" draw:layer="layout" svg:x1="7.999cm" svg:y1="9cm" svg:x2="8.031cm" svg:y2="8.25cm">
            <text:p/>
          </draw:line>
          <draw:line draw:style-name="gr4" draw:text-style-name="P2" draw:layer="layout" svg:x1="8.031cm" svg:y1="8.25cm" svg:x2="8.25cm" svg:y2="8.25cm">
            <text:p/>
          </draw:line>
          <draw:line draw:style-name="gr4" draw:text-style-name="P2" draw:layer="layout" svg:x1="8.249cm" svg:y1="8.25cm" svg:x2="8.281cm" svg:y2="9cm">
            <text:p/>
          </draw:line>
          <draw:line draw:style-name="gr4" draw:text-style-name="P2" draw:layer="layout" svg:x1="8.281cm" svg:y1="9cm" svg:x2="8.5cm" svg:y2="9cm">
            <text:p/>
          </draw:line>
        </draw:g>
        <draw:g draw:style-name="gr3">
          <draw:line draw:style-name="gr4" draw:text-style-name="P2" draw:layer="layout" svg:x1="8.5cm" svg:y1="9cm" svg:x2="8.532cm" svg:y2="8.25cm">
            <text:p/>
          </draw:line>
          <draw:line draw:style-name="gr4" draw:text-style-name="P2" draw:layer="layout" svg:x1="8.532cm" svg:y1="8.25cm" svg:x2="8.751cm" svg:y2="8.25cm">
            <text:p/>
          </draw:line>
          <draw:line draw:style-name="gr4" draw:text-style-name="P2" draw:layer="layout" svg:x1="8.75cm" svg:y1="8.25cm" svg:x2="8.782cm" svg:y2="9cm">
            <text:p/>
          </draw:line>
          <draw:line draw:style-name="gr4" draw:text-style-name="P2" draw:layer="layout" svg:x1="8.782cm" svg:y1="9cm" svg:x2="9.001cm" svg:y2="9cm">
            <text:p/>
          </draw:line>
        </draw:g>
        <draw:g draw:style-name="gr3">
          <draw:line draw:style-name="gr4" draw:text-style-name="P2" draw:layer="layout" svg:x1="7.002cm" svg:y1="9cm" svg:x2="7.034cm" svg:y2="8.25cm">
            <text:p/>
          </draw:line>
          <draw:line draw:style-name="gr4" draw:text-style-name="P2" draw:layer="layout" svg:x1="7.034cm" svg:y1="8.25cm" svg:x2="7.253cm" svg:y2="8.25cm">
            <text:p/>
          </draw:line>
          <draw:line draw:style-name="gr4" draw:text-style-name="P2" draw:layer="layout" svg:x1="7.252cm" svg:y1="8.25cm" svg:x2="7.284cm" svg:y2="9cm">
            <text:p/>
          </draw:line>
          <draw:line draw:style-name="gr4" draw:text-style-name="P2" draw:layer="layout" svg:x1="7.284cm" svg:y1="9cm" svg:x2="7.503cm" svg:y2="9cm">
            <text:p/>
          </draw:line>
        </draw:g>
        <draw:g draw:style-name="gr3">
          <draw:line draw:style-name="gr4" draw:text-style-name="P2" draw:layer="layout" svg:x1="7.503cm" svg:y1="9cm" svg:x2="7.535cm" svg:y2="8.25cm">
            <text:p/>
          </draw:line>
          <draw:line draw:style-name="gr4" draw:text-style-name="P2" draw:layer="layout" svg:x1="7.535cm" svg:y1="8.25cm" svg:x2="7.754cm" svg:y2="8.25cm">
            <text:p/>
          </draw:line>
          <draw:line draw:style-name="gr4" draw:text-style-name="P2" draw:layer="layout" svg:x1="7.753cm" svg:y1="8.25cm" svg:x2="7.785cm" svg:y2="9cm">
            <text:p/>
          </draw:line>
          <draw:line draw:style-name="gr4" draw:text-style-name="P2" draw:layer="layout" svg:x1="7.785cm" svg:y1="9cm" svg:x2="8.004cm" svg:y2="9cm">
            <text:p/>
          </draw:line>
        </draw:g>
        <draw:g draw:style-name="gr3">
          <draw:line draw:style-name="gr4" draw:text-style-name="P2" draw:layer="layout" svg:x1="6.001cm" svg:y1="9cm" svg:x2="6.033cm" svg:y2="8.25cm">
            <text:p/>
          </draw:line>
          <draw:line draw:style-name="gr4" draw:text-style-name="P2" draw:layer="layout" svg:x1="6.033cm" svg:y1="8.25cm" svg:x2="6.252cm" svg:y2="8.25cm">
            <text:p/>
          </draw:line>
          <draw:line draw:style-name="gr4" draw:text-style-name="P2" draw:layer="layout" svg:x1="6.251cm" svg:y1="8.25cm" svg:x2="6.283cm" svg:y2="9cm">
            <text:p/>
          </draw:line>
          <draw:line draw:style-name="gr4" draw:text-style-name="P2" draw:layer="layout" svg:x1="6.283cm" svg:y1="9cm" svg:x2="6.502cm" svg:y2="9cm">
            <text:p/>
          </draw:line>
        </draw:g>
        <draw:g draw:style-name="gr3">
          <draw:line draw:style-name="gr4" draw:text-style-name="P2" draw:layer="layout" svg:x1="6.502cm" svg:y1="9cm" svg:x2="6.534cm" svg:y2="8.25cm">
            <text:p/>
          </draw:line>
          <draw:line draw:style-name="gr4" draw:text-style-name="P2" draw:layer="layout" svg:x1="6.534cm" svg:y1="8.25cm" svg:x2="6.753cm" svg:y2="8.25cm">
            <text:p/>
          </draw:line>
          <draw:line draw:style-name="gr4" draw:text-style-name="P2" draw:layer="layout" svg:x1="6.752cm" svg:y1="8.25cm" svg:x2="6.784cm" svg:y2="9cm">
            <text:p/>
          </draw:line>
          <draw:line draw:style-name="gr4" draw:text-style-name="P2" draw:layer="layout" svg:x1="6.784cm" svg:y1="9cm" svg:x2="7.003cm" svg:y2="9cm">
            <text:p/>
          </draw:line>
        </draw:g>
        <draw:line draw:style-name="gr4" draw:text-style-name="P2" draw:layer="layout" svg:x1="22.25cm" svg:y1="15cm" svg:x2="22cm" svg:y2="14.25cm">
          <text:p/>
        </draw:line>
      </draw:page>
      <draw:page draw:name="page4" draw:style-name="dp1" draw:master-page-name="標準">
        <draw:frame draw:style-name="gr1" draw:text-style-name="P1" draw:layer="layout" svg:width="17cm" svg:height="1.75cm" svg:x="1.001cm" svg:y="1cm">
          <draw:text-box>
            <text:p><text:span text:style-name="T1">MSX-SLOT I/O Read [Secondary Slot]</text:span></text:p>
          </draw:text-box>
        </draw:frame>
        <draw:frame draw:style-name="gr2" draw:text-style-name="P3" draw:layer="layout" svg:width="4cm" svg:height="0.886cm" svg:x="2.001cm" svg:y="3.114cm">
          <draw:text-box>
            <text:p text:style-name="P2"><text:span text:style-name="T2">CLK</text:span> <text:span text:style-name="T3">3.579545MHz</text:span></text:p>
          </draw:text-box>
        </draw:frame>
        <draw:frame draw:style-name="gr2" draw:text-style-name="P3" draw:layer="layout" svg:width="4cm" svg:height="0.886cm" svg:x="2.001cm" svg:y="4.114cm">
          <draw:text-box>
            <text:p text:style-name="P2"><text:span text:style-name="T2">A[15:0]</text:span></text:p>
          </draw:text-box>
        </draw:frame>
        <draw:g draw:style-name="gr3">
          <draw:line draw:style-name="gr4" draw:text-style-name="P2" draw:layer="layout" svg:x1="6cm" svg:y1="4cm" svg:x2="6.25cm" svg:y2="3.25cm">
            <text:p/>
          </draw:line>
          <draw:line draw:style-name="gr4" draw:text-style-name="P2" draw:layer="layout" svg:x1="6.25cm" svg:y1="3.25cm" svg:x2="8cm" svg:y2="3.25cm">
            <text:p/>
          </draw:line>
          <draw:line draw:style-name="gr4" draw:text-style-name="P2" draw:layer="layout" svg:x1="8cm" svg:y1="3.25cm" svg:x2="8.25cm" svg:y2="4cm">
            <text:p/>
          </draw:line>
          <draw:line draw:style-name="gr4" draw:text-style-name="P2" draw:layer="layout" svg:x1="8.25cm" svg:y1="4cm" svg:x2="10cm" svg:y2="4cm">
            <text:p/>
          </draw:line>
        </draw:g>
        <draw:g draw:style-name="gr3">
          <draw:line draw:style-name="gr4" draw:text-style-name="P2" draw:layer="layout" svg:x1="10cm" svg:y1="4cm" svg:x2="10.25cm" svg:y2="3.25cm">
            <text:p/>
          </draw:line>
          <draw:line draw:style-name="gr4" draw:text-style-name="P2" draw:layer="layout" svg:x1="10.25cm" svg:y1="3.25cm" svg:x2="12cm" svg:y2="3.25cm">
            <text:p/>
          </draw:line>
          <draw:line draw:style-name="gr4" draw:text-style-name="P2" draw:layer="layout" svg:x1="12cm" svg:y1="3.25cm" svg:x2="12.25cm" svg:y2="4cm">
            <text:p/>
          </draw:line>
          <draw:line draw:style-name="gr4" draw:text-style-name="P2" draw:layer="layout" svg:x1="12.25cm" svg:y1="4cm" svg:x2="14cm" svg:y2="4cm">
            <text:p/>
          </draw:line>
        </draw:g>
        <draw:g draw:style-name="gr3">
          <draw:line draw:style-name="gr4" draw:text-style-name="P2" draw:layer="layout" svg:x1="14cm" svg:y1="4cm" svg:x2="14.25cm" svg:y2="3.25cm">
            <text:p/>
          </draw:line>
          <draw:line draw:style-name="gr4" draw:text-style-name="P2" draw:layer="layout" svg:x1="14.25cm" svg:y1="3.25cm" svg:x2="16cm" svg:y2="3.25cm">
            <text:p/>
          </draw:line>
          <draw:line draw:style-name="gr4" draw:text-style-name="P2" draw:layer="layout" svg:x1="16cm" svg:y1="3.25cm" svg:x2="16.25cm" svg:y2="4cm">
            <text:p/>
          </draw:line>
          <draw:line draw:style-name="gr4" draw:text-style-name="P2" draw:layer="layout" svg:x1="16.25cm" svg:y1="4cm" svg:x2="18cm" svg:y2="4cm">
            <text:p/>
          </draw:line>
        </draw:g>
        <draw:g draw:style-name="gr3">
          <draw:line draw:style-name="gr4" draw:text-style-name="P2" draw:layer="layout" svg:x1="18cm" svg:y1="4cm" svg:x2="18.25cm" svg:y2="3.25cm">
            <text:p/>
          </draw:line>
          <draw:line draw:style-name="gr4" draw:text-style-name="P2" draw:layer="layout" svg:x1="18.25cm" svg:y1="3.25cm" svg:x2="20cm" svg:y2="3.25cm">
            <text:p/>
          </draw:line>
          <draw:line draw:style-name="gr4" draw:text-style-name="P2" draw:layer="layout" svg:x1="20cm" svg:y1="3.25cm" svg:x2="20.25cm" svg:y2="4cm">
            <text:p/>
          </draw:line>
          <draw:line draw:style-name="gr4" draw:text-style-name="P2" draw:layer="layout" svg:x1="20.25cm" svg:y1="4cm" svg:x2="22cm" svg:y2="4cm">
            <text:p/>
          </draw:line>
        </draw:g>
        <draw:frame draw:style-name="gr5" draw:text-style-name="P4" draw:layer="layout" svg:width="4cm" svg:height="0.75cm" svg:x="6cm" svg:y="2.25cm">
          <draw:text-box>
            <text:p text:style-name="P2"><text:span text:style-name="T4">T1</text:span></text:p>
          </draw:text-box>
        </draw:frame>
        <draw:frame draw:style-name="gr6" draw:text-style-name="P5" draw:layer="layout" svg:width="4cm" svg:height="0.75cm" svg:x="10cm" svg:y="2.25cm">
          <draw:text-box>
            <text:p text:style-name="P2"><text:span text:style-name="T4">T2</text:span></text:p>
          </draw:text-box>
        </draw:frame>
        <draw:frame draw:style-name="gr5" draw:text-style-name="P4" draw:layer="layout" svg:width="4cm" svg:height="0.75cm" svg:x="14cm" svg:y="2.25cm">
          <draw:text-box>
            <text:p text:style-name="P2"><text:span text:style-name="T4">TW</text:span></text:p>
          </draw:text-box>
        </draw:frame>
        <draw:frame draw:style-name="gr6" draw:text-style-name="P5" draw:layer="layout" svg:width="4cm" svg:height="0.75cm" svg:x="18cm" svg:y="2.25cm">
          <draw:text-box>
            <text:p text:style-name="P2"><text:span text:style-name="T4">T3</text:span></text:p>
          </draw:text-box>
        </draw:frame>
        <draw:line draw:style-name="gr4" draw:text-style-name="P2" draw:layer="layout" svg:x1="8cm" svg:y1="5cm" svg:x2="8.25cm" svg:y2="4.25cm">
          <text:p/>
        </draw:line>
        <draw:line draw:style-name="gr4" draw:text-style-name="P2" draw:layer="layout" svg:x1="8.25cm" svg:y1="5cm" svg:x2="8cm" svg:y2="4.25cm">
          <text:p/>
        </draw:line>
        <draw:line draw:style-name="gr4" draw:text-style-name="P2" draw:layer="layout" svg:x1="22.75cm" svg:y1="4.25cm" svg:x2="8.25cm" svg:y2="4.25cm">
          <text:p/>
        </draw:line>
        <draw:line draw:style-name="gr4" draw:text-style-name="P2" draw:layer="layout" svg:x1="22.75cm" svg:y1="5cm" svg:x2="8.25cm" svg:y2="5cm">
          <text:p/>
        </draw:line>
        <draw:line draw:style-name="gr4" draw:text-style-name="P2" draw:layer="layout" svg:x1="8cm" svg:y1="4.25cm" svg:x2="6cm" svg:y2="4.25cm">
          <text:p/>
        </draw:line>
        <draw:line draw:style-name="gr4" draw:text-style-name="P2" draw:layer="layout" svg:x1="8cm" svg:y1="5cm" svg:x2="6cm" svg:y2="5cm">
          <text:p/>
        </draw:line>
        <draw:g draw:style-name="gr3">
          <draw:line draw:style-name="gr4" draw:text-style-name="P2" draw:layer="layout" svg:x1="22cm" svg:y1="4cm" svg:x2="22.25cm" svg:y2="3.25cm">
            <text:p/>
          </draw:line>
          <draw:line draw:style-name="gr4" draw:text-style-name="P2" draw:layer="layout" svg:x1="22.25cm" svg:y1="3.25cm" svg:x2="24cm" svg:y2="3.25cm">
            <text:p/>
          </draw:line>
          <draw:line draw:style-name="gr4" draw:text-style-name="P2" draw:layer="layout" svg:x1="24cm" svg:y1="3.25cm" svg:x2="24.25cm" svg:y2="4cm">
            <text:p/>
          </draw:line>
          <draw:line draw:style-name="gr4" draw:text-style-name="P2" draw:layer="layout" svg:x1="24.25cm" svg:y1="4cm" svg:x2="26cm" svg:y2="4cm">
            <text:p/>
          </draw:line>
        </draw:g>
        <draw:line draw:style-name="gr4" draw:text-style-name="P2" draw:layer="layout" svg:x1="22.75cm" svg:y1="5cm" svg:x2="23cm" svg:y2="4.25cm">
          <text:p/>
        </draw:line>
        <draw:line draw:style-name="gr4" draw:text-style-name="P2" draw:layer="layout" svg:x1="23cm" svg:y1="5cm" svg:x2="22.75cm" svg:y2="4.25cm">
          <text:p/>
        </draw:line>
        <draw:line draw:style-name="gr4" draw:text-style-name="P2" draw:layer="layout" svg:x1="26cm" svg:y1="4.25cm" svg:x2="23cm" svg:y2="4.25cm">
          <text:p/>
        </draw:line>
        <draw:line draw:style-name="gr4" draw:text-style-name="P2" draw:layer="layout" svg:x1="26cm" svg:y1="5cm" svg:x2="23cm" svg:y2="5cm">
          <text:p/>
        </draw:line>
        <draw:frame draw:style-name="gr2" draw:text-style-name="P6" draw:layer="layout" svg:width="4cm" svg:height="0.886cm" svg:x="2.001cm" svg:y="5.114cm">
          <draw:text-box>
            <text:p text:style-name="P2"><text:span text:style-name="T2">/IORQ</text:span></text:p>
          </draw:text-box>
        </draw:frame>
        <draw:line draw:style-name="gr4" draw:text-style-name="P2" draw:layer="layout" svg:x1="11.75cm" svg:y1="5.25cm" svg:x2="6cm" svg:y2="5.25cm">
          <text:p/>
        </draw:line>
        <draw:line draw:style-name="gr4" draw:text-style-name="P2" draw:layer="layout" svg:x1="12cm" svg:y1="6cm" svg:x2="11.75cm" svg:y2="5.25cm">
          <text:p/>
        </draw:line>
        <draw:line draw:style-name="gr4" draw:text-style-name="P2" draw:layer="layout" svg:x1="21.5cm" svg:y1="6cm" svg:x2="12cm" svg:y2="6cm">
          <text:p/>
        </draw:line>
        <draw:line draw:style-name="gr4" draw:text-style-name="P2" draw:layer="layout" svg:x1="21.5cm" svg:y1="6cm" svg:x2="21.75cm" svg:y2="5.25cm">
          <text:p/>
        </draw:line>
        <draw:line draw:style-name="gr4" draw:text-style-name="P2" draw:layer="layout" svg:x1="26cm" svg:y1="5.25cm" svg:x2="21.75cm" svg:y2="5.25cm">
          <text:p/>
        </draw:line>
        <draw:frame draw:style-name="gr2" draw:text-style-name="P6" draw:layer="layout" svg:width="4cm" svg:height="0.886cm" svg:x="2.001cm" svg:y="6.114cm">
          <draw:text-box>
            <text:p text:style-name="P2"><text:span text:style-name="T2">/RD</text:span></text:p>
          </draw:text-box>
        </draw:frame>
        <draw:line draw:style-name="gr4" draw:text-style-name="P2" draw:layer="layout" svg:x1="12.25cm" svg:y1="6.25cm" svg:x2="6cm" svg:y2="6.25cm">
          <text:p/>
        </draw:line>
        <draw:line draw:style-name="gr4" draw:text-style-name="P2" draw:layer="layout" svg:x1="12.5cm" svg:y1="7cm" svg:x2="12.25cm" svg:y2="6.25cm">
          <text:p/>
        </draw:line>
        <draw:line draw:style-name="gr4" draw:text-style-name="P2" draw:layer="layout" svg:x1="21cm" svg:y1="7cm" svg:x2="12.5cm" svg:y2="7cm">
          <text:p/>
        </draw:line>
        <draw:line draw:style-name="gr4" draw:text-style-name="P2" draw:layer="layout" svg:x1="21cm" svg:y1="7cm" svg:x2="21.25cm" svg:y2="6.25cm">
          <text:p/>
        </draw:line>
        <draw:line draw:style-name="gr4" draw:text-style-name="P2" draw:layer="layout" svg:x1="26cm" svg:y1="6.25cm" svg:x2="21.25cm" svg:y2="6.25cm">
          <text:p/>
        </draw:line>
        <draw:line draw:style-name="gr4" draw:text-style-name="P2" draw:layer="layout" svg:x1="17.5cm" svg:y1="8cm" svg:x2="17.75cm" svg:y2="7.25cm">
          <text:p/>
        </draw:line>
        <draw:line draw:style-name="gr4" draw:text-style-name="P2" draw:layer="layout" svg:x1="17.75cm" svg:y1="8cm" svg:x2="17.5cm" svg:y2="7.25cm">
          <text:p/>
        </draw:line>
        <draw:line draw:style-name="gr4" draw:text-style-name="P2" draw:layer="layout" svg:x1="22.75cm" svg:y1="7.25cm" svg:x2="17.75cm" svg:y2="7.25cm">
          <text:p/>
        </draw:line>
        <draw:line draw:style-name="gr4" draw:text-style-name="P2" draw:layer="layout" svg:x1="22.75cm" svg:y1="8cm" svg:x2="17.75cm" svg:y2="8cm">
          <text:p/>
        </draw:line>
        <draw:line draw:style-name="gr4" draw:text-style-name="P2" draw:layer="layout" svg:x1="17.5cm" svg:y1="7.25cm" svg:x2="6cm" svg:y2="7.25cm">
          <text:p/>
        </draw:line>
        <draw:line draw:style-name="gr4" draw:text-style-name="P2" draw:layer="layout" svg:x1="17.5cm" svg:y1="8cm" svg:x2="6cm" svg:y2="8cm">
          <text:p/>
        </draw:line>
        <draw:line draw:style-name="gr4" draw:text-style-name="P2" draw:layer="layout" svg:x1="22.75cm" svg:y1="8cm" svg:x2="23cm" svg:y2="7.25cm">
          <text:p/>
        </draw:line>
        <draw:line draw:style-name="gr4" draw:text-style-name="P2" draw:layer="layout" svg:x1="23cm" svg:y1="8cm" svg:x2="22.75cm" svg:y2="7.25cm">
          <text:p/>
        </draw:line>
        <draw:line draw:style-name="gr4" draw:text-style-name="P2" draw:layer="layout" svg:x1="26cm" svg:y1="7.25cm" svg:x2="23cm" svg:y2="7.25cm">
          <text:p/>
        </draw:line>
        <draw:line draw:style-name="gr4" draw:text-style-name="P2" draw:layer="layout" svg:x1="26cm" svg:y1="8cm" svg:x2="23cm" svg:y2="8cm">
          <text:p/>
        </draw:line>
        <draw:frame draw:style-name="gr2" draw:text-style-name="P6" draw:layer="layout" svg:width="4cm" svg:height="0.886cm" svg:x="2.001cm" svg:y="7.114cm">
          <draw:text-box>
            <text:p text:style-name="P2"><text:span text:style-name="T2">D[7:0]</text:span></text:p>
          </draw:text-box>
        </draw:frame>
        <draw:frame draw:style-name="gr2" draw:text-style-name="P3" draw:layer="layout" svg:width="4cm" svg:height="0.886cm" svg:x="2.001cm" svg:y="8.114cm">
          <draw:text-box>
            <text:p text:style-name="P2"><text:span text:style-name="T2">CLK</text:span> <text:span text:style-name="T5">28.63636</text:span><text:span text:style-name="T3">MHz</text:span></text:p>
          </draw:text-box>
        </draw:frame>
        <draw:g draw:style-name="gr3">
          <draw:line draw:style-name="gr4" draw:text-style-name="P2" draw:layer="layout" svg:x1="25cm" svg:y1="9cm" svg:x2="25.032cm" svg:y2="8.25cm">
            <text:p/>
          </draw:line>
          <draw:line draw:style-name="gr4" draw:text-style-name="P2" draw:layer="layout" svg:x1="25.032cm" svg:y1="8.25cm" svg:x2="25.251cm" svg:y2="8.25cm">
            <text:p/>
          </draw:line>
          <draw:line draw:style-name="gr4" draw:text-style-name="P2" draw:layer="layout" svg:x1="25.25cm" svg:y1="8.25cm" svg:x2="25.282cm" svg:y2="9cm">
            <text:p/>
          </draw:line>
          <draw:line draw:style-name="gr4" draw:text-style-name="P2" draw:layer="layout" svg:x1="25.282cm" svg:y1="9cm" svg:x2="25.501cm" svg:y2="9cm">
            <text:p/>
          </draw:line>
        </draw:g>
        <draw:frame draw:style-name="gr2" draw:text-style-name="P3" draw:layer="layout" svg:width="4cm" svg:height="0.886cm" svg:x="2.001cm" svg:y="15.114cm">
          <draw:text-box>
            <text:p text:style-name="P2"><text:span text:style-name="T2">bus_rdata</text:span></text:p>
          </draw:text-box>
        </draw:frame>
        <draw:frame draw:style-name="gr2" draw:text-style-name="P3" draw:layer="layout" svg:width="4cm" svg:height="0.886cm" svg:x="2.001cm" svg:y="16.114cm">
          <draw:text-box>
            <text:p text:style-name="P2"><text:span text:style-name="T2">bus_rdata_en</text:span></text:p>
          </draw:text-box>
        </draw:frame>
        <draw:g draw:style-name="gr3">
          <draw:line draw:style-name="gr4" draw:text-style-name="P2" draw:layer="layout" svg:x1="25.501cm" svg:y1="9cm" svg:x2="25.533cm" svg:y2="8.25cm">
            <text:p/>
          </draw:line>
          <draw:line draw:style-name="gr4" draw:text-style-name="P2" draw:layer="layout" svg:x1="25.533cm" svg:y1="8.25cm" svg:x2="25.752cm" svg:y2="8.25cm">
            <text:p/>
          </draw:line>
          <draw:line draw:style-name="gr4" draw:text-style-name="P2" draw:layer="layout" svg:x1="25.751cm" svg:y1="8.25cm" svg:x2="25.783cm" svg:y2="9cm">
            <text:p/>
          </draw:line>
          <draw:line draw:style-name="gr4" draw:text-style-name="P2" draw:layer="layout" svg:x1="25.783cm" svg:y1="9cm" svg:x2="26.002cm" svg:y2="9cm">
            <text:p/>
          </draw:line>
        </draw:g>
        <draw:g draw:style-name="gr3">
          <draw:line draw:style-name="gr4" draw:text-style-name="P2" draw:layer="layout" svg:x1="23.999cm" svg:y1="9cm" svg:x2="24.031cm" svg:y2="8.25cm">
            <text:p/>
          </draw:line>
          <draw:line draw:style-name="gr4" draw:text-style-name="P2" draw:layer="layout" svg:x1="24.031cm" svg:y1="8.25cm" svg:x2="24.25cm" svg:y2="8.25cm">
            <text:p/>
          </draw:line>
          <draw:line draw:style-name="gr4" draw:text-style-name="P2" draw:layer="layout" svg:x1="24.249cm" svg:y1="8.25cm" svg:x2="24.281cm" svg:y2="9cm">
            <text:p/>
          </draw:line>
          <draw:line draw:style-name="gr4" draw:text-style-name="P2" draw:layer="layout" svg:x1="24.281cm" svg:y1="9cm" svg:x2="24.5cm" svg:y2="9cm">
            <text:p/>
          </draw:line>
        </draw:g>
        <draw:g draw:style-name="gr3">
          <draw:line draw:style-name="gr4" draw:text-style-name="P2" draw:layer="layout" svg:x1="24.5cm" svg:y1="9cm" svg:x2="24.532cm" svg:y2="8.25cm">
            <text:p/>
          </draw:line>
          <draw:line draw:style-name="gr4" draw:text-style-name="P2" draw:layer="layout" svg:x1="24.532cm" svg:y1="8.25cm" svg:x2="24.751cm" svg:y2="8.25cm">
            <text:p/>
          </draw:line>
          <draw:line draw:style-name="gr4" draw:text-style-name="P2" draw:layer="layout" svg:x1="24.75cm" svg:y1="8.25cm" svg:x2="24.782cm" svg:y2="9cm">
            <text:p/>
          </draw:line>
          <draw:line draw:style-name="gr4" draw:text-style-name="P2" draw:layer="layout" svg:x1="24.782cm" svg:y1="9cm" svg:x2="25.001cm" svg:y2="9cm">
            <text:p/>
          </draw:line>
        </draw:g>
        <draw:g draw:style-name="gr3">
          <draw:line draw:style-name="gr4" draw:text-style-name="P2" draw:layer="layout" svg:x1="23.002cm" svg:y1="9cm" svg:x2="23.034cm" svg:y2="8.25cm">
            <text:p/>
          </draw:line>
          <draw:line draw:style-name="gr4" draw:text-style-name="P2" draw:layer="layout" svg:x1="23.034cm" svg:y1="8.25cm" svg:x2="23.253cm" svg:y2="8.25cm">
            <text:p/>
          </draw:line>
          <draw:line draw:style-name="gr4" draw:text-style-name="P2" draw:layer="layout" svg:x1="23.252cm" svg:y1="8.25cm" svg:x2="23.284cm" svg:y2="9cm">
            <text:p/>
          </draw:line>
          <draw:line draw:style-name="gr4" draw:text-style-name="P2" draw:layer="layout" svg:x1="23.284cm" svg:y1="9cm" svg:x2="23.503cm" svg:y2="9cm">
            <text:p/>
          </draw:line>
        </draw:g>
        <draw:g draw:style-name="gr3">
          <draw:line draw:style-name="gr4" draw:text-style-name="P2" draw:layer="layout" svg:x1="23.503cm" svg:y1="9cm" svg:x2="23.535cm" svg:y2="8.25cm">
            <text:p/>
          </draw:line>
          <draw:line draw:style-name="gr4" draw:text-style-name="P2" draw:layer="layout" svg:x1="23.535cm" svg:y1="8.25cm" svg:x2="23.754cm" svg:y2="8.25cm">
            <text:p/>
          </draw:line>
          <draw:line draw:style-name="gr4" draw:text-style-name="P2" draw:layer="layout" svg:x1="23.753cm" svg:y1="8.25cm" svg:x2="23.785cm" svg:y2="9cm">
            <text:p/>
          </draw:line>
          <draw:line draw:style-name="gr4" draw:text-style-name="P2" draw:layer="layout" svg:x1="23.785cm" svg:y1="9cm" svg:x2="24.004cm" svg:y2="9cm">
            <text:p/>
          </draw:line>
        </draw:g>
        <draw:g draw:style-name="gr3">
          <draw:line draw:style-name="gr4" draw:text-style-name="P2" draw:layer="layout" svg:x1="22.001cm" svg:y1="9cm" svg:x2="22.033cm" svg:y2="8.25cm">
            <text:p/>
          </draw:line>
          <draw:line draw:style-name="gr4" draw:text-style-name="P2" draw:layer="layout" svg:x1="22.033cm" svg:y1="8.25cm" svg:x2="22.252cm" svg:y2="8.25cm">
            <text:p/>
          </draw:line>
          <draw:line draw:style-name="gr4" draw:text-style-name="P2" draw:layer="layout" svg:x1="22.251cm" svg:y1="8.25cm" svg:x2="22.283cm" svg:y2="9cm">
            <text:p/>
          </draw:line>
          <draw:line draw:style-name="gr4" draw:text-style-name="P2" draw:layer="layout" svg:x1="22.283cm" svg:y1="9cm" svg:x2="22.502cm" svg:y2="9cm">
            <text:p/>
          </draw:line>
        </draw:g>
        <draw:g draw:style-name="gr3">
          <draw:line draw:style-name="gr4" draw:text-style-name="P2" draw:layer="layout" svg:x1="22.502cm" svg:y1="9cm" svg:x2="22.534cm" svg:y2="8.25cm">
            <text:p/>
          </draw:line>
          <draw:line draw:style-name="gr4" draw:text-style-name="P2" draw:layer="layout" svg:x1="22.534cm" svg:y1="8.25cm" svg:x2="22.753cm" svg:y2="8.25cm">
            <text:p/>
          </draw:line>
          <draw:line draw:style-name="gr4" draw:text-style-name="P2" draw:layer="layout" svg:x1="22.752cm" svg:y1="8.25cm" svg:x2="22.784cm" svg:y2="9cm">
            <text:p/>
          </draw:line>
          <draw:line draw:style-name="gr4" draw:text-style-name="P2" draw:layer="layout" svg:x1="22.784cm" svg:y1="9cm" svg:x2="23.003cm" svg:y2="9cm">
            <text:p/>
          </draw:line>
        </draw:g>
        <draw:g draw:style-name="gr3">
          <draw:line draw:style-name="gr4" draw:text-style-name="P2" draw:layer="layout" svg:x1="21cm" svg:y1="9cm" svg:x2="21.032cm" svg:y2="8.25cm">
            <text:p/>
          </draw:line>
          <draw:line draw:style-name="gr4" draw:text-style-name="P2" draw:layer="layout" svg:x1="21.032cm" svg:y1="8.25cm" svg:x2="21.251cm" svg:y2="8.25cm">
            <text:p/>
          </draw:line>
          <draw:line draw:style-name="gr4" draw:text-style-name="P2" draw:layer="layout" svg:x1="21.25cm" svg:y1="8.25cm" svg:x2="21.282cm" svg:y2="9cm">
            <text:p/>
          </draw:line>
          <draw:line draw:style-name="gr4" draw:text-style-name="P2" draw:layer="layout" svg:x1="21.282cm" svg:y1="9cm" svg:x2="21.501cm" svg:y2="9cm">
            <text:p/>
          </draw:line>
        </draw:g>
        <draw:g draw:style-name="gr3">
          <draw:line draw:style-name="gr4" draw:text-style-name="P2" draw:layer="layout" svg:x1="21.501cm" svg:y1="9cm" svg:x2="21.533cm" svg:y2="8.25cm">
            <text:p/>
          </draw:line>
          <draw:line draw:style-name="gr4" draw:text-style-name="P2" draw:layer="layout" svg:x1="21.533cm" svg:y1="8.25cm" svg:x2="21.752cm" svg:y2="8.25cm">
            <text:p/>
          </draw:line>
          <draw:line draw:style-name="gr4" draw:text-style-name="P2" draw:layer="layout" svg:x1="21.751cm" svg:y1="8.25cm" svg:x2="21.783cm" svg:y2="9cm">
            <text:p/>
          </draw:line>
          <draw:line draw:style-name="gr4" draw:text-style-name="P2" draw:layer="layout" svg:x1="21.783cm" svg:y1="9cm" svg:x2="22.002cm" svg:y2="9cm">
            <text:p/>
          </draw:line>
        </draw:g>
        <draw:g draw:style-name="gr3">
          <draw:line draw:style-name="gr4" draw:text-style-name="P2" draw:layer="layout" svg:x1="19.999cm" svg:y1="9cm" svg:x2="20.031cm" svg:y2="8.25cm">
            <text:p/>
          </draw:line>
          <draw:line draw:style-name="gr4" draw:text-style-name="P2" draw:layer="layout" svg:x1="20.031cm" svg:y1="8.25cm" svg:x2="20.25cm" svg:y2="8.25cm">
            <text:p/>
          </draw:line>
          <draw:line draw:style-name="gr4" draw:text-style-name="P2" draw:layer="layout" svg:x1="20.249cm" svg:y1="8.25cm" svg:x2="20.281cm" svg:y2="9cm">
            <text:p/>
          </draw:line>
          <draw:line draw:style-name="gr4" draw:text-style-name="P2" draw:layer="layout" svg:x1="20.281cm" svg:y1="9cm" svg:x2="20.5cm" svg:y2="9cm">
            <text:p/>
          </draw:line>
        </draw:g>
        <draw:g draw:style-name="gr3">
          <draw:line draw:style-name="gr4" draw:text-style-name="P2" draw:layer="layout" svg:x1="20.5cm" svg:y1="9cm" svg:x2="20.532cm" svg:y2="8.25cm">
            <text:p/>
          </draw:line>
          <draw:line draw:style-name="gr4" draw:text-style-name="P2" draw:layer="layout" svg:x1="20.532cm" svg:y1="8.25cm" svg:x2="20.751cm" svg:y2="8.25cm">
            <text:p/>
          </draw:line>
          <draw:line draw:style-name="gr4" draw:text-style-name="P2" draw:layer="layout" svg:x1="20.75cm" svg:y1="8.25cm" svg:x2="20.782cm" svg:y2="9cm">
            <text:p/>
          </draw:line>
          <draw:line draw:style-name="gr4" draw:text-style-name="P2" draw:layer="layout" svg:x1="20.782cm" svg:y1="9cm" svg:x2="21.001cm" svg:y2="9cm">
            <text:p/>
          </draw:line>
        </draw:g>
        <draw:g draw:style-name="gr3">
          <draw:line draw:style-name="gr4" draw:text-style-name="P2" draw:layer="layout" svg:x1="19.002cm" svg:y1="9cm" svg:x2="19.034cm" svg:y2="8.25cm">
            <text:p/>
          </draw:line>
          <draw:line draw:style-name="gr4" draw:text-style-name="P2" draw:layer="layout" svg:x1="19.034cm" svg:y1="8.25cm" svg:x2="19.253cm" svg:y2="8.25cm">
            <text:p/>
          </draw:line>
          <draw:line draw:style-name="gr4" draw:text-style-name="P2" draw:layer="layout" svg:x1="19.252cm" svg:y1="8.25cm" svg:x2="19.284cm" svg:y2="9cm">
            <text:p/>
          </draw:line>
          <draw:line draw:style-name="gr4" draw:text-style-name="P2" draw:layer="layout" svg:x1="19.284cm" svg:y1="9cm" svg:x2="19.503cm" svg:y2="9cm">
            <text:p/>
          </draw:line>
        </draw:g>
        <draw:g draw:style-name="gr3">
          <draw:line draw:style-name="gr4" draw:text-style-name="P2" draw:layer="layout" svg:x1="19.503cm" svg:y1="9cm" svg:x2="19.535cm" svg:y2="8.25cm">
            <text:p/>
          </draw:line>
          <draw:line draw:style-name="gr4" draw:text-style-name="P2" draw:layer="layout" svg:x1="19.535cm" svg:y1="8.25cm" svg:x2="19.754cm" svg:y2="8.25cm">
            <text:p/>
          </draw:line>
          <draw:line draw:style-name="gr4" draw:text-style-name="P2" draw:layer="layout" svg:x1="19.753cm" svg:y1="8.25cm" svg:x2="19.785cm" svg:y2="9cm">
            <text:p/>
          </draw:line>
          <draw:line draw:style-name="gr4" draw:text-style-name="P2" draw:layer="layout" svg:x1="19.785cm" svg:y1="9cm" svg:x2="20.004cm" svg:y2="9cm">
            <text:p/>
          </draw:line>
        </draw:g>
        <draw:g draw:style-name="gr3">
          <draw:line draw:style-name="gr4" draw:text-style-name="P2" draw:layer="layout" svg:x1="18.001cm" svg:y1="9cm" svg:x2="18.033cm" svg:y2="8.25cm">
            <text:p/>
          </draw:line>
          <draw:line draw:style-name="gr4" draw:text-style-name="P2" draw:layer="layout" svg:x1="18.033cm" svg:y1="8.25cm" svg:x2="18.252cm" svg:y2="8.25cm">
            <text:p/>
          </draw:line>
          <draw:line draw:style-name="gr4" draw:text-style-name="P2" draw:layer="layout" svg:x1="18.251cm" svg:y1="8.25cm" svg:x2="18.283cm" svg:y2="9cm">
            <text:p/>
          </draw:line>
          <draw:line draw:style-name="gr4" draw:text-style-name="P2" draw:layer="layout" svg:x1="18.283cm" svg:y1="9cm" svg:x2="18.502cm" svg:y2="9cm">
            <text:p/>
          </draw:line>
        </draw:g>
        <draw:g draw:style-name="gr3">
          <draw:line draw:style-name="gr4" draw:text-style-name="P2" draw:layer="layout" svg:x1="18.502cm" svg:y1="9cm" svg:x2="18.534cm" svg:y2="8.25cm">
            <text:p/>
          </draw:line>
          <draw:line draw:style-name="gr4" draw:text-style-name="P2" draw:layer="layout" svg:x1="18.534cm" svg:y1="8.25cm" svg:x2="18.753cm" svg:y2="8.25cm">
            <text:p/>
          </draw:line>
          <draw:line draw:style-name="gr4" draw:text-style-name="P2" draw:layer="layout" svg:x1="18.752cm" svg:y1="8.25cm" svg:x2="18.784cm" svg:y2="9cm">
            <text:p/>
          </draw:line>
          <draw:line draw:style-name="gr4" draw:text-style-name="P2" draw:layer="layout" svg:x1="18.784cm" svg:y1="9cm" svg:x2="19.003cm" svg:y2="9cm">
            <text:p/>
          </draw:line>
        </draw:g>
        <draw:g draw:style-name="gr3">
          <draw:line draw:style-name="gr4" draw:text-style-name="P2" draw:layer="layout" svg:x1="17cm" svg:y1="9cm" svg:x2="17.032cm" svg:y2="8.25cm">
            <text:p/>
          </draw:line>
          <draw:line draw:style-name="gr4" draw:text-style-name="P2" draw:layer="layout" svg:x1="17.032cm" svg:y1="8.25cm" svg:x2="17.251cm" svg:y2="8.25cm">
            <text:p/>
          </draw:line>
          <draw:line draw:style-name="gr4" draw:text-style-name="P2" draw:layer="layout" svg:x1="17.25cm" svg:y1="8.25cm" svg:x2="17.282cm" svg:y2="9cm">
            <text:p/>
          </draw:line>
          <draw:line draw:style-name="gr4" draw:text-style-name="P2" draw:layer="layout" svg:x1="17.282cm" svg:y1="9cm" svg:x2="17.501cm" svg:y2="9cm">
            <text:p/>
          </draw:line>
        </draw:g>
        <draw:g draw:style-name="gr3">
          <draw:line draw:style-name="gr4" draw:text-style-name="P2" draw:layer="layout" svg:x1="17.501cm" svg:y1="9cm" svg:x2="17.533cm" svg:y2="8.25cm">
            <text:p/>
          </draw:line>
          <draw:line draw:style-name="gr4" draw:text-style-name="P2" draw:layer="layout" svg:x1="17.533cm" svg:y1="8.25cm" svg:x2="17.752cm" svg:y2="8.25cm">
            <text:p/>
          </draw:line>
          <draw:line draw:style-name="gr4" draw:text-style-name="P2" draw:layer="layout" svg:x1="17.751cm" svg:y1="8.25cm" svg:x2="17.783cm" svg:y2="9cm">
            <text:p/>
          </draw:line>
          <draw:line draw:style-name="gr4" draw:text-style-name="P2" draw:layer="layout" svg:x1="17.783cm" svg:y1="9cm" svg:x2="18.002cm" svg:y2="9cm">
            <text:p/>
          </draw:line>
        </draw:g>
        <draw:g draw:style-name="gr3">
          <draw:line draw:style-name="gr4" draw:text-style-name="P2" draw:layer="layout" svg:x1="15.999cm" svg:y1="9cm" svg:x2="16.031cm" svg:y2="8.25cm">
            <text:p/>
          </draw:line>
          <draw:line draw:style-name="gr4" draw:text-style-name="P2" draw:layer="layout" svg:x1="16.031cm" svg:y1="8.25cm" svg:x2="16.25cm" svg:y2="8.25cm">
            <text:p/>
          </draw:line>
          <draw:line draw:style-name="gr4" draw:text-style-name="P2" draw:layer="layout" svg:x1="16.249cm" svg:y1="8.25cm" svg:x2="16.281cm" svg:y2="9cm">
            <text:p/>
          </draw:line>
          <draw:line draw:style-name="gr4" draw:text-style-name="P2" draw:layer="layout" svg:x1="16.281cm" svg:y1="9cm" svg:x2="16.5cm" svg:y2="9cm">
            <text:p/>
          </draw:line>
        </draw:g>
        <draw:g draw:style-name="gr3">
          <draw:line draw:style-name="gr4" draw:text-style-name="P2" draw:layer="layout" svg:x1="16.5cm" svg:y1="9cm" svg:x2="16.532cm" svg:y2="8.25cm">
            <text:p/>
          </draw:line>
          <draw:line draw:style-name="gr4" draw:text-style-name="P2" draw:layer="layout" svg:x1="16.532cm" svg:y1="8.25cm" svg:x2="16.751cm" svg:y2="8.25cm">
            <text:p/>
          </draw:line>
          <draw:line draw:style-name="gr4" draw:text-style-name="P2" draw:layer="layout" svg:x1="16.75cm" svg:y1="8.25cm" svg:x2="16.782cm" svg:y2="9cm">
            <text:p/>
          </draw:line>
          <draw:line draw:style-name="gr4" draw:text-style-name="P2" draw:layer="layout" svg:x1="16.782cm" svg:y1="9cm" svg:x2="17.001cm" svg:y2="9cm">
            <text:p/>
          </draw:line>
        </draw:g>
        <draw:g draw:style-name="gr3">
          <draw:line draw:style-name="gr4" draw:text-style-name="P2" draw:layer="layout" svg:x1="15.002cm" svg:y1="9cm" svg:x2="15.034cm" svg:y2="8.25cm">
            <text:p/>
          </draw:line>
          <draw:line draw:style-name="gr4" draw:text-style-name="P2" draw:layer="layout" svg:x1="15.034cm" svg:y1="8.25cm" svg:x2="15.253cm" svg:y2="8.25cm">
            <text:p/>
          </draw:line>
          <draw:line draw:style-name="gr4" draw:text-style-name="P2" draw:layer="layout" svg:x1="15.252cm" svg:y1="8.25cm" svg:x2="15.284cm" svg:y2="9cm">
            <text:p/>
          </draw:line>
          <draw:line draw:style-name="gr4" draw:text-style-name="P2" draw:layer="layout" svg:x1="15.284cm" svg:y1="9cm" svg:x2="15.503cm" svg:y2="9cm">
            <text:p/>
          </draw:line>
        </draw:g>
        <draw:g draw:style-name="gr3">
          <draw:line draw:style-name="gr4" draw:text-style-name="P2" draw:layer="layout" svg:x1="15.503cm" svg:y1="9cm" svg:x2="15.535cm" svg:y2="8.25cm">
            <text:p/>
          </draw:line>
          <draw:line draw:style-name="gr4" draw:text-style-name="P2" draw:layer="layout" svg:x1="15.535cm" svg:y1="8.25cm" svg:x2="15.754cm" svg:y2="8.25cm">
            <text:p/>
          </draw:line>
          <draw:line draw:style-name="gr4" draw:text-style-name="P2" draw:layer="layout" svg:x1="15.753cm" svg:y1="8.25cm" svg:x2="15.785cm" svg:y2="9cm">
            <text:p/>
          </draw:line>
          <draw:line draw:style-name="gr4" draw:text-style-name="P2" draw:layer="layout" svg:x1="15.785cm" svg:y1="9cm" svg:x2="16.004cm" svg:y2="9cm">
            <text:p/>
          </draw:line>
        </draw:g>
        <draw:g draw:style-name="gr3">
          <draw:line draw:style-name="gr4" draw:text-style-name="P2" draw:layer="layout" svg:x1="14.001cm" svg:y1="9cm" svg:x2="14.033cm" svg:y2="8.25cm">
            <text:p/>
          </draw:line>
          <draw:line draw:style-name="gr4" draw:text-style-name="P2" draw:layer="layout" svg:x1="14.033cm" svg:y1="8.25cm" svg:x2="14.252cm" svg:y2="8.25cm">
            <text:p/>
          </draw:line>
          <draw:line draw:style-name="gr4" draw:text-style-name="P2" draw:layer="layout" svg:x1="14.251cm" svg:y1="8.25cm" svg:x2="14.283cm" svg:y2="9cm">
            <text:p/>
          </draw:line>
          <draw:line draw:style-name="gr4" draw:text-style-name="P2" draw:layer="layout" svg:x1="14.283cm" svg:y1="9cm" svg:x2="14.502cm" svg:y2="9cm">
            <text:p/>
          </draw:line>
        </draw:g>
        <draw:g draw:style-name="gr3">
          <draw:line draw:style-name="gr4" draw:text-style-name="P2" draw:layer="layout" svg:x1="14.502cm" svg:y1="9cm" svg:x2="14.534cm" svg:y2="8.25cm">
            <text:p/>
          </draw:line>
          <draw:line draw:style-name="gr4" draw:text-style-name="P2" draw:layer="layout" svg:x1="14.534cm" svg:y1="8.25cm" svg:x2="14.753cm" svg:y2="8.25cm">
            <text:p/>
          </draw:line>
          <draw:line draw:style-name="gr4" draw:text-style-name="P2" draw:layer="layout" svg:x1="14.752cm" svg:y1="8.25cm" svg:x2="14.784cm" svg:y2="9cm">
            <text:p/>
          </draw:line>
          <draw:line draw:style-name="gr4" draw:text-style-name="P2" draw:layer="layout" svg:x1="14.784cm" svg:y1="9cm" svg:x2="15.003cm" svg:y2="9cm">
            <text:p/>
          </draw:line>
        </draw:g>
        <draw:g draw:style-name="gr3">
          <draw:line draw:style-name="gr4" draw:text-style-name="P2" draw:layer="layout" svg:x1="13cm" svg:y1="9cm" svg:x2="13.032cm" svg:y2="8.25cm">
            <text:p/>
          </draw:line>
          <draw:line draw:style-name="gr4" draw:text-style-name="P2" draw:layer="layout" svg:x1="13.032cm" svg:y1="8.25cm" svg:x2="13.251cm" svg:y2="8.25cm">
            <text:p/>
          </draw:line>
          <draw:line draw:style-name="gr4" draw:text-style-name="P2" draw:layer="layout" svg:x1="13.25cm" svg:y1="8.25cm" svg:x2="13.282cm" svg:y2="9cm">
            <text:p/>
          </draw:line>
          <draw:line draw:style-name="gr4" draw:text-style-name="P2" draw:layer="layout" svg:x1="13.282cm" svg:y1="9cm" svg:x2="13.501cm" svg:y2="9cm">
            <text:p/>
          </draw:line>
        </draw:g>
        <draw:g draw:style-name="gr3">
          <draw:line draw:style-name="gr4" draw:text-style-name="P2" draw:layer="layout" svg:x1="13.501cm" svg:y1="9cm" svg:x2="13.533cm" svg:y2="8.25cm">
            <text:p/>
          </draw:line>
          <draw:line draw:style-name="gr4" draw:text-style-name="P2" draw:layer="layout" svg:x1="13.533cm" svg:y1="8.25cm" svg:x2="13.752cm" svg:y2="8.25cm">
            <text:p/>
          </draw:line>
          <draw:line draw:style-name="gr4" draw:text-style-name="P2" draw:layer="layout" svg:x1="13.751cm" svg:y1="8.25cm" svg:x2="13.783cm" svg:y2="9cm">
            <text:p/>
          </draw:line>
          <draw:line draw:style-name="gr4" draw:text-style-name="P2" draw:layer="layout" svg:x1="13.783cm" svg:y1="9cm" svg:x2="14.002cm" svg:y2="9cm">
            <text:p/>
          </draw:line>
        </draw:g>
        <draw:g draw:style-name="gr3">
          <draw:line draw:style-name="gr4" draw:text-style-name="P2" draw:layer="layout" svg:x1="11.999cm" svg:y1="9cm" svg:x2="12.031cm" svg:y2="8.25cm">
            <text:p/>
          </draw:line>
          <draw:line draw:style-name="gr4" draw:text-style-name="P2" draw:layer="layout" svg:x1="12.031cm" svg:y1="8.25cm" svg:x2="12.25cm" svg:y2="8.25cm">
            <text:p/>
          </draw:line>
          <draw:line draw:style-name="gr4" draw:text-style-name="P2" draw:layer="layout" svg:x1="12.249cm" svg:y1="8.25cm" svg:x2="12.281cm" svg:y2="9cm">
            <text:p/>
          </draw:line>
          <draw:line draw:style-name="gr4" draw:text-style-name="P2" draw:layer="layout" svg:x1="12.281cm" svg:y1="9cm" svg:x2="12.5cm" svg:y2="9cm">
            <text:p/>
          </draw:line>
        </draw:g>
        <draw:g draw:style-name="gr3">
          <draw:line draw:style-name="gr4" draw:text-style-name="P2" draw:layer="layout" svg:x1="12.5cm" svg:y1="9cm" svg:x2="12.532cm" svg:y2="8.25cm">
            <text:p/>
          </draw:line>
          <draw:line draw:style-name="gr4" draw:text-style-name="P2" draw:layer="layout" svg:x1="12.532cm" svg:y1="8.25cm" svg:x2="12.751cm" svg:y2="8.25cm">
            <text:p/>
          </draw:line>
          <draw:line draw:style-name="gr4" draw:text-style-name="P2" draw:layer="layout" svg:x1="12.75cm" svg:y1="8.25cm" svg:x2="12.782cm" svg:y2="9cm">
            <text:p/>
          </draw:line>
          <draw:line draw:style-name="gr4" draw:text-style-name="P2" draw:layer="layout" svg:x1="12.782cm" svg:y1="9cm" svg:x2="13.001cm" svg:y2="9cm">
            <text:p/>
          </draw:line>
        </draw:g>
        <draw:g draw:style-name="gr3">
          <draw:line draw:style-name="gr4" draw:text-style-name="P2" draw:layer="layout" svg:x1="11.002cm" svg:y1="9cm" svg:x2="11.034cm" svg:y2="8.25cm">
            <text:p/>
          </draw:line>
          <draw:line draw:style-name="gr4" draw:text-style-name="P2" draw:layer="layout" svg:x1="11.034cm" svg:y1="8.25cm" svg:x2="11.253cm" svg:y2="8.25cm">
            <text:p/>
          </draw:line>
          <draw:line draw:style-name="gr4" draw:text-style-name="P2" draw:layer="layout" svg:x1="11.252cm" svg:y1="8.25cm" svg:x2="11.284cm" svg:y2="9cm">
            <text:p/>
          </draw:line>
          <draw:line draw:style-name="gr4" draw:text-style-name="P2" draw:layer="layout" svg:x1="11.284cm" svg:y1="9cm" svg:x2="11.503cm" svg:y2="9cm">
            <text:p/>
          </draw:line>
        </draw:g>
        <draw:g draw:style-name="gr3">
          <draw:line draw:style-name="gr4" draw:text-style-name="P2" draw:layer="layout" svg:x1="11.503cm" svg:y1="9cm" svg:x2="11.535cm" svg:y2="8.25cm">
            <text:p/>
          </draw:line>
          <draw:line draw:style-name="gr4" draw:text-style-name="P2" draw:layer="layout" svg:x1="11.535cm" svg:y1="8.25cm" svg:x2="11.754cm" svg:y2="8.25cm">
            <text:p/>
          </draw:line>
          <draw:line draw:style-name="gr4" draw:text-style-name="P2" draw:layer="layout" svg:x1="11.753cm" svg:y1="8.25cm" svg:x2="11.785cm" svg:y2="9cm">
            <text:p/>
          </draw:line>
          <draw:line draw:style-name="gr4" draw:text-style-name="P2" draw:layer="layout" svg:x1="11.785cm" svg:y1="9cm" svg:x2="12.004cm" svg:y2="9cm">
            <text:p/>
          </draw:line>
        </draw:g>
        <draw:g draw:style-name="gr3">
          <draw:line draw:style-name="gr4" draw:text-style-name="P2" draw:layer="layout" svg:x1="10.001cm" svg:y1="9cm" svg:x2="10.033cm" svg:y2="8.25cm">
            <text:p/>
          </draw:line>
          <draw:line draw:style-name="gr4" draw:text-style-name="P2" draw:layer="layout" svg:x1="10.033cm" svg:y1="8.25cm" svg:x2="10.252cm" svg:y2="8.25cm">
            <text:p/>
          </draw:line>
          <draw:line draw:style-name="gr4" draw:text-style-name="P2" draw:layer="layout" svg:x1="10.251cm" svg:y1="8.25cm" svg:x2="10.283cm" svg:y2="9cm">
            <text:p/>
          </draw:line>
          <draw:line draw:style-name="gr4" draw:text-style-name="P2" draw:layer="layout" svg:x1="10.283cm" svg:y1="9cm" svg:x2="10.502cm" svg:y2="9cm">
            <text:p/>
          </draw:line>
        </draw:g>
        <draw:g draw:style-name="gr3">
          <draw:line draw:style-name="gr4" draw:text-style-name="P2" draw:layer="layout" svg:x1="10.502cm" svg:y1="9cm" svg:x2="10.534cm" svg:y2="8.25cm">
            <text:p/>
          </draw:line>
          <draw:line draw:style-name="gr4" draw:text-style-name="P2" draw:layer="layout" svg:x1="10.534cm" svg:y1="8.25cm" svg:x2="10.753cm" svg:y2="8.25cm">
            <text:p/>
          </draw:line>
          <draw:line draw:style-name="gr4" draw:text-style-name="P2" draw:layer="layout" svg:x1="10.752cm" svg:y1="8.25cm" svg:x2="10.784cm" svg:y2="9cm">
            <text:p/>
          </draw:line>
          <draw:line draw:style-name="gr4" draw:text-style-name="P2" draw:layer="layout" svg:x1="10.784cm" svg:y1="9cm" svg:x2="11.003cm" svg:y2="9cm">
            <text:p/>
          </draw:line>
        </draw:g>
        <draw:g draw:style-name="gr3">
          <draw:line draw:style-name="gr4" draw:text-style-name="P2" draw:layer="layout" svg:x1="9cm" svg:y1="9cm" svg:x2="9.032cm" svg:y2="8.25cm">
            <text:p/>
          </draw:line>
          <draw:line draw:style-name="gr4" draw:text-style-name="P2" draw:layer="layout" svg:x1="9.032cm" svg:y1="8.25cm" svg:x2="9.251cm" svg:y2="8.25cm">
            <text:p/>
          </draw:line>
          <draw:line draw:style-name="gr4" draw:text-style-name="P2" draw:layer="layout" svg:x1="9.25cm" svg:y1="8.25cm" svg:x2="9.282cm" svg:y2="9cm">
            <text:p/>
          </draw:line>
          <draw:line draw:style-name="gr4" draw:text-style-name="P2" draw:layer="layout" svg:x1="9.282cm" svg:y1="9cm" svg:x2="9.501cm" svg:y2="9cm">
            <text:p/>
          </draw:line>
        </draw:g>
        <draw:g draw:style-name="gr3">
          <draw:line draw:style-name="gr4" draw:text-style-name="P2" draw:layer="layout" svg:x1="9.501cm" svg:y1="9cm" svg:x2="9.533cm" svg:y2="8.25cm">
            <text:p/>
          </draw:line>
          <draw:line draw:style-name="gr4" draw:text-style-name="P2" draw:layer="layout" svg:x1="9.533cm" svg:y1="8.25cm" svg:x2="9.752cm" svg:y2="8.25cm">
            <text:p/>
          </draw:line>
          <draw:line draw:style-name="gr4" draw:text-style-name="P2" draw:layer="layout" svg:x1="9.751cm" svg:y1="8.25cm" svg:x2="9.783cm" svg:y2="9cm">
            <text:p/>
          </draw:line>
          <draw:line draw:style-name="gr4" draw:text-style-name="P2" draw:layer="layout" svg:x1="9.783cm" svg:y1="9cm" svg:x2="10.002cm" svg:y2="9cm">
            <text:p/>
          </draw:line>
        </draw:g>
        <draw:g draw:style-name="gr3">
          <draw:line draw:style-name="gr4" draw:text-style-name="P2" draw:layer="layout" svg:x1="7.999cm" svg:y1="9cm" svg:x2="8.031cm" svg:y2="8.25cm">
            <text:p/>
          </draw:line>
          <draw:line draw:style-name="gr4" draw:text-style-name="P2" draw:layer="layout" svg:x1="8.031cm" svg:y1="8.25cm" svg:x2="8.25cm" svg:y2="8.25cm">
            <text:p/>
          </draw:line>
          <draw:line draw:style-name="gr4" draw:text-style-name="P2" draw:layer="layout" svg:x1="8.249cm" svg:y1="8.25cm" svg:x2="8.281cm" svg:y2="9cm">
            <text:p/>
          </draw:line>
          <draw:line draw:style-name="gr4" draw:text-style-name="P2" draw:layer="layout" svg:x1="8.281cm" svg:y1="9cm" svg:x2="8.5cm" svg:y2="9cm">
            <text:p/>
          </draw:line>
        </draw:g>
        <draw:g draw:style-name="gr3">
          <draw:line draw:style-name="gr4" draw:text-style-name="P2" draw:layer="layout" svg:x1="8.5cm" svg:y1="9cm" svg:x2="8.532cm" svg:y2="8.25cm">
            <text:p/>
          </draw:line>
          <draw:line draw:style-name="gr4" draw:text-style-name="P2" draw:layer="layout" svg:x1="8.532cm" svg:y1="8.25cm" svg:x2="8.751cm" svg:y2="8.25cm">
            <text:p/>
          </draw:line>
          <draw:line draw:style-name="gr4" draw:text-style-name="P2" draw:layer="layout" svg:x1="8.75cm" svg:y1="8.25cm" svg:x2="8.782cm" svg:y2="9cm">
            <text:p/>
          </draw:line>
          <draw:line draw:style-name="gr4" draw:text-style-name="P2" draw:layer="layout" svg:x1="8.782cm" svg:y1="9cm" svg:x2="9.001cm" svg:y2="9cm">
            <text:p/>
          </draw:line>
        </draw:g>
        <draw:g draw:style-name="gr3">
          <draw:line draw:style-name="gr4" draw:text-style-name="P2" draw:layer="layout" svg:x1="7.002cm" svg:y1="9cm" svg:x2="7.034cm" svg:y2="8.25cm">
            <text:p/>
          </draw:line>
          <draw:line draw:style-name="gr4" draw:text-style-name="P2" draw:layer="layout" svg:x1="7.034cm" svg:y1="8.25cm" svg:x2="7.253cm" svg:y2="8.25cm">
            <text:p/>
          </draw:line>
          <draw:line draw:style-name="gr4" draw:text-style-name="P2" draw:layer="layout" svg:x1="7.252cm" svg:y1="8.25cm" svg:x2="7.284cm" svg:y2="9cm">
            <text:p/>
          </draw:line>
          <draw:line draw:style-name="gr4" draw:text-style-name="P2" draw:layer="layout" svg:x1="7.284cm" svg:y1="9cm" svg:x2="7.503cm" svg:y2="9cm">
            <text:p/>
          </draw:line>
        </draw:g>
        <draw:g draw:style-name="gr3">
          <draw:line draw:style-name="gr4" draw:text-style-name="P2" draw:layer="layout" svg:x1="7.503cm" svg:y1="9cm" svg:x2="7.535cm" svg:y2="8.25cm">
            <text:p/>
          </draw:line>
          <draw:line draw:style-name="gr4" draw:text-style-name="P2" draw:layer="layout" svg:x1="7.535cm" svg:y1="8.25cm" svg:x2="7.754cm" svg:y2="8.25cm">
            <text:p/>
          </draw:line>
          <draw:line draw:style-name="gr4" draw:text-style-name="P2" draw:layer="layout" svg:x1="7.753cm" svg:y1="8.25cm" svg:x2="7.785cm" svg:y2="9cm">
            <text:p/>
          </draw:line>
          <draw:line draw:style-name="gr4" draw:text-style-name="P2" draw:layer="layout" svg:x1="7.785cm" svg:y1="9cm" svg:x2="8.004cm" svg:y2="9cm">
            <text:p/>
          </draw:line>
        </draw:g>
        <draw:g draw:style-name="gr3">
          <draw:line draw:style-name="gr4" draw:text-style-name="P2" draw:layer="layout" svg:x1="6.001cm" svg:y1="9cm" svg:x2="6.033cm" svg:y2="8.25cm">
            <text:p/>
          </draw:line>
          <draw:line draw:style-name="gr4" draw:text-style-name="P2" draw:layer="layout" svg:x1="6.033cm" svg:y1="8.25cm" svg:x2="6.252cm" svg:y2="8.25cm">
            <text:p/>
          </draw:line>
          <draw:line draw:style-name="gr4" draw:text-style-name="P2" draw:layer="layout" svg:x1="6.251cm" svg:y1="8.25cm" svg:x2="6.283cm" svg:y2="9cm">
            <text:p/>
          </draw:line>
          <draw:line draw:style-name="gr4" draw:text-style-name="P2" draw:layer="layout" svg:x1="6.283cm" svg:y1="9cm" svg:x2="6.502cm" svg:y2="9cm">
            <text:p/>
          </draw:line>
        </draw:g>
        <draw:g draw:style-name="gr3">
          <draw:line draw:style-name="gr4" draw:text-style-name="P2" draw:layer="layout" svg:x1="6.502cm" svg:y1="9cm" svg:x2="6.534cm" svg:y2="8.25cm">
            <text:p/>
          </draw:line>
          <draw:line draw:style-name="gr4" draw:text-style-name="P2" draw:layer="layout" svg:x1="6.534cm" svg:y1="8.25cm" svg:x2="6.753cm" svg:y2="8.25cm">
            <text:p/>
          </draw:line>
          <draw:line draw:style-name="gr4" draw:text-style-name="P2" draw:layer="layout" svg:x1="6.752cm" svg:y1="8.25cm" svg:x2="6.784cm" svg:y2="9cm">
            <text:p/>
          </draw:line>
          <draw:line draw:style-name="gr4" draw:text-style-name="P2" draw:layer="layout" svg:x1="6.784cm" svg:y1="9cm" svg:x2="7.003cm" svg:y2="9cm">
            <text:p/>
          </draw:line>
        </draw:g>
        <draw:frame draw:style-name="gr7" draw:text-style-name="P7" draw:layer="layout" svg:width="4cm" svg:height="0.886cm" svg:x="2.001cm" svg:y="9.114cm">
          <draw:text-box>
            <text:p text:style-name="P2"><text:span text:style-name="T2">ff_iorq0</text:span></text:p>
          </draw:text-box>
        </draw:frame>
        <draw:line draw:style-name="gr4" draw:text-style-name="P2" draw:layer="layout" svg:x1="12.001cm" svg:y1="10cm" svg:x2="6.001cm" svg:y2="10cm">
          <text:p/>
        </draw:line>
        <draw:line draw:style-name="gr4" draw:text-style-name="P2" draw:layer="layout" svg:x1="12.001cm" svg:y1="10cm" svg:x2="12.251cm" svg:y2="9.25cm">
          <text:p/>
        </draw:line>
        <draw:line draw:style-name="gr4" draw:text-style-name="P2" draw:layer="layout" svg:x1="22.001cm" svg:y1="9.25cm" svg:x2="12.251cm" svg:y2="9.25cm">
          <text:p/>
        </draw:line>
        <draw:line draw:style-name="gr4" draw:text-style-name="P2" draw:layer="layout" svg:x1="26.001cm" svg:y1="10cm" svg:x2="22.251cm" svg:y2="10cm">
          <text:p/>
        </draw:line>
        <draw:line draw:style-name="gr4" draw:text-style-name="P2" draw:layer="layout" svg:x1="22.251cm" svg:y1="10cm" svg:x2="22.001cm" svg:y2="9.25cm">
          <text:p/>
        </draw:line>
        <draw:frame draw:style-name="gr7" draw:text-style-name="P7" draw:layer="layout" svg:width="4cm" svg:height="0.886cm" svg:x="2.001cm" svg:y="11.114cm">
          <draw:text-box>
            <text:p text:style-name="P2"><text:span text:style-name="T2">ff_wr</text:span></text:p>
          </draw:text-box>
        </draw:frame>
        <draw:line draw:style-name="gr4" draw:text-style-name="P2" draw:layer="layout" svg:x1="26cm" svg:y1="12cm" svg:x2="6.001cm" svg:y2="12cm">
          <text:p/>
        </draw:line>
        <draw:frame draw:style-name="gr7" draw:text-style-name="P7" draw:layer="layout" svg:width="4cm" svg:height="0.886cm" svg:x="2.001cm" svg:y="10.114cm">
          <draw:text-box>
            <text:p text:style-name="P2"><text:span text:style-name="T2">ff_iorq1</text:span></text:p>
          </draw:text-box>
        </draw:frame>
        <draw:line draw:style-name="gr4" draw:text-style-name="P2" draw:layer="layout" svg:x1="12.501cm" svg:y1="11cm" svg:x2="6.001cm" svg:y2="11cm">
          <text:p/>
        </draw:line>
        <draw:line draw:style-name="gr4" draw:text-style-name="P2" draw:layer="layout" svg:x1="12.501cm" svg:y1="11cm" svg:x2="12.751cm" svg:y2="10.25cm">
          <text:p/>
        </draw:line>
        <draw:line draw:style-name="gr4" draw:text-style-name="P2" draw:layer="layout" svg:x1="22.501cm" svg:y1="10.25cm" svg:x2="12.751cm" svg:y2="10.25cm">
          <text:p/>
        </draw:line>
        <draw:line draw:style-name="gr4" draw:text-style-name="P2" draw:layer="layout" svg:x1="26.001cm" svg:y1="11cm" svg:x2="22.751cm" svg:y2="11cm">
          <text:p/>
        </draw:line>
        <draw:line draw:style-name="gr4" draw:text-style-name="P2" draw:layer="layout" svg:x1="22.751cm" svg:y1="11cm" svg:x2="22.501cm" svg:y2="10.25cm">
          <text:p/>
        </draw:line>
        <draw:frame draw:style-name="gr7" draw:text-style-name="P7" draw:layer="layout" svg:width="4cm" svg:height="0.886cm" svg:x="2.001cm" svg:y="12.114cm">
          <draw:text-box>
            <text:p text:style-name="P2"><text:span text:style-name="T2">w_iorq</text:span></text:p>
          </draw:text-box>
        </draw:frame>
        <draw:line draw:style-name="gr4" draw:text-style-name="P2" draw:layer="layout" svg:x1="12.001cm" svg:y1="13cm" svg:x2="6.001cm" svg:y2="13cm">
          <text:p/>
        </draw:line>
        <draw:line draw:style-name="gr4" draw:text-style-name="P2" draw:layer="layout" svg:x1="12.001cm" svg:y1="13cm" svg:x2="12.251cm" svg:y2="12.25cm">
          <text:p/>
        </draw:line>
        <draw:line draw:style-name="gr4" draw:text-style-name="P2" draw:layer="layout" svg:x1="12.751cm" svg:y1="13cm" svg:x2="12.501cm" svg:y2="12.25cm">
          <text:p/>
        </draw:line>
        <draw:line draw:style-name="gr4" draw:text-style-name="P2" draw:layer="layout" svg:x1="12.501cm" svg:y1="12.25cm" svg:x2="12.251cm" svg:y2="12.25cm">
          <text:p/>
        </draw:line>
        <draw:line draw:style-name="gr4" draw:text-style-name="P2" draw:layer="layout" svg:x1="26.001cm" svg:y1="13cm" svg:x2="12.751cm" svg:y2="13cm">
          <text:p/>
        </draw:line>
        <draw:frame draw:style-name="gr7" draw:text-style-name="P7" draw:layer="layout" svg:width="4cm" svg:height="0.886cm" svg:x="2.001cm" svg:y="13.114cm">
          <draw:text-box>
            <text:p text:style-name="P2"><text:span text:style-name="T2">ff_bus_valid</text:span></text:p>
          </draw:text-box>
        </draw:frame>
        <draw:line draw:style-name="gr4" draw:text-style-name="P2" draw:layer="layout" svg:x1="12.501cm" svg:y1="14cm" svg:x2="6.001cm" svg:y2="14cm">
          <text:p/>
        </draw:line>
        <draw:line draw:style-name="gr4" draw:text-style-name="P2" draw:layer="layout" svg:x1="12.501cm" svg:y1="14cm" svg:x2="12.751cm" svg:y2="13.25cm">
          <text:p/>
        </draw:line>
        <draw:line draw:style-name="gr4" draw:text-style-name="P2" draw:layer="layout" svg:x1="13.501cm" svg:y1="13.25cm" svg:x2="12.751cm" svg:y2="13.25cm">
          <text:p/>
        </draw:line>
        <draw:line draw:style-name="gr4" draw:text-style-name="P2" draw:layer="layout" svg:x1="13.751cm" svg:y1="14cm" svg:x2="13.501cm" svg:y2="13.25cm">
          <text:p/>
        </draw:line>
        <draw:line draw:style-name="gr4" draw:text-style-name="P2" draw:layer="layout" svg:x1="26.001cm" svg:y1="14cm" svg:x2="13.751cm" svg:y2="14cm">
          <text:p/>
        </draw:line>
        <draw:frame draw:style-name="gr2" draw:text-style-name="P3" draw:layer="layout" svg:width="4cm" svg:height="0.886cm" svg:x="2.001cm" svg:y="14.114cm">
          <draw:text-box>
            <text:p text:style-name="P2"><text:span text:style-name="T2">bus_ready</text:span></text:p>
          </draw:text-box>
        </draw:frame>
        <draw:line draw:style-name="gr4" draw:text-style-name="P2" draw:layer="layout" svg:x1="13.001cm" svg:y1="15cm" svg:x2="6.001cm" svg:y2="15cm">
          <text:p/>
        </draw:line>
        <draw:line draw:style-name="gr4" draw:text-style-name="P2" draw:layer="layout" svg:x1="13.001cm" svg:y1="15cm" svg:x2="13.251cm" svg:y2="14.25cm">
          <text:p/>
        </draw:line>
        <draw:line draw:style-name="gr4" draw:text-style-name="P2" draw:layer="layout" svg:x1="22.001cm" svg:y1="14.25cm" svg:x2="13.251cm" svg:y2="14.25cm">
          <text:p/>
        </draw:line>
        <draw:line draw:style-name="gr4" draw:text-style-name="P2" draw:layer="layout" svg:x1="26.001cm" svg:y1="15cm" svg:x2="22.251cm" svg:y2="15cm">
          <text:p/>
        </draw:line>
        <draw:line draw:style-name="gr4" draw:text-style-name="P2" draw:layer="layout" svg:x1="22.251cm" svg:y1="15cm" svg:x2="22.001cm" svg:y2="14.25cm">
          <text:p/>
        </draw:line>
        <draw:line draw:style-name="gr4" draw:text-style-name="P2" draw:layer="layout" svg:x1="17cm" svg:y1="16cm" svg:x2="17.25cm" svg:y2="15.25cm">
          <text:p/>
        </draw:line>
        <draw:line draw:style-name="gr4" draw:text-style-name="P2" draw:layer="layout" svg:x1="17.25cm" svg:y1="16cm" svg:x2="17cm" svg:y2="15.25cm">
          <text:p/>
        </draw:line>
        <draw:line draw:style-name="gr4" draw:text-style-name="P2" draw:layer="layout" svg:x1="17.5cm" svg:y1="15.25cm" svg:x2="17.25cm" svg:y2="15.25cm">
          <text:p/>
        </draw:line>
        <draw:line draw:style-name="gr4" draw:text-style-name="P2" draw:layer="layout" svg:x1="17.5cm" svg:y1="16cm" svg:x2="17.25cm" svg:y2="16cm">
          <text:p/>
        </draw:line>
        <draw:line draw:style-name="gr4" draw:text-style-name="P2" draw:layer="layout" svg:x1="17cm" svg:y1="15.25cm" svg:x2="6.001cm" svg:y2="15.25cm">
          <text:p/>
        </draw:line>
        <draw:line draw:style-name="gr4" draw:text-style-name="P2" draw:layer="layout" svg:x1="17cm" svg:y1="16cm" svg:x2="6.001cm" svg:y2="16cm">
          <text:p/>
        </draw:line>
        <draw:line draw:style-name="gr4" draw:text-style-name="P2" draw:layer="layout" svg:x1="17.5cm" svg:y1="16cm" svg:x2="17.75cm" svg:y2="15.25cm">
          <text:p/>
        </draw:line>
        <draw:line draw:style-name="gr4" draw:text-style-name="P2" draw:layer="layout" svg:x1="17.75cm" svg:y1="16cm" svg:x2="17.5cm" svg:y2="15.25cm">
          <text:p/>
        </draw:line>
        <draw:line draw:style-name="gr4" draw:text-style-name="P2" draw:layer="layout" svg:x1="26.001cm" svg:y1="15.25cm" svg:x2="17.75cm" svg:y2="15.25cm">
          <text:p/>
        </draw:line>
        <draw:line draw:style-name="gr4" draw:text-style-name="P2" draw:layer="layout" svg:x1="26.001cm" svg:y1="16cm" svg:x2="17.75cm" svg:y2="16cm">
          <text:p/>
        </draw:line>
        <draw:line draw:style-name="gr4" draw:text-style-name="P2" draw:layer="layout" svg:x1="17cm" svg:y1="17cm" svg:x2="6.001cm" svg:y2="17cm">
          <text:p/>
        </draw:line>
        <draw:line draw:style-name="gr4" draw:text-style-name="P2" draw:layer="layout" svg:x1="17cm" svg:y1="17cm" svg:x2="17.25cm" svg:y2="16.25cm">
          <text:p/>
        </draw:line>
        <draw:line draw:style-name="gr4" draw:text-style-name="P2" draw:layer="layout" svg:x1="17.75cm" svg:y1="17cm" svg:x2="17.5cm" svg:y2="16.25cm">
          <text:p/>
        </draw:line>
        <draw:line draw:style-name="gr4" draw:text-style-name="P2" draw:layer="layout" svg:x1="17.5cm" svg:y1="16.25cm" svg:x2="17.25cm" svg:y2="16.25cm">
          <text:p/>
        </draw:line>
        <draw:line draw:style-name="gr4" draw:text-style-name="P2" draw:layer="layout" svg:x1="26.001cm" svg:y1="17cm" svg:x2="17.75cm" svg:y2="17cm">
          <text:p/>
        </draw:line>
      </draw:page>
      <draw:page draw:name="page5" draw:style-name="dp1" draw:master-page-name="標準">
        <draw:frame draw:style-name="gr1" draw:text-style-name="P1" draw:layer="layout" svg:width="17cm" svg:height="1.75cm" svg:x="1cm" svg:y="1cm">
          <draw:text-box>
            <text:p><text:span text:style-name="T1">MSX-SLOT Memory Write [Primary Slot]</text:span></text:p>
          </draw:text-box>
        </draw:frame>
        <draw:frame draw:style-name="gr2" draw:text-style-name="P3" draw:layer="layout" svg:width="4cm" svg:height="0.886cm" svg:x="1.999cm" svg:y="3.114cm">
          <draw:text-box>
            <text:p text:style-name="P2"><text:span text:style-name="T2">CLK</text:span> <text:span text:style-name="T3">3.579545MHz</text:span></text:p>
          </draw:text-box>
        </draw:frame>
        <draw:frame draw:style-name="gr2" draw:text-style-name="P3" draw:layer="layout" svg:width="4cm" svg:height="0.886cm" svg:x="1.999cm" svg:y="4.114cm">
          <draw:text-box>
            <text:p text:style-name="P2"><text:span text:style-name="T2">A[15:0]</text:span></text:p>
          </draw:text-box>
        </draw:frame>
        <draw:g draw:style-name="gr3">
          <draw:line draw:style-name="gr4" draw:text-style-name="P2" draw:layer="layout" svg:x1="5.999cm" svg:y1="4cm" svg:x2="6.249cm" svg:y2="3.25cm">
            <text:p/>
          </draw:line>
          <draw:line draw:style-name="gr4" draw:text-style-name="P2" draw:layer="layout" svg:x1="6.249cm" svg:y1="3.25cm" svg:x2="7.999cm" svg:y2="3.25cm">
            <text:p/>
          </draw:line>
          <draw:line draw:style-name="gr4" draw:text-style-name="P2" draw:layer="layout" svg:x1="7.999cm" svg:y1="3.25cm" svg:x2="8.249cm" svg:y2="4cm">
            <text:p/>
          </draw:line>
          <draw:line draw:style-name="gr4" draw:text-style-name="P2" draw:layer="layout" svg:x1="8.249cm" svg:y1="4cm" svg:x2="9.999cm" svg:y2="4cm">
            <text:p/>
          </draw:line>
        </draw:g>
        <draw:g draw:style-name="gr3">
          <draw:line draw:style-name="gr4" draw:text-style-name="P2" draw:layer="layout" svg:x1="9.999cm" svg:y1="4cm" svg:x2="10.249cm" svg:y2="3.25cm">
            <text:p/>
          </draw:line>
          <draw:line draw:style-name="gr4" draw:text-style-name="P2" draw:layer="layout" svg:x1="10.249cm" svg:y1="3.25cm" svg:x2="11.999cm" svg:y2="3.25cm">
            <text:p/>
          </draw:line>
          <draw:line draw:style-name="gr4" draw:text-style-name="P2" draw:layer="layout" svg:x1="11.999cm" svg:y1="3.25cm" svg:x2="12.249cm" svg:y2="4cm">
            <text:p/>
          </draw:line>
          <draw:line draw:style-name="gr4" draw:text-style-name="P2" draw:layer="layout" svg:x1="12.249cm" svg:y1="4cm" svg:x2="13.999cm" svg:y2="4cm">
            <text:p/>
          </draw:line>
        </draw:g>
        <draw:g draw:style-name="gr3">
          <draw:line draw:style-name="gr4" draw:text-style-name="P2" draw:layer="layout" svg:x1="13.999cm" svg:y1="4cm" svg:x2="14.249cm" svg:y2="3.25cm">
            <text:p/>
          </draw:line>
          <draw:line draw:style-name="gr4" draw:text-style-name="P2" draw:layer="layout" svg:x1="14.249cm" svg:y1="3.25cm" svg:x2="15.999cm" svg:y2="3.25cm">
            <text:p/>
          </draw:line>
          <draw:line draw:style-name="gr4" draw:text-style-name="P2" draw:layer="layout" svg:x1="15.999cm" svg:y1="3.25cm" svg:x2="16.249cm" svg:y2="4cm">
            <text:p/>
          </draw:line>
          <draw:line draw:style-name="gr4" draw:text-style-name="P2" draw:layer="layout" svg:x1="16.249cm" svg:y1="4cm" svg:x2="17.999cm" svg:y2="4cm">
            <text:p/>
          </draw:line>
        </draw:g>
        <draw:g draw:style-name="gr3">
          <draw:line draw:style-name="gr4" draw:text-style-name="P2" draw:layer="layout" svg:x1="17.999cm" svg:y1="4cm" svg:x2="18.249cm" svg:y2="3.25cm">
            <text:p/>
          </draw:line>
          <draw:line draw:style-name="gr4" draw:text-style-name="P2" draw:layer="layout" svg:x1="18.249cm" svg:y1="3.25cm" svg:x2="19.999cm" svg:y2="3.25cm">
            <text:p/>
          </draw:line>
          <draw:line draw:style-name="gr4" draw:text-style-name="P2" draw:layer="layout" svg:x1="19.999cm" svg:y1="3.25cm" svg:x2="20.249cm" svg:y2="4cm">
            <text:p/>
          </draw:line>
          <draw:line draw:style-name="gr4" draw:text-style-name="P2" draw:layer="layout" svg:x1="20.249cm" svg:y1="4cm" svg:x2="21.999cm" svg:y2="4cm">
            <text:p/>
          </draw:line>
        </draw:g>
        <draw:frame draw:style-name="gr5" draw:text-style-name="P4" draw:layer="layout" svg:width="4cm" svg:height="0.75cm" svg:x="5.999cm" svg:y="2.25cm">
          <draw:text-box>
            <text:p text:style-name="P2"><text:span text:style-name="T4">T1</text:span></text:p>
          </draw:text-box>
        </draw:frame>
        <draw:frame draw:style-name="gr6" draw:text-style-name="P5" draw:layer="layout" svg:width="4cm" svg:height="0.75cm" svg:x="9.999cm" svg:y="2.25cm">
          <draw:text-box>
            <text:p text:style-name="P2"><text:span text:style-name="T4">T2</text:span></text:p>
          </draw:text-box>
        </draw:frame>
        <draw:frame draw:style-name="gr5" draw:text-style-name="P4" draw:layer="layout" svg:width="4cm" svg:height="0.75cm" svg:x="14cm" svg:y="2.25cm">
          <draw:text-box>
            <text:p text:style-name="P2"><text:span text:style-name="T4">T3</text:span></text:p>
          </draw:text-box>
        </draw:frame>
        <draw:line draw:style-name="gr4" draw:text-style-name="P2" draw:layer="layout" svg:x1="7.999cm" svg:y1="5cm" svg:x2="8.249cm" svg:y2="4.25cm">
          <text:p/>
        </draw:line>
        <draw:line draw:style-name="gr4" draw:text-style-name="P2" draw:layer="layout" svg:x1="8.249cm" svg:y1="5cm" svg:x2="7.999cm" svg:y2="4.25cm">
          <text:p/>
        </draw:line>
        <draw:line draw:style-name="gr4" draw:text-style-name="P2" draw:layer="layout" svg:x1="22.749cm" svg:y1="4.25cm" svg:x2="8.249cm" svg:y2="4.25cm">
          <text:p/>
        </draw:line>
        <draw:line draw:style-name="gr4" draw:text-style-name="P2" draw:layer="layout" svg:x1="22.749cm" svg:y1="5cm" svg:x2="8.249cm" svg:y2="5cm">
          <text:p/>
        </draw:line>
        <draw:line draw:style-name="gr4" draw:text-style-name="P2" draw:layer="layout" svg:x1="7.999cm" svg:y1="4.25cm" svg:x2="5.999cm" svg:y2="4.25cm">
          <text:p/>
        </draw:line>
        <draw:line draw:style-name="gr4" draw:text-style-name="P2" draw:layer="layout" svg:x1="7.999cm" svg:y1="5cm" svg:x2="5.999cm" svg:y2="5cm">
          <text:p/>
        </draw:line>
        <draw:frame draw:style-name="gr2" draw:text-style-name="P6" draw:layer="layout" svg:width="4cm" svg:height="0.886cm" svg:x="1.999cm" svg:y="5.114cm">
          <draw:text-box>
            <text:p text:style-name="P2"><text:span text:style-name="T2">/MERQ</text:span></text:p>
          </draw:text-box>
        </draw:frame>
        <draw:line draw:style-name="gr4" draw:text-style-name="P2" draw:layer="layout" svg:x1="9.75cm" svg:y1="5.25cm" svg:x2="5.999cm" svg:y2="5.25cm">
          <text:p/>
        </draw:line>
        <draw:line draw:style-name="gr4" draw:text-style-name="P2" draw:layer="layout" svg:x1="10cm" svg:y1="6cm" svg:x2="9.75cm" svg:y2="5.25cm">
          <text:p/>
        </draw:line>
        <draw:line draw:style-name="gr4" draw:text-style-name="P2" draw:layer="layout" svg:x1="17.75cm" svg:y1="6cm" svg:x2="10cm" svg:y2="6cm">
          <text:p/>
        </draw:line>
        <draw:line draw:style-name="gr4" draw:text-style-name="P2" draw:layer="layout" svg:x1="17.749cm" svg:y1="6cm" svg:x2="17.999cm" svg:y2="5.25cm">
          <text:p/>
        </draw:line>
        <draw:line draw:style-name="gr4" draw:text-style-name="P2" draw:layer="layout" svg:x1="22.749cm" svg:y1="5.25cm" svg:x2="18cm" svg:y2="5.25cm">
          <text:p/>
        </draw:line>
        <draw:frame draw:style-name="gr2" draw:text-style-name="P6" draw:layer="layout" svg:width="4cm" svg:height="0.886cm" svg:x="1.997cm" svg:y="7.114cm">
          <draw:text-box>
            <text:p text:style-name="P2"><text:span text:style-name="T2">/WR</text:span></text:p>
          </draw:text-box>
        </draw:frame>
        <draw:line draw:style-name="gr4" draw:text-style-name="P2" draw:layer="layout" svg:x1="14cm" svg:y1="7.25cm" svg:x2="5.997cm" svg:y2="7.25cm">
          <text:p/>
        </draw:line>
        <draw:line draw:style-name="gr4" draw:text-style-name="P2" draw:layer="layout" svg:x1="14.25cm" svg:y1="8cm" svg:x2="14cm" svg:y2="7.25cm">
          <text:p/>
        </draw:line>
        <draw:line draw:style-name="gr4" draw:text-style-name="P2" draw:layer="layout" svg:x1="17.75cm" svg:y1="8cm" svg:x2="14.25cm" svg:y2="8cm">
          <text:p/>
        </draw:line>
        <draw:line draw:style-name="gr4" draw:text-style-name="P2" draw:layer="layout" svg:x1="17.75cm" svg:y1="8cm" svg:x2="18cm" svg:y2="7.25cm">
          <text:p/>
        </draw:line>
        <draw:line draw:style-name="gr4" draw:text-style-name="P2" draw:layer="layout" svg:x1="25.997cm" svg:y1="7.25cm" svg:x2="18cm" svg:y2="7.25cm">
          <text:p/>
        </draw:line>
        <draw:line draw:style-name="gr4" draw:text-style-name="P2" draw:layer="layout" svg:x1="7.997cm" svg:y1="9cm" svg:x2="8.247cm" svg:y2="8.25cm">
          <text:p/>
        </draw:line>
        <draw:line draw:style-name="gr4" draw:text-style-name="P2" draw:layer="layout" svg:x1="8.247cm" svg:y1="9cm" svg:x2="7.997cm" svg:y2="8.25cm">
          <text:p/>
        </draw:line>
        <draw:line draw:style-name="gr4" draw:text-style-name="P2" draw:layer="layout" svg:x1="22.747cm" svg:y1="8.25cm" svg:x2="8.247cm" svg:y2="8.25cm">
          <text:p/>
        </draw:line>
        <draw:line draw:style-name="gr4" draw:text-style-name="P2" draw:layer="layout" svg:x1="22.747cm" svg:y1="9cm" svg:x2="8.247cm" svg:y2="9cm">
          <text:p/>
        </draw:line>
        <draw:line draw:style-name="gr4" draw:text-style-name="P2" draw:layer="layout" svg:x1="7.997cm" svg:y1="8.25cm" svg:x2="5.997cm" svg:y2="8.25cm">
          <text:p/>
        </draw:line>
        <draw:line draw:style-name="gr4" draw:text-style-name="P2" draw:layer="layout" svg:x1="7.997cm" svg:y1="9cm" svg:x2="5.997cm" svg:y2="9cm">
          <text:p/>
        </draw:line>
        <draw:line draw:style-name="gr4" draw:text-style-name="P2" draw:layer="layout" svg:x1="22.747cm" svg:y1="9cm" svg:x2="22.997cm" svg:y2="8.25cm">
          <text:p/>
        </draw:line>
        <draw:line draw:style-name="gr4" draw:text-style-name="P2" draw:layer="layout" svg:x1="22.997cm" svg:y1="9cm" svg:x2="22.747cm" svg:y2="8.25cm">
          <text:p/>
        </draw:line>
        <draw:line draw:style-name="gr4" draw:text-style-name="P2" draw:layer="layout" svg:x1="25.997cm" svg:y1="8.25cm" svg:x2="22.997cm" svg:y2="8.25cm">
          <text:p/>
        </draw:line>
        <draw:line draw:style-name="gr4" draw:text-style-name="P2" draw:layer="layout" svg:x1="25.997cm" svg:y1="9cm" svg:x2="22.997cm" svg:y2="9cm">
          <text:p/>
        </draw:line>
        <draw:frame draw:style-name="gr2" draw:text-style-name="P6" draw:layer="layout" svg:width="4cm" svg:height="0.886cm" svg:x="1.997cm" svg:y="8.114cm">
          <draw:text-box>
            <text:p text:style-name="P2"><text:span text:style-name="T2">D[7:0]</text:span></text:p>
          </draw:text-box>
        </draw:frame>
        <draw:frame draw:style-name="gr7" draw:text-style-name="P7" draw:layer="layout" svg:width="4cm" svg:height="0.886cm" svg:x="1.998cm" svg:y="10.114cm">
          <draw:text-box>
            <text:p text:style-name="P2"><text:span text:style-name="T2">ff_iorq0</text:span></text:p>
          </draw:text-box>
        </draw:frame>
        <draw:line draw:style-name="gr4" draw:text-style-name="P2" draw:layer="layout" svg:x1="11.998cm" svg:y1="11cm" svg:x2="5.998cm" svg:y2="11cm">
          <text:p/>
        </draw:line>
        <draw:line draw:style-name="gr4" draw:text-style-name="P2" draw:layer="layout" svg:x1="11.998cm" svg:y1="11cm" svg:x2="12.248cm" svg:y2="10.25cm">
          <text:p/>
        </draw:line>
        <draw:line draw:style-name="gr4" draw:text-style-name="P2" draw:layer="layout" svg:x1="21.998cm" svg:y1="10.25cm" svg:x2="12.248cm" svg:y2="10.25cm">
          <text:p/>
        </draw:line>
        <draw:line draw:style-name="gr4" draw:text-style-name="P2" draw:layer="layout" svg:x1="25.998cm" svg:y1="11cm" svg:x2="22.248cm" svg:y2="11cm">
          <text:p/>
        </draw:line>
        <draw:line draw:style-name="gr4" draw:text-style-name="P2" draw:layer="layout" svg:x1="22.248cm" svg:y1="11cm" svg:x2="21.998cm" svg:y2="10.25cm">
          <text:p/>
        </draw:line>
        <draw:frame draw:style-name="gr7" draw:text-style-name="P7" draw:layer="layout" svg:width="4cm" svg:height="0.886cm" svg:x="1.998cm" svg:y="12.114cm">
          <draw:text-box>
            <text:p text:style-name="P2"><text:span text:style-name="T2">ff_wr</text:span></text:p>
          </draw:text-box>
        </draw:frame>
        <draw:line draw:style-name="gr4" draw:text-style-name="P2" draw:layer="layout" svg:x1="11.498cm" svg:y1="13cm" svg:x2="5.998cm" svg:y2="13cm">
          <text:p/>
        </draw:line>
        <draw:line draw:style-name="gr4" draw:text-style-name="P2" draw:layer="layout" svg:x1="11.498cm" svg:y1="13cm" svg:x2="11.748cm" svg:y2="12.25cm">
          <text:p/>
        </draw:line>
        <draw:line draw:style-name="gr4" draw:text-style-name="P2" draw:layer="layout" svg:x1="21.498cm" svg:y1="12.25cm" svg:x2="11.748cm" svg:y2="12.25cm">
          <text:p/>
        </draw:line>
        <draw:line draw:style-name="gr4" draw:text-style-name="P2" draw:layer="layout" svg:x1="25.998cm" svg:y1="13cm" svg:x2="21.748cm" svg:y2="13cm">
          <text:p/>
        </draw:line>
        <draw:line draw:style-name="gr4" draw:text-style-name="P2" draw:layer="layout" svg:x1="21.748cm" svg:y1="13cm" svg:x2="21.498cm" svg:y2="12.25cm">
          <text:p/>
        </draw:line>
        <draw:frame draw:style-name="gr7" draw:text-style-name="P7" draw:layer="layout" svg:width="4cm" svg:height="0.886cm" svg:x="1.998cm" svg:y="11.114cm">
          <draw:text-box>
            <text:p text:style-name="P2"><text:span text:style-name="T2">ff_iorq1</text:span></text:p>
          </draw:text-box>
        </draw:frame>
        <draw:line draw:style-name="gr4" draw:text-style-name="P2" draw:layer="layout" svg:x1="12.498cm" svg:y1="12cm" svg:x2="5.998cm" svg:y2="12cm">
          <text:p/>
        </draw:line>
        <draw:line draw:style-name="gr4" draw:text-style-name="P2" draw:layer="layout" svg:x1="12.498cm" svg:y1="12cm" svg:x2="12.748cm" svg:y2="11.25cm">
          <text:p/>
        </draw:line>
        <draw:line draw:style-name="gr4" draw:text-style-name="P2" draw:layer="layout" svg:x1="22.498cm" svg:y1="11.25cm" svg:x2="12.748cm" svg:y2="11.25cm">
          <text:p/>
        </draw:line>
        <draw:line draw:style-name="gr4" draw:text-style-name="P2" draw:layer="layout" svg:x1="25.998cm" svg:y1="12cm" svg:x2="22.748cm" svg:y2="12cm">
          <text:p/>
        </draw:line>
        <draw:line draw:style-name="gr4" draw:text-style-name="P2" draw:layer="layout" svg:x1="22.748cm" svg:y1="12cm" svg:x2="22.498cm" svg:y2="11.25cm">
          <text:p/>
        </draw:line>
        <draw:frame draw:style-name="gr7" draw:text-style-name="P7" draw:layer="layout" svg:width="4cm" svg:height="0.886cm" svg:x="1.998cm" svg:y="13.114cm">
          <draw:text-box>
            <text:p text:style-name="P2"><text:span text:style-name="T2">w_iorq</text:span></text:p>
          </draw:text-box>
        </draw:frame>
        <draw:line draw:style-name="gr4" draw:text-style-name="P2" draw:layer="layout" svg:x1="11.998cm" svg:y1="14cm" svg:x2="5.998cm" svg:y2="14cm">
          <text:p/>
        </draw:line>
        <draw:line draw:style-name="gr4" draw:text-style-name="P2" draw:layer="layout" svg:x1="11.998cm" svg:y1="14cm" svg:x2="12.248cm" svg:y2="13.25cm">
          <text:p/>
        </draw:line>
        <draw:line draw:style-name="gr4" draw:text-style-name="P2" draw:layer="layout" svg:x1="12.748cm" svg:y1="14cm" svg:x2="12.498cm" svg:y2="13.25cm">
          <text:p/>
        </draw:line>
        <draw:line draw:style-name="gr4" draw:text-style-name="P2" draw:layer="layout" svg:x1="12.498cm" svg:y1="13.25cm" svg:x2="12.248cm" svg:y2="13.25cm">
          <text:p/>
        </draw:line>
        <draw:line draw:style-name="gr4" draw:text-style-name="P2" draw:layer="layout" svg:x1="25.998cm" svg:y1="14cm" svg:x2="12.748cm" svg:y2="14cm">
          <text:p/>
        </draw:line>
        <draw:frame draw:style-name="gr7" draw:text-style-name="P7" draw:layer="layout" svg:width="4cm" svg:height="0.886cm" svg:x="1.998cm" svg:y="14.114cm">
          <draw:text-box>
            <text:p text:style-name="P2"><text:span text:style-name="T2">ff_bus_valid</text:span></text:p>
          </draw:text-box>
        </draw:frame>
        <draw:line draw:style-name="gr4" draw:text-style-name="P2" draw:layer="layout" svg:x1="12.498cm" svg:y1="15cm" svg:x2="5.998cm" svg:y2="15cm">
          <text:p/>
        </draw:line>
        <draw:line draw:style-name="gr4" draw:text-style-name="P2" draw:layer="layout" svg:x1="12.498cm" svg:y1="15cm" svg:x2="12.748cm" svg:y2="14.25cm">
          <text:p/>
        </draw:line>
        <draw:line draw:style-name="gr4" draw:text-style-name="P2" draw:layer="layout" svg:x1="13.498cm" svg:y1="14.25cm" svg:x2="12.748cm" svg:y2="14.25cm">
          <text:p/>
        </draw:line>
        <draw:line draw:style-name="gr4" draw:text-style-name="P2" draw:layer="layout" svg:x1="13.748cm" svg:y1="15cm" svg:x2="13.498cm" svg:y2="14.25cm">
          <text:p/>
        </draw:line>
        <draw:line draw:style-name="gr4" draw:text-style-name="P2" draw:layer="layout" svg:x1="25.998cm" svg:y1="15cm" svg:x2="13.748cm" svg:y2="15cm">
          <text:p/>
        </draw:line>
        <draw:frame draw:style-name="gr2" draw:text-style-name="P3" draw:layer="layout" svg:width="4cm" svg:height="0.886cm" svg:x="1.998cm" svg:y="15.114cm">
          <draw:text-box>
            <text:p text:style-name="P2"><text:span text:style-name="T2">bus_ready</text:span></text:p>
          </draw:text-box>
        </draw:frame>
        <draw:line draw:style-name="gr4" draw:text-style-name="P2" draw:layer="layout" svg:x1="12.998cm" svg:y1="16cm" svg:x2="5.998cm" svg:y2="16cm">
          <text:p/>
        </draw:line>
        <draw:line draw:style-name="gr4" draw:text-style-name="P2" draw:layer="layout" svg:x1="12.998cm" svg:y1="16cm" svg:x2="13.248cm" svg:y2="15.25cm">
          <text:p/>
        </draw:line>
        <draw:line draw:style-name="gr4" draw:text-style-name="P2" draw:layer="layout" svg:x1="21.998cm" svg:y1="15.25cm" svg:x2="13.248cm" svg:y2="15.25cm">
          <text:p/>
        </draw:line>
        <draw:line draw:style-name="gr4" draw:text-style-name="P2" draw:layer="layout" svg:x1="25.998cm" svg:y1="16cm" svg:x2="22.248cm" svg:y2="16cm">
          <text:p/>
        </draw:line>
        <draw:frame draw:style-name="gr2" draw:text-style-name="P3" draw:layer="layout" svg:width="4cm" svg:height="0.886cm" svg:x="1.999cm" svg:y="9.114cm">
          <draw:text-box>
            <text:p text:style-name="P2"><text:span text:style-name="T2">CLK</text:span> <text:span text:style-name="T5">28.63636</text:span><text:span text:style-name="T3">MHz</text:span></text:p>
          </draw:text-box>
        </draw:frame>
        <draw:g draw:style-name="gr3">
          <draw:line draw:style-name="gr4" draw:text-style-name="P2" draw:layer="layout" svg:x1="24.998cm" svg:y1="10cm" svg:x2="25.03cm" svg:y2="9.25cm">
            <text:p/>
          </draw:line>
          <draw:line draw:style-name="gr4" draw:text-style-name="P2" draw:layer="layout" svg:x1="25.03cm" svg:y1="9.25cm" svg:x2="25.249cm" svg:y2="9.25cm">
            <text:p/>
          </draw:line>
          <draw:line draw:style-name="gr4" draw:text-style-name="P2" draw:layer="layout" svg:x1="25.248cm" svg:y1="9.25cm" svg:x2="25.28cm" svg:y2="10cm">
            <text:p/>
          </draw:line>
          <draw:line draw:style-name="gr4" draw:text-style-name="P2" draw:layer="layout" svg:x1="25.28cm" svg:y1="10cm" svg:x2="25.499cm" svg:y2="10cm">
            <text:p/>
          </draw:line>
        </draw:g>
        <draw:g draw:style-name="gr3">
          <draw:line draw:style-name="gr4" draw:text-style-name="P2" draw:layer="layout" svg:x1="25.499cm" svg:y1="10cm" svg:x2="25.531cm" svg:y2="9.25cm">
            <text:p/>
          </draw:line>
          <draw:line draw:style-name="gr4" draw:text-style-name="P2" draw:layer="layout" svg:x1="25.531cm" svg:y1="9.25cm" svg:x2="25.75cm" svg:y2="9.25cm">
            <text:p/>
          </draw:line>
          <draw:line draw:style-name="gr4" draw:text-style-name="P2" draw:layer="layout" svg:x1="25.749cm" svg:y1="9.25cm" svg:x2="25.781cm" svg:y2="10cm">
            <text:p/>
          </draw:line>
          <draw:line draw:style-name="gr4" draw:text-style-name="P2" draw:layer="layout" svg:x1="25.781cm" svg:y1="10cm" svg:x2="26cm" svg:y2="10cm">
            <text:p/>
          </draw:line>
        </draw:g>
        <draw:g draw:style-name="gr3">
          <draw:line draw:style-name="gr4" draw:text-style-name="P2" draw:layer="layout" svg:x1="23.997cm" svg:y1="10cm" svg:x2="24.029cm" svg:y2="9.25cm">
            <text:p/>
          </draw:line>
          <draw:line draw:style-name="gr4" draw:text-style-name="P2" draw:layer="layout" svg:x1="24.029cm" svg:y1="9.25cm" svg:x2="24.248cm" svg:y2="9.25cm">
            <text:p/>
          </draw:line>
          <draw:line draw:style-name="gr4" draw:text-style-name="P2" draw:layer="layout" svg:x1="24.247cm" svg:y1="9.25cm" svg:x2="24.279cm" svg:y2="10cm">
            <text:p/>
          </draw:line>
          <draw:line draw:style-name="gr4" draw:text-style-name="P2" draw:layer="layout" svg:x1="24.279cm" svg:y1="10cm" svg:x2="24.498cm" svg:y2="10cm">
            <text:p/>
          </draw:line>
        </draw:g>
        <draw:g draw:style-name="gr3">
          <draw:line draw:style-name="gr4" draw:text-style-name="P2" draw:layer="layout" svg:x1="24.498cm" svg:y1="10cm" svg:x2="24.53cm" svg:y2="9.25cm">
            <text:p/>
          </draw:line>
          <draw:line draw:style-name="gr4" draw:text-style-name="P2" draw:layer="layout" svg:x1="24.53cm" svg:y1="9.25cm" svg:x2="24.749cm" svg:y2="9.25cm">
            <text:p/>
          </draw:line>
          <draw:line draw:style-name="gr4" draw:text-style-name="P2" draw:layer="layout" svg:x1="24.748cm" svg:y1="9.25cm" svg:x2="24.78cm" svg:y2="10cm">
            <text:p/>
          </draw:line>
          <draw:line draw:style-name="gr4" draw:text-style-name="P2" draw:layer="layout" svg:x1="24.78cm" svg:y1="10cm" svg:x2="24.999cm" svg:y2="10cm">
            <text:p/>
          </draw:line>
        </draw:g>
        <draw:g draw:style-name="gr3">
          <draw:line draw:style-name="gr4" draw:text-style-name="P2" draw:layer="layout" svg:x1="23cm" svg:y1="10cm" svg:x2="23.032cm" svg:y2="9.25cm">
            <text:p/>
          </draw:line>
          <draw:line draw:style-name="gr4" draw:text-style-name="P2" draw:layer="layout" svg:x1="23.032cm" svg:y1="9.25cm" svg:x2="23.251cm" svg:y2="9.25cm">
            <text:p/>
          </draw:line>
          <draw:line draw:style-name="gr4" draw:text-style-name="P2" draw:layer="layout" svg:x1="23.25cm" svg:y1="9.25cm" svg:x2="23.282cm" svg:y2="10cm">
            <text:p/>
          </draw:line>
          <draw:line draw:style-name="gr4" draw:text-style-name="P2" draw:layer="layout" svg:x1="23.282cm" svg:y1="10cm" svg:x2="23.501cm" svg:y2="10cm">
            <text:p/>
          </draw:line>
        </draw:g>
        <draw:g draw:style-name="gr3">
          <draw:line draw:style-name="gr4" draw:text-style-name="P2" draw:layer="layout" svg:x1="23.501cm" svg:y1="10cm" svg:x2="23.533cm" svg:y2="9.25cm">
            <text:p/>
          </draw:line>
          <draw:line draw:style-name="gr4" draw:text-style-name="P2" draw:layer="layout" svg:x1="23.533cm" svg:y1="9.25cm" svg:x2="23.752cm" svg:y2="9.25cm">
            <text:p/>
          </draw:line>
          <draw:line draw:style-name="gr4" draw:text-style-name="P2" draw:layer="layout" svg:x1="23.751cm" svg:y1="9.25cm" svg:x2="23.783cm" svg:y2="10cm">
            <text:p/>
          </draw:line>
          <draw:line draw:style-name="gr4" draw:text-style-name="P2" draw:layer="layout" svg:x1="23.783cm" svg:y1="10cm" svg:x2="24.002cm" svg:y2="10cm">
            <text:p/>
          </draw:line>
        </draw:g>
        <draw:g draw:style-name="gr3">
          <draw:line draw:style-name="gr4" draw:text-style-name="P2" draw:layer="layout" svg:x1="21.999cm" svg:y1="10cm" svg:x2="22.031cm" svg:y2="9.25cm">
            <text:p/>
          </draw:line>
          <draw:line draw:style-name="gr4" draw:text-style-name="P2" draw:layer="layout" svg:x1="22.031cm" svg:y1="9.25cm" svg:x2="22.25cm" svg:y2="9.25cm">
            <text:p/>
          </draw:line>
          <draw:line draw:style-name="gr4" draw:text-style-name="P2" draw:layer="layout" svg:x1="22.249cm" svg:y1="9.25cm" svg:x2="22.281cm" svg:y2="10cm">
            <text:p/>
          </draw:line>
          <draw:line draw:style-name="gr4" draw:text-style-name="P2" draw:layer="layout" svg:x1="22.281cm" svg:y1="10cm" svg:x2="22.5cm" svg:y2="10cm">
            <text:p/>
          </draw:line>
        </draw:g>
        <draw:g draw:style-name="gr3">
          <draw:line draw:style-name="gr4" draw:text-style-name="P2" draw:layer="layout" svg:x1="22.5cm" svg:y1="10cm" svg:x2="22.532cm" svg:y2="9.25cm">
            <text:p/>
          </draw:line>
          <draw:line draw:style-name="gr4" draw:text-style-name="P2" draw:layer="layout" svg:x1="22.532cm" svg:y1="9.25cm" svg:x2="22.751cm" svg:y2="9.25cm">
            <text:p/>
          </draw:line>
          <draw:line draw:style-name="gr4" draw:text-style-name="P2" draw:layer="layout" svg:x1="22.75cm" svg:y1="9.25cm" svg:x2="22.782cm" svg:y2="10cm">
            <text:p/>
          </draw:line>
          <draw:line draw:style-name="gr4" draw:text-style-name="P2" draw:layer="layout" svg:x1="22.782cm" svg:y1="10cm" svg:x2="23.001cm" svg:y2="10cm">
            <text:p/>
          </draw:line>
        </draw:g>
        <draw:g draw:style-name="gr3">
          <draw:line draw:style-name="gr4" draw:text-style-name="P2" draw:layer="layout" svg:x1="20.998cm" svg:y1="10cm" svg:x2="21.03cm" svg:y2="9.25cm">
            <text:p/>
          </draw:line>
          <draw:line draw:style-name="gr4" draw:text-style-name="P2" draw:layer="layout" svg:x1="21.03cm" svg:y1="9.25cm" svg:x2="21.249cm" svg:y2="9.25cm">
            <text:p/>
          </draw:line>
          <draw:line draw:style-name="gr4" draw:text-style-name="P2" draw:layer="layout" svg:x1="21.248cm" svg:y1="9.25cm" svg:x2="21.28cm" svg:y2="10cm">
            <text:p/>
          </draw:line>
          <draw:line draw:style-name="gr4" draw:text-style-name="P2" draw:layer="layout" svg:x1="21.28cm" svg:y1="10cm" svg:x2="21.499cm" svg:y2="10cm">
            <text:p/>
          </draw:line>
        </draw:g>
        <draw:g draw:style-name="gr3">
          <draw:line draw:style-name="gr4" draw:text-style-name="P2" draw:layer="layout" svg:x1="21.499cm" svg:y1="10cm" svg:x2="21.531cm" svg:y2="9.25cm">
            <text:p/>
          </draw:line>
          <draw:line draw:style-name="gr4" draw:text-style-name="P2" draw:layer="layout" svg:x1="21.531cm" svg:y1="9.25cm" svg:x2="21.75cm" svg:y2="9.25cm">
            <text:p/>
          </draw:line>
          <draw:line draw:style-name="gr4" draw:text-style-name="P2" draw:layer="layout" svg:x1="21.749cm" svg:y1="9.25cm" svg:x2="21.781cm" svg:y2="10cm">
            <text:p/>
          </draw:line>
          <draw:line draw:style-name="gr4" draw:text-style-name="P2" draw:layer="layout" svg:x1="21.781cm" svg:y1="10cm" svg:x2="22cm" svg:y2="10cm">
            <text:p/>
          </draw:line>
        </draw:g>
        <draw:g draw:style-name="gr3">
          <draw:line draw:style-name="gr4" draw:text-style-name="P2" draw:layer="layout" svg:x1="19.997cm" svg:y1="10cm" svg:x2="20.029cm" svg:y2="9.25cm">
            <text:p/>
          </draw:line>
          <draw:line draw:style-name="gr4" draw:text-style-name="P2" draw:layer="layout" svg:x1="20.029cm" svg:y1="9.25cm" svg:x2="20.248cm" svg:y2="9.25cm">
            <text:p/>
          </draw:line>
          <draw:line draw:style-name="gr4" draw:text-style-name="P2" draw:layer="layout" svg:x1="20.247cm" svg:y1="9.25cm" svg:x2="20.279cm" svg:y2="10cm">
            <text:p/>
          </draw:line>
          <draw:line draw:style-name="gr4" draw:text-style-name="P2" draw:layer="layout" svg:x1="20.279cm" svg:y1="10cm" svg:x2="20.498cm" svg:y2="10cm">
            <text:p/>
          </draw:line>
        </draw:g>
        <draw:g draw:style-name="gr3">
          <draw:line draw:style-name="gr4" draw:text-style-name="P2" draw:layer="layout" svg:x1="20.498cm" svg:y1="10cm" svg:x2="20.53cm" svg:y2="9.25cm">
            <text:p/>
          </draw:line>
          <draw:line draw:style-name="gr4" draw:text-style-name="P2" draw:layer="layout" svg:x1="20.53cm" svg:y1="9.25cm" svg:x2="20.749cm" svg:y2="9.25cm">
            <text:p/>
          </draw:line>
          <draw:line draw:style-name="gr4" draw:text-style-name="P2" draw:layer="layout" svg:x1="20.748cm" svg:y1="9.25cm" svg:x2="20.78cm" svg:y2="10cm">
            <text:p/>
          </draw:line>
          <draw:line draw:style-name="gr4" draw:text-style-name="P2" draw:layer="layout" svg:x1="20.78cm" svg:y1="10cm" svg:x2="20.999cm" svg:y2="10cm">
            <text:p/>
          </draw:line>
        </draw:g>
        <draw:g draw:style-name="gr3">
          <draw:line draw:style-name="gr4" draw:text-style-name="P2" draw:layer="layout" svg:x1="19cm" svg:y1="10cm" svg:x2="19.032cm" svg:y2="9.25cm">
            <text:p/>
          </draw:line>
          <draw:line draw:style-name="gr4" draw:text-style-name="P2" draw:layer="layout" svg:x1="19.032cm" svg:y1="9.25cm" svg:x2="19.251cm" svg:y2="9.25cm">
            <text:p/>
          </draw:line>
          <draw:line draw:style-name="gr4" draw:text-style-name="P2" draw:layer="layout" svg:x1="19.25cm" svg:y1="9.25cm" svg:x2="19.282cm" svg:y2="10cm">
            <text:p/>
          </draw:line>
          <draw:line draw:style-name="gr4" draw:text-style-name="P2" draw:layer="layout" svg:x1="19.282cm" svg:y1="10cm" svg:x2="19.501cm" svg:y2="10cm">
            <text:p/>
          </draw:line>
        </draw:g>
        <draw:g draw:style-name="gr3">
          <draw:line draw:style-name="gr4" draw:text-style-name="P2" draw:layer="layout" svg:x1="19.501cm" svg:y1="10cm" svg:x2="19.533cm" svg:y2="9.25cm">
            <text:p/>
          </draw:line>
          <draw:line draw:style-name="gr4" draw:text-style-name="P2" draw:layer="layout" svg:x1="19.533cm" svg:y1="9.25cm" svg:x2="19.752cm" svg:y2="9.25cm">
            <text:p/>
          </draw:line>
          <draw:line draw:style-name="gr4" draw:text-style-name="P2" draw:layer="layout" svg:x1="19.751cm" svg:y1="9.25cm" svg:x2="19.783cm" svg:y2="10cm">
            <text:p/>
          </draw:line>
          <draw:line draw:style-name="gr4" draw:text-style-name="P2" draw:layer="layout" svg:x1="19.783cm" svg:y1="10cm" svg:x2="20.002cm" svg:y2="10cm">
            <text:p/>
          </draw:line>
        </draw:g>
        <draw:g draw:style-name="gr3">
          <draw:line draw:style-name="gr4" draw:text-style-name="P2" draw:layer="layout" svg:x1="17.999cm" svg:y1="10cm" svg:x2="18.031cm" svg:y2="9.25cm">
            <text:p/>
          </draw:line>
          <draw:line draw:style-name="gr4" draw:text-style-name="P2" draw:layer="layout" svg:x1="18.031cm" svg:y1="9.25cm" svg:x2="18.25cm" svg:y2="9.25cm">
            <text:p/>
          </draw:line>
          <draw:line draw:style-name="gr4" draw:text-style-name="P2" draw:layer="layout" svg:x1="18.249cm" svg:y1="9.25cm" svg:x2="18.281cm" svg:y2="10cm">
            <text:p/>
          </draw:line>
          <draw:line draw:style-name="gr4" draw:text-style-name="P2" draw:layer="layout" svg:x1="18.281cm" svg:y1="10cm" svg:x2="18.5cm" svg:y2="10cm">
            <text:p/>
          </draw:line>
        </draw:g>
        <draw:g draw:style-name="gr3">
          <draw:line draw:style-name="gr4" draw:text-style-name="P2" draw:layer="layout" svg:x1="18.5cm" svg:y1="10cm" svg:x2="18.532cm" svg:y2="9.25cm">
            <text:p/>
          </draw:line>
          <draw:line draw:style-name="gr4" draw:text-style-name="P2" draw:layer="layout" svg:x1="18.532cm" svg:y1="9.25cm" svg:x2="18.751cm" svg:y2="9.25cm">
            <text:p/>
          </draw:line>
          <draw:line draw:style-name="gr4" draw:text-style-name="P2" draw:layer="layout" svg:x1="18.75cm" svg:y1="9.25cm" svg:x2="18.782cm" svg:y2="10cm">
            <text:p/>
          </draw:line>
          <draw:line draw:style-name="gr4" draw:text-style-name="P2" draw:layer="layout" svg:x1="18.782cm" svg:y1="10cm" svg:x2="19.001cm" svg:y2="10cm">
            <text:p/>
          </draw:line>
        </draw:g>
        <draw:g draw:style-name="gr3">
          <draw:line draw:style-name="gr4" draw:text-style-name="P2" draw:layer="layout" svg:x1="16.998cm" svg:y1="10cm" svg:x2="17.03cm" svg:y2="9.25cm">
            <text:p/>
          </draw:line>
          <draw:line draw:style-name="gr4" draw:text-style-name="P2" draw:layer="layout" svg:x1="17.03cm" svg:y1="9.25cm" svg:x2="17.249cm" svg:y2="9.25cm">
            <text:p/>
          </draw:line>
          <draw:line draw:style-name="gr4" draw:text-style-name="P2" draw:layer="layout" svg:x1="17.248cm" svg:y1="9.25cm" svg:x2="17.28cm" svg:y2="10cm">
            <text:p/>
          </draw:line>
          <draw:line draw:style-name="gr4" draw:text-style-name="P2" draw:layer="layout" svg:x1="17.28cm" svg:y1="10cm" svg:x2="17.499cm" svg:y2="10cm">
            <text:p/>
          </draw:line>
        </draw:g>
        <draw:g draw:style-name="gr3">
          <draw:line draw:style-name="gr4" draw:text-style-name="P2" draw:layer="layout" svg:x1="17.499cm" svg:y1="10cm" svg:x2="17.531cm" svg:y2="9.25cm">
            <text:p/>
          </draw:line>
          <draw:line draw:style-name="gr4" draw:text-style-name="P2" draw:layer="layout" svg:x1="17.531cm" svg:y1="9.25cm" svg:x2="17.75cm" svg:y2="9.25cm">
            <text:p/>
          </draw:line>
          <draw:line draw:style-name="gr4" draw:text-style-name="P2" draw:layer="layout" svg:x1="17.749cm" svg:y1="9.25cm" svg:x2="17.781cm" svg:y2="10cm">
            <text:p/>
          </draw:line>
          <draw:line draw:style-name="gr4" draw:text-style-name="P2" draw:layer="layout" svg:x1="17.781cm" svg:y1="10cm" svg:x2="18cm" svg:y2="10cm">
            <text:p/>
          </draw:line>
        </draw:g>
        <draw:g draw:style-name="gr3">
          <draw:line draw:style-name="gr4" draw:text-style-name="P2" draw:layer="layout" svg:x1="15.997cm" svg:y1="10cm" svg:x2="16.029cm" svg:y2="9.25cm">
            <text:p/>
          </draw:line>
          <draw:line draw:style-name="gr4" draw:text-style-name="P2" draw:layer="layout" svg:x1="16.029cm" svg:y1="9.25cm" svg:x2="16.248cm" svg:y2="9.25cm">
            <text:p/>
          </draw:line>
          <draw:line draw:style-name="gr4" draw:text-style-name="P2" draw:layer="layout" svg:x1="16.247cm" svg:y1="9.25cm" svg:x2="16.279cm" svg:y2="10cm">
            <text:p/>
          </draw:line>
          <draw:line draw:style-name="gr4" draw:text-style-name="P2" draw:layer="layout" svg:x1="16.279cm" svg:y1="10cm" svg:x2="16.498cm" svg:y2="10cm">
            <text:p/>
          </draw:line>
        </draw:g>
        <draw:g draw:style-name="gr3">
          <draw:line draw:style-name="gr4" draw:text-style-name="P2" draw:layer="layout" svg:x1="16.498cm" svg:y1="10cm" svg:x2="16.53cm" svg:y2="9.25cm">
            <text:p/>
          </draw:line>
          <draw:line draw:style-name="gr4" draw:text-style-name="P2" draw:layer="layout" svg:x1="16.53cm" svg:y1="9.25cm" svg:x2="16.749cm" svg:y2="9.25cm">
            <text:p/>
          </draw:line>
          <draw:line draw:style-name="gr4" draw:text-style-name="P2" draw:layer="layout" svg:x1="16.748cm" svg:y1="9.25cm" svg:x2="16.78cm" svg:y2="10cm">
            <text:p/>
          </draw:line>
          <draw:line draw:style-name="gr4" draw:text-style-name="P2" draw:layer="layout" svg:x1="16.78cm" svg:y1="10cm" svg:x2="16.999cm" svg:y2="10cm">
            <text:p/>
          </draw:line>
        </draw:g>
        <draw:g draw:style-name="gr3">
          <draw:line draw:style-name="gr4" draw:text-style-name="P2" draw:layer="layout" svg:x1="15cm" svg:y1="10cm" svg:x2="15.032cm" svg:y2="9.25cm">
            <text:p/>
          </draw:line>
          <draw:line draw:style-name="gr4" draw:text-style-name="P2" draw:layer="layout" svg:x1="15.032cm" svg:y1="9.25cm" svg:x2="15.251cm" svg:y2="9.25cm">
            <text:p/>
          </draw:line>
          <draw:line draw:style-name="gr4" draw:text-style-name="P2" draw:layer="layout" svg:x1="15.25cm" svg:y1="9.25cm" svg:x2="15.282cm" svg:y2="10cm">
            <text:p/>
          </draw:line>
          <draw:line draw:style-name="gr4" draw:text-style-name="P2" draw:layer="layout" svg:x1="15.282cm" svg:y1="10cm" svg:x2="15.501cm" svg:y2="10cm">
            <text:p/>
          </draw:line>
        </draw:g>
        <draw:g draw:style-name="gr3">
          <draw:line draw:style-name="gr4" draw:text-style-name="P2" draw:layer="layout" svg:x1="15.501cm" svg:y1="10cm" svg:x2="15.533cm" svg:y2="9.25cm">
            <text:p/>
          </draw:line>
          <draw:line draw:style-name="gr4" draw:text-style-name="P2" draw:layer="layout" svg:x1="15.533cm" svg:y1="9.25cm" svg:x2="15.752cm" svg:y2="9.25cm">
            <text:p/>
          </draw:line>
          <draw:line draw:style-name="gr4" draw:text-style-name="P2" draw:layer="layout" svg:x1="15.751cm" svg:y1="9.25cm" svg:x2="15.783cm" svg:y2="10cm">
            <text:p/>
          </draw:line>
          <draw:line draw:style-name="gr4" draw:text-style-name="P2" draw:layer="layout" svg:x1="15.783cm" svg:y1="10cm" svg:x2="16.002cm" svg:y2="10cm">
            <text:p/>
          </draw:line>
        </draw:g>
        <draw:g draw:style-name="gr3">
          <draw:line draw:style-name="gr4" draw:text-style-name="P2" draw:layer="layout" svg:x1="13.999cm" svg:y1="10cm" svg:x2="14.031cm" svg:y2="9.25cm">
            <text:p/>
          </draw:line>
          <draw:line draw:style-name="gr4" draw:text-style-name="P2" draw:layer="layout" svg:x1="14.031cm" svg:y1="9.25cm" svg:x2="14.25cm" svg:y2="9.25cm">
            <text:p/>
          </draw:line>
          <draw:line draw:style-name="gr4" draw:text-style-name="P2" draw:layer="layout" svg:x1="14.249cm" svg:y1="9.25cm" svg:x2="14.281cm" svg:y2="10cm">
            <text:p/>
          </draw:line>
          <draw:line draw:style-name="gr4" draw:text-style-name="P2" draw:layer="layout" svg:x1="14.281cm" svg:y1="10cm" svg:x2="14.5cm" svg:y2="10cm">
            <text:p/>
          </draw:line>
        </draw:g>
        <draw:g draw:style-name="gr3">
          <draw:line draw:style-name="gr4" draw:text-style-name="P2" draw:layer="layout" svg:x1="14.5cm" svg:y1="10cm" svg:x2="14.532cm" svg:y2="9.25cm">
            <text:p/>
          </draw:line>
          <draw:line draw:style-name="gr4" draw:text-style-name="P2" draw:layer="layout" svg:x1="14.532cm" svg:y1="9.25cm" svg:x2="14.751cm" svg:y2="9.25cm">
            <text:p/>
          </draw:line>
          <draw:line draw:style-name="gr4" draw:text-style-name="P2" draw:layer="layout" svg:x1="14.75cm" svg:y1="9.25cm" svg:x2="14.782cm" svg:y2="10cm">
            <text:p/>
          </draw:line>
          <draw:line draw:style-name="gr4" draw:text-style-name="P2" draw:layer="layout" svg:x1="14.782cm" svg:y1="10cm" svg:x2="15.001cm" svg:y2="10cm">
            <text:p/>
          </draw:line>
        </draw:g>
        <draw:g draw:style-name="gr3">
          <draw:line draw:style-name="gr4" draw:text-style-name="P2" draw:layer="layout" svg:x1="12.998cm" svg:y1="10cm" svg:x2="13.03cm" svg:y2="9.25cm">
            <text:p/>
          </draw:line>
          <draw:line draw:style-name="gr4" draw:text-style-name="P2" draw:layer="layout" svg:x1="13.03cm" svg:y1="9.25cm" svg:x2="13.249cm" svg:y2="9.25cm">
            <text:p/>
          </draw:line>
          <draw:line draw:style-name="gr4" draw:text-style-name="P2" draw:layer="layout" svg:x1="13.248cm" svg:y1="9.25cm" svg:x2="13.28cm" svg:y2="10cm">
            <text:p/>
          </draw:line>
          <draw:line draw:style-name="gr4" draw:text-style-name="P2" draw:layer="layout" svg:x1="13.28cm" svg:y1="10cm" svg:x2="13.499cm" svg:y2="10cm">
            <text:p/>
          </draw:line>
        </draw:g>
        <draw:g draw:style-name="gr3">
          <draw:line draw:style-name="gr4" draw:text-style-name="P2" draw:layer="layout" svg:x1="13.499cm" svg:y1="10cm" svg:x2="13.531cm" svg:y2="9.25cm">
            <text:p/>
          </draw:line>
          <draw:line draw:style-name="gr4" draw:text-style-name="P2" draw:layer="layout" svg:x1="13.531cm" svg:y1="9.25cm" svg:x2="13.75cm" svg:y2="9.25cm">
            <text:p/>
          </draw:line>
          <draw:line draw:style-name="gr4" draw:text-style-name="P2" draw:layer="layout" svg:x1="13.749cm" svg:y1="9.25cm" svg:x2="13.781cm" svg:y2="10cm">
            <text:p/>
          </draw:line>
          <draw:line draw:style-name="gr4" draw:text-style-name="P2" draw:layer="layout" svg:x1="13.781cm" svg:y1="10cm" svg:x2="14cm" svg:y2="10cm">
            <text:p/>
          </draw:line>
        </draw:g>
        <draw:g draw:style-name="gr3">
          <draw:line draw:style-name="gr4" draw:text-style-name="P2" draw:layer="layout" svg:x1="11.997cm" svg:y1="10cm" svg:x2="12.029cm" svg:y2="9.25cm">
            <text:p/>
          </draw:line>
          <draw:line draw:style-name="gr4" draw:text-style-name="P2" draw:layer="layout" svg:x1="12.029cm" svg:y1="9.25cm" svg:x2="12.248cm" svg:y2="9.25cm">
            <text:p/>
          </draw:line>
          <draw:line draw:style-name="gr4" draw:text-style-name="P2" draw:layer="layout" svg:x1="12.247cm" svg:y1="9.25cm" svg:x2="12.279cm" svg:y2="10cm">
            <text:p/>
          </draw:line>
          <draw:line draw:style-name="gr4" draw:text-style-name="P2" draw:layer="layout" svg:x1="12.279cm" svg:y1="10cm" svg:x2="12.498cm" svg:y2="10cm">
            <text:p/>
          </draw:line>
        </draw:g>
        <draw:g draw:style-name="gr3">
          <draw:line draw:style-name="gr4" draw:text-style-name="P2" draw:layer="layout" svg:x1="12.498cm" svg:y1="10cm" svg:x2="12.53cm" svg:y2="9.25cm">
            <text:p/>
          </draw:line>
          <draw:line draw:style-name="gr4" draw:text-style-name="P2" draw:layer="layout" svg:x1="12.53cm" svg:y1="9.25cm" svg:x2="12.749cm" svg:y2="9.25cm">
            <text:p/>
          </draw:line>
          <draw:line draw:style-name="gr4" draw:text-style-name="P2" draw:layer="layout" svg:x1="12.748cm" svg:y1="9.25cm" svg:x2="12.78cm" svg:y2="10cm">
            <text:p/>
          </draw:line>
          <draw:line draw:style-name="gr4" draw:text-style-name="P2" draw:layer="layout" svg:x1="12.78cm" svg:y1="10cm" svg:x2="12.999cm" svg:y2="10cm">
            <text:p/>
          </draw:line>
        </draw:g>
        <draw:g draw:style-name="gr3">
          <draw:line draw:style-name="gr4" draw:text-style-name="P2" draw:layer="layout" svg:x1="11cm" svg:y1="10cm" svg:x2="11.032cm" svg:y2="9.25cm">
            <text:p/>
          </draw:line>
          <draw:line draw:style-name="gr4" draw:text-style-name="P2" draw:layer="layout" svg:x1="11.032cm" svg:y1="9.25cm" svg:x2="11.251cm" svg:y2="9.25cm">
            <text:p/>
          </draw:line>
          <draw:line draw:style-name="gr4" draw:text-style-name="P2" draw:layer="layout" svg:x1="11.25cm" svg:y1="9.25cm" svg:x2="11.282cm" svg:y2="10cm">
            <text:p/>
          </draw:line>
          <draw:line draw:style-name="gr4" draw:text-style-name="P2" draw:layer="layout" svg:x1="11.282cm" svg:y1="10cm" svg:x2="11.501cm" svg:y2="10cm">
            <text:p/>
          </draw:line>
        </draw:g>
        <draw:g draw:style-name="gr3">
          <draw:line draw:style-name="gr4" draw:text-style-name="P2" draw:layer="layout" svg:x1="11.501cm" svg:y1="10cm" svg:x2="11.533cm" svg:y2="9.25cm">
            <text:p/>
          </draw:line>
          <draw:line draw:style-name="gr4" draw:text-style-name="P2" draw:layer="layout" svg:x1="11.533cm" svg:y1="9.25cm" svg:x2="11.752cm" svg:y2="9.25cm">
            <text:p/>
          </draw:line>
          <draw:line draw:style-name="gr4" draw:text-style-name="P2" draw:layer="layout" svg:x1="11.751cm" svg:y1="9.25cm" svg:x2="11.783cm" svg:y2="10cm">
            <text:p/>
          </draw:line>
          <draw:line draw:style-name="gr4" draw:text-style-name="P2" draw:layer="layout" svg:x1="11.783cm" svg:y1="10cm" svg:x2="12.002cm" svg:y2="10cm">
            <text:p/>
          </draw:line>
        </draw:g>
        <draw:g draw:style-name="gr3">
          <draw:line draw:style-name="gr4" draw:text-style-name="P2" draw:layer="layout" svg:x1="9.999cm" svg:y1="10cm" svg:x2="10.031cm" svg:y2="9.25cm">
            <text:p/>
          </draw:line>
          <draw:line draw:style-name="gr4" draw:text-style-name="P2" draw:layer="layout" svg:x1="10.031cm" svg:y1="9.25cm" svg:x2="10.25cm" svg:y2="9.25cm">
            <text:p/>
          </draw:line>
          <draw:line draw:style-name="gr4" draw:text-style-name="P2" draw:layer="layout" svg:x1="10.249cm" svg:y1="9.25cm" svg:x2="10.281cm" svg:y2="10cm">
            <text:p/>
          </draw:line>
          <draw:line draw:style-name="gr4" draw:text-style-name="P2" draw:layer="layout" svg:x1="10.281cm" svg:y1="10cm" svg:x2="10.5cm" svg:y2="10cm">
            <text:p/>
          </draw:line>
        </draw:g>
        <draw:g draw:style-name="gr3">
          <draw:line draw:style-name="gr4" draw:text-style-name="P2" draw:layer="layout" svg:x1="10.5cm" svg:y1="10cm" svg:x2="10.532cm" svg:y2="9.25cm">
            <text:p/>
          </draw:line>
          <draw:line draw:style-name="gr4" draw:text-style-name="P2" draw:layer="layout" svg:x1="10.532cm" svg:y1="9.25cm" svg:x2="10.751cm" svg:y2="9.25cm">
            <text:p/>
          </draw:line>
          <draw:line draw:style-name="gr4" draw:text-style-name="P2" draw:layer="layout" svg:x1="10.75cm" svg:y1="9.25cm" svg:x2="10.782cm" svg:y2="10cm">
            <text:p/>
          </draw:line>
          <draw:line draw:style-name="gr4" draw:text-style-name="P2" draw:layer="layout" svg:x1="10.782cm" svg:y1="10cm" svg:x2="11.001cm" svg:y2="10cm">
            <text:p/>
          </draw:line>
        </draw:g>
        <draw:g draw:style-name="gr3">
          <draw:line draw:style-name="gr4" draw:text-style-name="P2" draw:layer="layout" svg:x1="8.998cm" svg:y1="10cm" svg:x2="9.03cm" svg:y2="9.25cm">
            <text:p/>
          </draw:line>
          <draw:line draw:style-name="gr4" draw:text-style-name="P2" draw:layer="layout" svg:x1="9.03cm" svg:y1="9.25cm" svg:x2="9.249cm" svg:y2="9.25cm">
            <text:p/>
          </draw:line>
          <draw:line draw:style-name="gr4" draw:text-style-name="P2" draw:layer="layout" svg:x1="9.248cm" svg:y1="9.25cm" svg:x2="9.28cm" svg:y2="10cm">
            <text:p/>
          </draw:line>
          <draw:line draw:style-name="gr4" draw:text-style-name="P2" draw:layer="layout" svg:x1="9.28cm" svg:y1="10cm" svg:x2="9.499cm" svg:y2="10cm">
            <text:p/>
          </draw:line>
        </draw:g>
        <draw:g draw:style-name="gr3">
          <draw:line draw:style-name="gr4" draw:text-style-name="P2" draw:layer="layout" svg:x1="9.499cm" svg:y1="10cm" svg:x2="9.531cm" svg:y2="9.25cm">
            <text:p/>
          </draw:line>
          <draw:line draw:style-name="gr4" draw:text-style-name="P2" draw:layer="layout" svg:x1="9.531cm" svg:y1="9.25cm" svg:x2="9.75cm" svg:y2="9.25cm">
            <text:p/>
          </draw:line>
          <draw:line draw:style-name="gr4" draw:text-style-name="P2" draw:layer="layout" svg:x1="9.749cm" svg:y1="9.25cm" svg:x2="9.781cm" svg:y2="10cm">
            <text:p/>
          </draw:line>
          <draw:line draw:style-name="gr4" draw:text-style-name="P2" draw:layer="layout" svg:x1="9.781cm" svg:y1="10cm" svg:x2="10cm" svg:y2="10cm">
            <text:p/>
          </draw:line>
        </draw:g>
        <draw:g draw:style-name="gr3">
          <draw:line draw:style-name="gr4" draw:text-style-name="P2" draw:layer="layout" svg:x1="7.997cm" svg:y1="10cm" svg:x2="8.029cm" svg:y2="9.25cm">
            <text:p/>
          </draw:line>
          <draw:line draw:style-name="gr4" draw:text-style-name="P2" draw:layer="layout" svg:x1="8.029cm" svg:y1="9.25cm" svg:x2="8.248cm" svg:y2="9.25cm">
            <text:p/>
          </draw:line>
          <draw:line draw:style-name="gr4" draw:text-style-name="P2" draw:layer="layout" svg:x1="8.247cm" svg:y1="9.25cm" svg:x2="8.279cm" svg:y2="10cm">
            <text:p/>
          </draw:line>
          <draw:line draw:style-name="gr4" draw:text-style-name="P2" draw:layer="layout" svg:x1="8.279cm" svg:y1="10cm" svg:x2="8.498cm" svg:y2="10cm">
            <text:p/>
          </draw:line>
        </draw:g>
        <draw:g draw:style-name="gr3">
          <draw:line draw:style-name="gr4" draw:text-style-name="P2" draw:layer="layout" svg:x1="8.498cm" svg:y1="10cm" svg:x2="8.53cm" svg:y2="9.25cm">
            <text:p/>
          </draw:line>
          <draw:line draw:style-name="gr4" draw:text-style-name="P2" draw:layer="layout" svg:x1="8.53cm" svg:y1="9.25cm" svg:x2="8.749cm" svg:y2="9.25cm">
            <text:p/>
          </draw:line>
          <draw:line draw:style-name="gr4" draw:text-style-name="P2" draw:layer="layout" svg:x1="8.748cm" svg:y1="9.25cm" svg:x2="8.78cm" svg:y2="10cm">
            <text:p/>
          </draw:line>
          <draw:line draw:style-name="gr4" draw:text-style-name="P2" draw:layer="layout" svg:x1="8.78cm" svg:y1="10cm" svg:x2="8.999cm" svg:y2="10cm">
            <text:p/>
          </draw:line>
        </draw:g>
        <draw:g draw:style-name="gr3">
          <draw:line draw:style-name="gr4" draw:text-style-name="P2" draw:layer="layout" svg:x1="7cm" svg:y1="10cm" svg:x2="7.032cm" svg:y2="9.25cm">
            <text:p/>
          </draw:line>
          <draw:line draw:style-name="gr4" draw:text-style-name="P2" draw:layer="layout" svg:x1="7.032cm" svg:y1="9.25cm" svg:x2="7.251cm" svg:y2="9.25cm">
            <text:p/>
          </draw:line>
          <draw:line draw:style-name="gr4" draw:text-style-name="P2" draw:layer="layout" svg:x1="7.25cm" svg:y1="9.25cm" svg:x2="7.282cm" svg:y2="10cm">
            <text:p/>
          </draw:line>
          <draw:line draw:style-name="gr4" draw:text-style-name="P2" draw:layer="layout" svg:x1="7.282cm" svg:y1="10cm" svg:x2="7.501cm" svg:y2="10cm">
            <text:p/>
          </draw:line>
        </draw:g>
        <draw:g draw:style-name="gr3">
          <draw:line draw:style-name="gr4" draw:text-style-name="P2" draw:layer="layout" svg:x1="7.501cm" svg:y1="10cm" svg:x2="7.533cm" svg:y2="9.25cm">
            <text:p/>
          </draw:line>
          <draw:line draw:style-name="gr4" draw:text-style-name="P2" draw:layer="layout" svg:x1="7.533cm" svg:y1="9.25cm" svg:x2="7.752cm" svg:y2="9.25cm">
            <text:p/>
          </draw:line>
          <draw:line draw:style-name="gr4" draw:text-style-name="P2" draw:layer="layout" svg:x1="7.751cm" svg:y1="9.25cm" svg:x2="7.783cm" svg:y2="10cm">
            <text:p/>
          </draw:line>
          <draw:line draw:style-name="gr4" draw:text-style-name="P2" draw:layer="layout" svg:x1="7.783cm" svg:y1="10cm" svg:x2="8.002cm" svg:y2="10cm">
            <text:p/>
          </draw:line>
        </draw:g>
        <draw:g draw:style-name="gr3">
          <draw:line draw:style-name="gr4" draw:text-style-name="P2" draw:layer="layout" svg:x1="5.999cm" svg:y1="10cm" svg:x2="6.031cm" svg:y2="9.25cm">
            <text:p/>
          </draw:line>
          <draw:line draw:style-name="gr4" draw:text-style-name="P2" draw:layer="layout" svg:x1="6.031cm" svg:y1="9.25cm" svg:x2="6.25cm" svg:y2="9.25cm">
            <text:p/>
          </draw:line>
          <draw:line draw:style-name="gr4" draw:text-style-name="P2" draw:layer="layout" svg:x1="6.249cm" svg:y1="9.25cm" svg:x2="6.281cm" svg:y2="10cm">
            <text:p/>
          </draw:line>
          <draw:line draw:style-name="gr4" draw:text-style-name="P2" draw:layer="layout" svg:x1="6.281cm" svg:y1="10cm" svg:x2="6.5cm" svg:y2="10cm">
            <text:p/>
          </draw:line>
        </draw:g>
        <draw:g draw:style-name="gr3">
          <draw:line draw:style-name="gr4" draw:text-style-name="P2" draw:layer="layout" svg:x1="6.5cm" svg:y1="10cm" svg:x2="6.532cm" svg:y2="9.25cm">
            <text:p/>
          </draw:line>
          <draw:line draw:style-name="gr4" draw:text-style-name="P2" draw:layer="layout" svg:x1="6.532cm" svg:y1="9.25cm" svg:x2="6.751cm" svg:y2="9.25cm">
            <text:p/>
          </draw:line>
          <draw:line draw:style-name="gr4" draw:text-style-name="P2" draw:layer="layout" svg:x1="6.75cm" svg:y1="9.25cm" svg:x2="6.782cm" svg:y2="10cm">
            <text:p/>
          </draw:line>
          <draw:line draw:style-name="gr4" draw:text-style-name="P2" draw:layer="layout" svg:x1="6.782cm" svg:y1="10cm" svg:x2="7.001cm" svg:y2="10cm">
            <text:p/>
          </draw:line>
        </draw:g>
        <draw:line draw:style-name="gr4" draw:text-style-name="P2" draw:layer="layout" svg:x1="22.248cm" svg:y1="16cm" svg:x2="21.998cm" svg:y2="15.25cm">
          <text:p/>
        </draw:line>
        <draw:frame draw:style-name="gr2" draw:text-style-name="P6" draw:layer="layout" svg:width="4cm" svg:height="0.886cm" svg:x="2cm" svg:y="6.114cm">
          <draw:text-box>
            <text:p text:style-name="P2"><text:span text:style-name="T2">/SLTSL</text:span></text:p>
          </draw:text-box>
        </draw:frame>
        <draw:line draw:style-name="gr4" draw:text-style-name="P2" draw:layer="layout" svg:x1="9.751cm" svg:y1="6.25cm" svg:x2="6cm" svg:y2="6.25cm">
          <text:p/>
        </draw:line>
        <draw:line draw:style-name="gr4" draw:text-style-name="P2" draw:layer="layout" svg:x1="10cm" svg:y1="7cm" svg:x2="9.75cm" svg:y2="6.25cm">
          <text:p/>
        </draw:line>
        <draw:line draw:style-name="gr4" draw:text-style-name="P2" draw:layer="layout" svg:x1="17.75cm" svg:y1="7cm" svg:x2="10.001cm" svg:y2="7cm">
          <text:p/>
        </draw:line>
        <draw:line draw:style-name="gr4" draw:text-style-name="P2" draw:layer="layout" svg:x1="17.75cm" svg:y1="7cm" svg:x2="18cm" svg:y2="6.25cm">
          <text:p/>
        </draw:line>
        <draw:line draw:style-name="gr4" draw:text-style-name="P2" draw:layer="layout" svg:x1="22.75cm" svg:y1="6.25cm" svg:x2="18.001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P Medium" svg:font-family="'源柔ゴシックP Medium'" style:font-adornments="標準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源柔ゴシックP Medium" fo:font-family="'源柔ゴシックP Medium'" style:font-style-name="標準" style:font-family-generic="modern" style:font-pitch="variable" fo:font-weight="normal" style:font-name-asian="源柔ゴシックP Medium" style:font-family-asian="'源柔ゴシックP Medium'" style:font-style-name-asian="標準" style:font-family-generic-asian="modern" style:font-pitch-asian="variable" style:font-size-asian="18pt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  <style:text-properties style:font-name="源柔ゴシックP Medium" fo:font-family="'源柔ゴシックP Medium'" style:font-style-name="標準" style:font-family-generic="modern" style:font-pitch="variable" fo:font-size="18pt" fo:font-weight="normal" style:font-name-asian="源柔ゴシックP Medium" style:font-family-asian="'源柔ゴシックP Medium'" style:font-style-name-asian="標準" style:font-family-generic-asian="modern" style:font-pitch-asian="variable" style:font-size-asian="18pt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5cm" svg:stroke-color="#000000" draw:marker-start-width="0.16cm" draw:marker-end-width="0.16cm" svg:stroke-linecap="round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4T08:34:48.036541800</meta:creation-date>
    <dc:date>2026-01-25T17:38:14.054813000</dc:date>
    <meta:editing-duration>PT2H15M48S</meta:editing-duration>
    <meta:editing-cycles>3</meta:editing-cycles>
    <meta:generator>LibreOffice/25.8.4.2$Windows_X86_64 LibreOffice_project/290daaa01b999472f0c7a3890eb6a550fd74c6df</meta:generator>
    <meta:document-statistic meta:object-count="1532"/>
  </office:meta>
</office:document-meta>
</file>